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settings.xml" manifest:media-type="text/xml"/>
  <manifest:file-entry manifest:full-path="meta.xml" manifest:media-type="text/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Pictures/100000000000000800000008DD0ADA29.png" manifest:media-type="image/png"/>
  <manifest:file-entry manifest:full-path="Pictures/1000020100000A26000000EC06353070.png" manifest:media-type="image/png"/>
  <manifest:file-entry manifest:full-path="Pictures/10000000000004620000005882EA28CD.png" manifest:media-type="image/png"/>
  <manifest:file-entry manifest:full-path="Pictures/100000000000005E0000005ECB5F19AD.png" manifest:media-type="image/png"/>
  <manifest:file-entry manifest:full-path="Pictures/10000000000000200000002000309F1C.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layout-cache" manifest:media-type="application/binary"/>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 manifest:media-type=""/>
  <manifest:file-entry manifest:full-path="ObjectReplacements/Object 1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 manifest:media-type=""/>
  <manifest:file-entry manifest:full-path="ObjectReplacements/Object 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content.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58/content.xml" manifest:media-type="text/xml"/>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Header">
      <style:text-properties fo:font-size="3pt" style:font-size-asian="4pt" style:font-size-complex="4pt"/>
    </style:style>
    <style:style style:name="P4" style:family="paragraph" style:parent-style-name="Standard">
      <style:text-properties fo:font-size="2pt" style:font-size-asian="2pt" style:font-size-complex="2pt"/>
    </style:style>
    <style:style style:name="P5" style:family="paragraph" style:parent-style-name="Standard">
      <style:text-properties fo:font-size="6pt" style:font-size-asian="6pt" style:font-size-complex="6pt"/>
    </style:style>
    <style:style style:name="P6" style:family="paragraph" style:parent-style-name="Standard">
      <style:paragraph-properties fo:text-align="center" style:justify-single-word="false"/>
      <style:text-properties officeooo:paragraph-rsid="005e7364"/>
    </style:style>
    <style:style style:name="P7" style:family="paragraph" style:parent-style-name="Header">
      <style:paragraph-properties fo:text-align="center" style:justify-single-word="false" fo:background-color="#cccccc" fo:padding="0.019cm" fo:border="0.99pt solid #000000" style:shadow="none">
        <style:background-image/>
      </style:paragraph-properties>
      <style:text-properties style:font-name="Bitstream Vera Sans5" fo:font-size="11pt" fo:font-style="italic" fo:text-shadow="1pt 1pt" fo:font-weight="bold"/>
    </style:style>
    <style:style style:name="P8" style:family="paragraph" style:parent-style-name="Header">
      <style:paragraph-properties fo:text-align="center" style:justify-single-word="false" fo:background-color="#cccccc" fo:padding="0.019cm" fo:border="0.99pt solid #000000" style:shadow="none">
        <style:background-image/>
      </style:paragraph-properties>
      <style:text-properties fo:font-variant="small-caps" style:font-name="Bitstream Vera Sans5" fo:font-size="11pt" fo:font-style="italic" fo:text-shadow="1pt 1pt" fo:font-weight="bold"/>
    </style:style>
    <style:style style:name="P9" style:family="paragraph" style:parent-style-name="_5f_En-tête">
      <style:paragraph-properties fo:text-align="center" style:justify-single-word="false" fo:background-color="#cccccc" fo:padding="0.019cm" fo:border="0.99pt solid #000000" style:shadow="none">
        <style:background-image/>
      </style:paragraph-properties>
      <style:text-properties style:font-name="Bitstream Vera Sans5" fo:font-size="11pt" fo:font-style="italic" fo:text-shadow="1pt 1pt" fo:font-weight="bold"/>
    </style:style>
    <style:style style:name="P10"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4"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5"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text-properties officeooo:rsid="00178920" officeooo:paragraph-rsid="00178920"/>
    </style:style>
    <style:style style:name="P18" style:family="paragraph" style:parent-style-name="Footer">
      <style:text-properties officeooo:paragraph-rsid="002ab73b"/>
    </style:style>
    <style:style style:name="P19"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_5f_En-tête">
      <style:text-properties officeooo:rsid="0045ac68" officeooo:paragraph-rsid="0045ac68"/>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FILET_5f_POINTILLES" style:master-page-name="">
      <style:paragraph-properties fo:margin-left="0cm" fo:margin-right="0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background-image/>
      </style:paragraph-properties>
      <style:text-properties officeooo:paragraph-rsid="005ff582"/>
    </style:style>
    <style:style style:name="P26" style:family="paragraph" style:parent-style-name="FILET_5f_POINTILLES">
      <style:paragraph-properties fo:margin-left="0cm" fo:margin-right="0cm" fo:margin-top="0cm" fo:margin-bottom="0cm" style:contextual-spacing="false" style:line-height-at-least="0.7cm" fo:text-align="center" style:justify-single-word="false" fo:text-indent="0cm" style:auto-text-indent="false" fo:background-color="transparent" style:shadow="none">
        <style:tab-stops>
          <style:tab-stop style:position="9.2cm" style:type="right" style:leader-style="dotted" style:leader-text="."/>
        </style:tab-stops>
        <style:background-image/>
      </style:paragraph-properties>
      <style:text-properties officeooo:paragraph-rsid="0055b5de"/>
    </style:style>
    <style:style style:name="P27" style:family="paragraph" style:parent-style-name="Standard" style:master-page-name="">
      <style:paragraph-properties fo:margin-top="0cm" fo:margin-bottom="0cm" style:contextual-spacing="false" style:page-number="auto" fo:break-before="auto" fo:break-after="auto"/>
      <style:text-properties style:font-name="Bitstream Vera Sans1" fo:font-size="10pt" officeooo:paragraph-rsid="00290c92" style:font-size-asian="10pt" style:font-size-complex="10pt"/>
    </style:style>
    <style:style style:name="P28" style:family="paragraph" style:parent-style-name="FILET_5f_POINTILLES">
      <style:paragraph-properties fo:margin-top="0cm" fo:margin-bottom="0cm" style:contextual-spacing="false" style:line-height-at-least="0.7cm" fo:text-align="start" style:justify-single-word="false" fo:background-color="transparent" style:shadow="none">
        <style:tab-stops>
          <style:tab-stop style:position="9.2cm" style:type="right" style:leader-style="dotted" style:leader-text="."/>
        </style:tab-stops>
        <style:background-image/>
      </style:paragraph-properties>
      <style:text-properties officeooo:paragraph-rsid="005ff582"/>
    </style:style>
    <style:style style:name="P29" style:family="paragraph" style:parent-style-name="_5f_Paragraphe_20_livret_20_">
      <style:text-properties officeooo:paragraph-rsid="002ca844"/>
    </style:style>
    <style:style style:name="P30" style:family="paragraph" style:parent-style-name="Standard">
      <style:paragraph-properties fo:margin-top="0cm" fo:margin-bottom="0.101cm" style:contextual-spacing="false"/>
      <style:text-properties officeooo:paragraph-rsid="004a0b36"/>
    </style:style>
    <style:style style:name="P31" style:family="paragraph" style:parent-style-name="_5f_Paragraphe_20_livret_20_">
      <style:paragraph-properties fo:margin-top="0cm" fo:margin-bottom="0.101cm" style:contextual-spacing="false"/>
      <style:text-properties officeooo:paragraph-rsid="004a0b36"/>
    </style:style>
    <style:style style:name="P32" style:family="paragraph" style:parent-style-name="_5f_Paragraphe_20_livret_20_">
      <style:paragraph-properties fo:margin-top="0.101cm" fo:margin-bottom="0.101cm" style:contextual-spacing="false" style:line-height-at-least="0.7cm" fo:text-align="justify" style:justify-single-word="false" fo:background-color="transparent" style:shadow="none">
        <style:tab-stops>
          <style:tab-stop style:position="0.497cm"/>
        </style:tab-stops>
        <style:background-image/>
      </style:paragraph-properties>
      <style:text-properties officeooo:rsid="005bfdac" officeooo:paragraph-rsid="005ff582"/>
    </style:style>
    <style:style style:name="P33" style:family="paragraph" style:parent-style-name="Standard" style:list-style-name="Num_5f_Exo">
      <style:text-properties officeooo:paragraph-rsid="00599032"/>
    </style:style>
    <style:style style:name="P34" style:family="paragraph" style:parent-style-name="Standard" style:list-style-name="liste_5f_abc">
      <style:paragraph-properties fo:text-align="center" style:justify-single-word="false"/>
      <style:text-properties officeooo:paragraph-rsid="00625f4e"/>
    </style:style>
    <style:style style:name="P35" style:family="paragraph" style:parent-style-name="_5f_Paragraphe_20_livret_20_réponse_20_élève" style:list-style-name="liste_5f_abc">
      <style:paragraph-properties fo:text-align="start" style:justify-single-word="false">
        <style:tab-stops>
          <style:tab-stop style:position="0.55cm"/>
        </style:tab-stops>
      </style:paragraph-properties>
      <style:text-properties officeooo:paragraph-rsid="005b7edd"/>
    </style:style>
    <style:style style:name="P36" style:family="paragraph" style:parent-style-name="_5f_Paragraphe_20_livret_20_réponse_20_élève" style:list-style-name="liste_5f_abc">
      <style:paragraph-properties fo:text-align="start" style:justify-single-word="false">
        <style:tab-stops>
          <style:tab-stop style:position="0.55cm"/>
        </style:tab-stops>
      </style:paragraph-properties>
      <style:text-properties fo:font-style="normal" officeooo:rsid="006127a3" officeooo:paragraph-rsid="005b7edd"/>
    </style:style>
    <style:style style:name="P37" style:family="paragraph" style:parent-style-name="_5f_Paragraphe_20_livret_20_réponse_20_élève" style:list-style-name="liste_5f_abc">
      <style:paragraph-properties fo:margin-top="0cm" fo:margin-bottom="0cm" style:contextual-spacing="false" fo:text-align="start" style:justify-single-word="false">
        <style:tab-stops>
          <style:tab-stop style:position="0.55cm"/>
        </style:tab-stops>
      </style:paragraph-properties>
      <style:text-properties officeooo:paragraph-rsid="005c467a"/>
    </style:style>
    <style:style style:name="P38" style:family="paragraph" style:parent-style-name="_5f_Titre_20_d_27_exercices_20_livret_20_sans_20_titre" style:list-style-name="" style:master-page-name="Standard">
      <style:paragraph-properties fo:margin-top="0cm" fo:margin-bottom="0.199cm" style:contextual-spacing="false" style:page-number="auto" style:shadow="none"/>
      <style:text-properties style:font-name="Bitstream Vera Sans1" fo:font-size="10pt" fo:font-style="normal" fo:font-weight="bold" officeooo:rsid="00290c92" officeooo:paragraph-rsid="001fa8ee" style:font-size-asian="10pt" style:font-style-asian="normal" style:font-weight-asian="bold" style:font-size-complex="10pt" style:font-style-complex="normal" style:font-weight-complex="bold"/>
    </style:style>
    <style:style style:name="P39"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86" style:shadow="none"/>
      <style:text-properties style:font-name="Bitstream Vera Sans1" fo:font-size="10pt" fo:font-style="normal" fo:font-weight="bold" officeooo:rsid="00290c92" officeooo:paragraph-rsid="002ca844" style:font-size-asian="10pt" style:font-style-asian="normal" style:font-weight-asian="bold" style:font-size-complex="10pt" style:font-style-complex="normal" style:font-weight-complex="bold"/>
    </style:style>
    <style:style style:name="P40" style:family="paragraph" style:parent-style-name="_5f_Paragraphe_20_livret_20_" style:list-style-name="liste_5f_abc">
      <style:text-properties officeooo:paragraph-rsid="004a0b36"/>
    </style:style>
    <style:style style:name="P41" style:family="paragraph" style:parent-style-name="_5f_Paragraphe_20_livret_20_" style:list-style-name="liste_5f_abc">
      <style:text-properties officeooo:paragraph-rsid="00611737"/>
    </style:style>
    <style:style style:name="P42" style:family="paragraph" style:parent-style-name="_5f_Paragraphe_20_livret_20_" style:list-style-name="liste_5f_abc">
      <style:paragraph-properties fo:text-align="start" style:justify-single-word="false"/>
      <style:text-properties officeooo:paragraph-rsid="00510a75"/>
    </style:style>
    <style:style style:name="P43" style:family="paragraph" style:parent-style-name="_5f_Paragraphe_20_livret_20_" style:list-style-name="Num_5f_Exo">
      <style:paragraph-properties fo:text-align="center" style:justify-single-word="false"/>
      <style:text-properties officeooo:paragraph-rsid="006531d3"/>
    </style:style>
    <style:style style:name="P44" style:family="paragraph" style:parent-style-name="_5f_Paragraphe_20_livret_20_" style:list-style-name="liste_5f_abc">
      <style:paragraph-properties fo:margin-top="0cm" fo:margin-bottom="0.101cm" style:contextual-spacing="false"/>
      <style:text-properties officeooo:paragraph-rsid="004a0b36"/>
    </style:style>
    <style:style style:name="P45" style:family="paragraph" style:parent-style-name="_5f_Paragraphe_20_livret_20_" style:list-style-name="liste_5f_abc">
      <style:paragraph-properties fo:margin-top="0cm" fo:margin-bottom="0.101cm" style:contextual-spacing="false" fo:break-before="column"/>
      <style:text-properties officeooo:paragraph-rsid="004a0b36"/>
    </style:style>
    <style:style style:name="P46" style:family="paragraph" style:parent-style-name="_5f_Paragraphe_20_livret_20_" style:list-style-name="liste_5f_abc">
      <style:paragraph-properties fo:margin-top="0cm" fo:margin-bottom="0cm" style:contextual-spacing="false"/>
      <style:text-properties fo:color="#000000" style:font-name="Bitstream Vera Sans1" fo:font-size="10pt" fo:font-style="normal" fo:font-weight="bold" officeooo:paragraph-rsid="002ca844" style:font-name-asian="Times New Roman" style:font-size-asian="10pt" style:font-style-asian="normal" style:font-weight-asian="bold" style:font-name-complex="Times New Roman" style:font-size-complex="10pt" style:font-style-complex="normal" style:font-weight-complex="bold"/>
    </style:style>
    <style:style style:name="P47" style:family="paragraph" style:parent-style-name="_5f_Paragraphe_20_livret_20_" style:list-style-name="liste_5f_abc">
      <style:paragraph-properties fo:margin-top="0.199cm" fo:margin-bottom="0cm" style:contextual-spacing="false"/>
      <style:text-properties officeooo:paragraph-rsid="00510a75"/>
    </style:style>
    <style:style style:name="P48" style:family="paragraph" style:parent-style-name="_5f_Paragraphe_20_livret_20_" style:list-style-name="liste_5f_abc">
      <style:paragraph-properties fo:margin-top="0.199cm" fo:margin-bottom="0cm" style:contextual-spacing="false" fo:text-align="center" style:justify-single-word="false"/>
      <style:text-properties officeooo:paragraph-rsid="00510a75"/>
    </style:style>
    <style:style style:name="P49" style:family="paragraph" style:parent-style-name="_5f_Paragraphe_20_livret_20_" style:list-style-name="L104" style:master-page-name="">
      <style:paragraph-properties fo:margin-left="0cm" fo:margin-right="0cm" fo:text-indent="0cm" style:auto-text-indent="false" style:page-number="auto" fo:background-color="transparent">
        <style:tab-stops>
          <style:tab-stop style:position="0.494cm"/>
        </style:tab-stops>
        <style:background-image/>
      </style:paragraph-properties>
    </style:style>
    <style:style style:name="P50" style:family="paragraph" style:parent-style-name="_5f_Paragraphe_20_livret_20_" style:list-style-name="L107" style:master-page-name="">
      <style:paragraph-properties fo:margin-left="0cm" fo:margin-right="0cm" fo:text-align="start" style:justify-single-word="false" fo:text-indent="0cm" style:auto-text-indent="false" style:page-number="auto" fo:background-color="transparent" style:shadow="none">
        <style:tab-stops>
          <style:tab-stop style:position="0.594cm"/>
          <style:tab-stop style:position="0.799cm"/>
        </style:tab-stops>
        <style:background-image/>
      </style:paragraph-properties>
      <style:text-properties officeooo:paragraph-rsid="006531d3"/>
    </style:style>
    <style:style style:name="P51" style:family="paragraph" style:parent-style-name="_5f_Paragraphe_20_livret_20_" style:list-style-name="L105">
      <style:paragraph-properties fo:margin-left="0cm" fo:margin-right="0cm" fo:text-indent="0cm" style:auto-text-indent="false" fo:background-color="transparent">
        <style:tab-stops>
          <style:tab-stop style:position="0.494cm"/>
        </style:tab-stops>
        <style:background-image/>
      </style:paragraph-properties>
      <style:text-properties officeooo:rsid="005bfdac" officeooo:paragraph-rsid="00597c7d"/>
    </style:style>
    <style:style style:name="P52" style:family="paragraph" style:parent-style-name="_5f_Paragraphe_20_livret_20_" style:list-style-name="L105">
      <style:paragraph-properties fo:margin-left="0cm" fo:margin-right="0cm" fo:text-indent="0cm" style:auto-text-indent="false" fo:background-color="transparent">
        <style:tab-stops>
          <style:tab-stop style:position="0.494cm"/>
        </style:tab-stops>
        <style:background-image/>
      </style:paragraph-properties>
      <style:text-properties officeooo:paragraph-rsid="00597c7d"/>
    </style:style>
    <style:style style:name="P53" style:family="paragraph" style:parent-style-name="_5f_Paragraphe_20_livret_20_" style:list-style-name="L106" style:master-page-name="">
      <style:paragraph-properties fo:margin-left="0cm" fo:margin-right="0cm" fo:margin-top="0.101cm" fo:margin-bottom="0.101cm" style:contextual-spacing="false" fo:text-align="justify" style:justify-single-word="false" fo:text-indent="0cm" style:auto-text-indent="false" style:page-number="auto" fo:background-color="transparent" style:shadow="none">
        <style:tab-stops>
          <style:tab-stop style:position="0.497cm"/>
        </style:tab-stops>
        <style:background-image/>
      </style:paragraph-properties>
      <style:text-properties officeooo:paragraph-rsid="005ff582"/>
    </style:style>
    <style:style style:name="P54" style:family="paragraph" style:parent-style-name="_5f_Paragraphe_20_livret_20_" style:list-style-name="L106" style:master-page-name="">
      <style:paragraph-properties fo:margin-left="0cm" fo:margin-right="0cm" fo:margin-top="0.101cm" fo:margin-bottom="0.101cm" style:contextual-spacing="false" style:line-height-at-least="0.7cm" fo:text-align="justify" style:justify-single-word="false" fo:text-indent="0cm" style:auto-text-indent="false" style:page-number="auto" fo:background-color="transparent" style:shadow="none">
        <style:tab-stops>
          <style:tab-stop style:position="0.497cm"/>
        </style:tab-stops>
        <style:background-image/>
      </style:paragraph-properties>
      <style:text-properties officeooo:rsid="005bfdac" officeooo:paragraph-rsid="005ff582"/>
    </style:style>
    <style:style style:name="P55" style:family="paragraph" style:parent-style-name="_5f_Paragraphe_20_livret_20_" style:list-style-name="L106" style:master-page-name="">
      <style:paragraph-properties fo:margin-left="0cm" fo:margin-right="0cm" fo:margin-top="0.101cm" fo:margin-bottom="0.101cm" style:contextual-spacing="false" style:line-height-at-least="0.7cm" fo:text-align="justify" style:justify-single-word="false" fo:text-indent="0cm" style:auto-text-indent="false" style:page-number="auto" fo:background-color="transparent" style:shadow="none">
        <style:tab-stops>
          <style:tab-stop style:position="0.497cm"/>
        </style:tab-stops>
        <style:background-image/>
      </style:paragraph-properties>
      <style:text-properties officeooo:paragraph-rsid="005ff582"/>
    </style:style>
    <style:style style:name="P56" style:family="paragraph" style:parent-style-name="_5f_Paragraphe_20_livret_20_" style:list-style-name="L107" style:master-page-name="">
      <style:paragraph-properties fo:margin-left="0cm" fo:margin-right="0cm" fo:margin-top="0.101cm" fo:margin-bottom="0.101cm" style:contextual-spacing="false" style:line-height-at-least="0.7cm" fo:text-align="start" style:justify-single-word="false" fo:text-indent="0cm" style:auto-text-indent="false" style:page-number="auto" fo:background-color="transparent" style:shadow="none">
        <style:tab-stops>
          <style:tab-stop style:position="0.497cm"/>
        </style:tab-stops>
        <style:background-image/>
      </style:paragraph-properties>
      <style:text-properties officeooo:paragraph-rsid="006531d3"/>
    </style:style>
    <style:style style:name="P57" style:family="paragraph" style:parent-style-name="_5f_Paragraphe_20_livret_20_" style:list-style-name="L106">
      <style:paragraph-properties fo:margin-left="0cm" fo:margin-right="0cm" fo:margin-top="0.101cm" fo:margin-bottom="0.101cm" style:contextual-spacing="false" style:line-height-at-least="0.7cm" fo:text-align="justify" style:justify-single-word="false" fo:text-indent="0cm" style:auto-text-indent="false" fo:background-color="transparent" style:shadow="none">
        <style:tab-stops>
          <style:tab-stop style:position="0.497cm"/>
        </style:tab-stops>
        <style:background-image/>
      </style:paragraph-properties>
      <style:text-properties officeooo:paragraph-rsid="005ff582"/>
    </style:style>
    <style:style style:name="P58" style:family="paragraph" style:parent-style-name="_5f_Paragraphe_20_livret_20_" style:list-style-name="L107">
      <style:paragraph-properties fo:margin-left="0cm" fo:margin-right="0cm" fo:margin-top="0.101cm" fo:margin-bottom="0.101cm" style:contextual-spacing="false" style:line-height-at-least="0.7cm" fo:text-align="start" style:justify-single-word="false" fo:text-indent="0cm" style:auto-text-indent="false" fo:background-color="transparent" style:shadow="none">
        <style:tab-stops>
          <style:tab-stop style:position="0.497cm"/>
        </style:tab-stops>
        <style:background-image/>
      </style:paragraph-properties>
      <style:text-properties officeooo:paragraph-rsid="006531d3"/>
    </style:style>
    <style:style style:name="P59" style:family="paragraph" style:parent-style-name="_5f_Paragraphe_20_livret_20_" style:list-style-name="liste_5f_abc" style:master-page-name="">
      <style:paragraph-properties fo:margin-top="0.101cm" fo:margin-bottom="0.101cm" style:contextual-spacing="false" style:line-height-at-least="0.7cm" fo:text-align="justify" style:justify-single-word="false" style:page-number="auto" fo:background-color="transparent" style:shadow="none">
        <style:tab-stops>
          <style:tab-stop style:position="0.497cm"/>
        </style:tab-stops>
        <style:background-image/>
      </style:paragraph-properties>
      <style:text-properties officeooo:paragraph-rsid="00625f4e"/>
    </style:style>
    <style:style style:name="P60" style:family="paragraph" style:parent-style-name="_5f_Paragraphe_20_livret_20_" style:list-style-name="liste_5f_abc" style:master-page-name="">
      <style:paragraph-properties fo:margin-top="0.101cm" fo:margin-bottom="0.101cm" style:contextual-spacing="false" fo:line-height="115%" fo:text-align="justify" style:justify-single-word="false" style:page-number="auto" fo:background-color="transparent" style:shadow="none">
        <style:tab-stops>
          <style:tab-stop style:position="0.497cm"/>
        </style:tab-stops>
        <style:background-image/>
      </style:paragraph-properties>
      <style:text-properties officeooo:paragraph-rsid="00625f4e"/>
    </style:style>
    <style:style style:name="P61" style:family="paragraph" style:parent-style-name="_5f_Paragraphe_20_livret_20_" style:list-style-name="liste_5f_abc">
      <style:paragraph-properties fo:margin-top="0.101cm" fo:margin-bottom="0.101cm" style:contextual-spacing="false" style:line-height-at-least="0.7cm" fo:text-align="justify" style:justify-single-word="false" fo:background-color="transparent" style:shadow="none">
        <style:tab-stops>
          <style:tab-stop style:position="0.497cm"/>
        </style:tab-stops>
        <style:background-image/>
      </style:paragraph-properties>
      <style:text-properties officeooo:paragraph-rsid="00625f4e"/>
    </style:style>
    <style:style style:name="P62" style:family="paragraph" style:parent-style-name="_5f_Paragraphe_20_livret_20_" style:list-style-name="liste_5f_abc">
      <style:paragraph-properties fo:margin-top="0.101cm" fo:margin-bottom="0.101cm" style:contextual-spacing="false" fo:line-height="115%" fo:text-align="justify" style:justify-single-word="false" fo:background-color="transparent" style:shadow="none">
        <style:tab-stops>
          <style:tab-stop style:position="0.497cm"/>
        </style:tab-stops>
        <style:background-image/>
      </style:paragraph-properties>
      <style:text-properties officeooo:paragraph-rsid="00625f4e"/>
    </style:style>
    <style:style style:name="P63" style:family="paragraph" style:parent-style-name="_5f_Pied_20_de_20_page" style:list-style-name="">
      <style:paragraph-properties fo:text-align="end" style:justify-single-word="false"/>
    </style:style>
    <style:style style:name="P64" style:family="paragraph" style:parent-style-name="_5f_Pied_20_de_20_page">
      <style:paragraph-properties fo:text-align="end" style:justify-single-word="false"/>
    </style:style>
    <style:style style:name="P65" style:family="paragraph" style:parent-style-name="_5f_Pied_20_de_20_page" style:list-style-name=""/>
    <style:style style:name="P6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67" style:family="paragraph" style:parent-style-name="Exo_5f_Num" style:list-style-name="Num_5f_Exo">
      <style:text-properties officeooo:paragraph-rsid="006531d3"/>
    </style:style>
    <style:style style:name="P68" style:family="paragraph" style:parent-style-name="Exo_5f_Num" style:list-style-name="">
      <style:paragraph-properties fo:text-align="start" style:justify-single-word="false"/>
      <style:text-properties officeooo:paragraph-rsid="00597c7d"/>
    </style:style>
    <style:style style:name="P69" style:family="paragraph" style:parent-style-name="Exo_5f_Num" style:list-style-name="">
      <style:paragraph-properties fo:text-align="start" style:justify-single-word="false"/>
      <style:text-properties officeooo:paragraph-rsid="006531d3"/>
    </style:style>
    <style:style style:name="P70" style:family="paragraph" style:parent-style-name="Exo_5f_Num" style:list-style-name="">
      <style:paragraph-properties fo:text-align="center" style:justify-single-word="false"/>
      <style:text-properties officeooo:paragraph-rsid="00597c7d"/>
    </style:style>
    <style:style style:name="P71" style:family="paragraph" style:parent-style-name="Exo_5f_Num" style:list-style-name="">
      <style:paragraph-properties fo:text-align="center" style:justify-single-word="false"/>
      <style:text-properties officeooo:paragraph-rsid="005ff582"/>
    </style:style>
    <style:style style:name="P72" style:family="paragraph" style:parent-style-name="Exo_5f_Num" style:list-style-name="">
      <style:paragraph-properties fo:text-align="start" style:justify-single-word="false"/>
      <style:text-properties officeooo:rsid="00638baf" officeooo:paragraph-rsid="005b7edd" fo:background-color="#ffff00"/>
    </style:style>
    <style:style style:name="P73" style:family="paragraph" style:parent-style-name="Exo_5f_Num" style:list-style-name="">
      <style:paragraph-properties fo:text-align="end" style:justify-single-word="false"/>
      <style:text-properties officeooo:paragraph-rsid="006531d3"/>
    </style:style>
    <style:style style:name="P74" style:family="paragraph" style:parent-style-name="Exo_5f_Num" style:list-style-name="">
      <style:paragraph-properties fo:text-align="start" style:justify-single-word="false"/>
      <style:text-properties style:font-name="Bitstream Vera Sans1" fo:font-style="normal" officeooo:paragraph-rsid="005b7edd" style:font-name-asian="OpenSymbol" style:font-style-asian="normal" style:font-name-complex="OpenSymbol" style:font-style-complex="normal"/>
    </style:style>
    <style:style style:name="P75" style:family="paragraph" style:parent-style-name="Exo_5f_Num" style:list-style-name="Num_5f_Exo">
      <style:paragraph-properties fo:margin-top="0.199cm" fo:margin-bottom="0.199cm" style:contextual-spacing="false"/>
      <style:text-properties officeooo:paragraph-rsid="004e227e"/>
    </style:style>
    <style:style style:name="P76" style:family="paragraph" style:parent-style-name="Exo_5f_Num" style:list-style-name="">
      <style:paragraph-properties fo:margin-top="0.199cm" fo:margin-bottom="0.199cm" style:contextual-spacing="false"/>
    </style:style>
    <style:style style:name="P77" style:family="paragraph" style:parent-style-name="Exo_5f_Num" style:list-style-name="">
      <style:paragraph-properties fo:margin-top="0.199cm" fo:margin-bottom="0.199cm" style:contextual-spacing="false" fo:text-align="start" style:justify-single-word="false"/>
      <style:text-properties officeooo:paragraph-rsid="00510a75"/>
    </style:style>
    <style:style style:name="P78" style:family="paragraph" style:parent-style-name="Exo_5f_Num" style:list-style-name="Num_5f_Exo">
      <style:paragraph-properties fo:margin-top="0.499cm" fo:margin-bottom="0.199cm" style:contextual-spacing="false"/>
      <style:text-properties officeooo:paragraph-rsid="005086cc"/>
    </style:style>
    <style:style style:name="P79" style:family="paragraph" style:parent-style-name="Exo_5f_Num" style:list-style-name="Num_5f_Exo">
      <style:paragraph-properties fo:margin-top="0.499cm" fo:margin-bottom="0.199cm" style:contextual-spacing="false" fo:text-align="start" style:justify-single-word="false"/>
      <style:text-properties officeooo:paragraph-rsid="005086cc"/>
    </style:style>
    <style:style style:name="P80" style:family="paragraph" style:parent-style-name="Exo_5f_Num" style:list-style-name="Num_5f_Exo" style:master-page-name="">
      <style:paragraph-properties fo:margin-left="0cm" fo:margin-right="2.799cm" fo:margin-top="0.499cm" fo:margin-bottom="0.199cm" style:contextual-spacing="false" fo:line-height="100%" fo:text-align="justify" style:justify-single-word="false" fo:text-indent="0cm" style:auto-text-indent="false" style:page-number="auto" fo:background-color="transparent" fo:keep-with-next="auto">
        <style:tab-stops/>
        <style:background-image/>
      </style:paragraph-properties>
      <style:text-properties officeooo:paragraph-rsid="005086cc"/>
    </style:style>
    <style:style style:name="P81" style:family="paragraph" style:parent-style-name="Exo_5f_Num" style:master-page-name="">
      <style:paragraph-properties fo:margin-top="0.499cm" fo:margin-bottom="0cm" style:contextual-spacing="false" style:page-number="auto" fo:break-before="auto" fo:break-after="auto"/>
      <style:text-properties officeooo:paragraph-rsid="00510a75"/>
    </style:style>
    <style:style style:name="P82" style:family="paragraph" style:parent-style-name="Exo_5f_Num">
      <style:paragraph-properties fo:margin-top="0.499cm" fo:margin-bottom="0cm" style:contextual-spacing="false"/>
    </style:style>
    <style:style style:name="P83" style:family="paragraph" style:parent-style-name="Exo_5f_Num" style:list-style-name="">
      <style:paragraph-properties fo:margin-top="0.499cm" fo:margin-bottom="0cm" style:contextual-spacing="false" fo:text-align="center" style:justify-single-word="false"/>
      <style:text-properties officeooo:paragraph-rsid="00541706"/>
    </style:style>
    <style:style style:name="P84" style:family="paragraph" style:parent-style-name="Exo_5f_Num" style:list-style-name="">
      <style:paragraph-properties fo:margin-top="0.499cm" fo:margin-bottom="0cm" style:contextual-spacing="false" fo:text-align="center" style:justify-single-word="false"/>
      <style:text-properties officeooo:paragraph-rsid="0055b5de"/>
    </style:style>
    <style:style style:name="P85" style:family="paragraph" style:parent-style-name="Exo_5f_Num">
      <style:paragraph-properties fo:margin-top="0.499cm" fo:margin-bottom="0cm" style:contextual-spacing="false"/>
      <style:text-properties officeooo:paragraph-rsid="0055b5de"/>
    </style:style>
    <style:style style:name="P86" style:family="paragraph" style:parent-style-name="Exo_5f_Num" style:list-style-name="Num_5f_Exo">
      <style:paragraph-properties fo:margin-top="0.499cm" fo:margin-bottom="0cm" style:contextual-spacing="false" fo:text-align="start" style:justify-single-word="false"/>
      <style:text-properties officeooo:paragraph-rsid="00597c7d"/>
    </style:style>
    <style:style style:name="P87" style:family="paragraph" style:parent-style-name="Exo_5f_Num" style:list-style-name="">
      <style:paragraph-properties fo:margin-top="0cm" fo:margin-bottom="0.199cm" style:contextual-spacing="false" fo:text-align="start" style:justify-single-word="false"/>
      <style:text-properties officeooo:paragraph-rsid="00510a75"/>
    </style:style>
    <style:style style:name="P88" style:family="paragraph" style:parent-style-name="Exo_5f_Num" style:list-style-name="">
      <style:paragraph-properties fo:margin-top="0cm" fo:margin-bottom="0.199cm" style:contextual-spacing="false" fo:text-align="start" style:justify-single-word="false"/>
      <style:text-properties officeooo:paragraph-rsid="005ff582"/>
    </style:style>
    <style:style style:name="P89" style:family="paragraph" style:parent-style-name="Exo_5f_Num" style:list-style-name="Num_5f_Exo">
      <style:paragraph-properties fo:margin-top="0cm" fo:margin-bottom="0.199cm" style:contextual-spacing="false"/>
      <style:text-properties officeooo:paragraph-rsid="005ff582"/>
    </style:style>
    <style:style style:name="P90" style:family="paragraph" style:parent-style-name="Exo_5f_Num" style:list-style-name="Num_5f_Exo">
      <style:paragraph-properties fo:margin-top="0cm" fo:margin-bottom="0.199cm" style:contextual-spacing="false"/>
      <style:text-properties officeooo:rsid="006127a3" officeooo:paragraph-rsid="005ff582"/>
    </style:style>
    <style:style style:name="P91" style:family="paragraph" style:parent-style-name="Exo_5f_Num" style:list-style-name="Num_5f_Exo">
      <style:paragraph-properties fo:margin-top="0cm" fo:margin-bottom="0.199cm" style:contextual-spacing="false"/>
      <style:text-properties officeooo:rsid="006127a3" officeooo:paragraph-rsid="005c467a"/>
    </style:style>
    <style:style style:name="P92" style:family="paragraph" style:parent-style-name="Exo_5f_Num" style:list-style-name="L104">
      <style:paragraph-properties fo:margin-left="0cm" fo:margin-right="0cm" fo:margin-top="0.499cm" fo:margin-bottom="0cm" style:contextual-spacing="false" fo:text-align="start" style:justify-single-word="false" fo:text-indent="0cm" style:auto-text-indent="false" fo:background-color="transparent">
        <style:tab-stops>
          <style:tab-stop style:position="0.494cm"/>
        </style:tab-stops>
        <style:background-image/>
      </style:paragraph-properties>
      <style:text-properties officeooo:rsid="0056e1bf" officeooo:paragraph-rsid="00544abf"/>
    </style:style>
    <style:style style:name="P93" style:family="paragraph" style:parent-style-name="Exo_5f_Num" style:list-style-name="L105">
      <style:paragraph-properties fo:margin-left="0cm" fo:margin-right="0cm" fo:margin-top="0.499cm" fo:margin-bottom="0cm" style:contextual-spacing="false" fo:text-align="start" style:justify-single-word="false" fo:text-indent="0cm" style:auto-text-indent="false" fo:background-color="transparent">
        <style:tab-stops>
          <style:tab-stop style:position="0.494cm"/>
        </style:tab-stops>
        <style:background-image/>
      </style:paragraph-properties>
      <style:text-properties officeooo:rsid="005bfdac" officeooo:paragraph-rsid="00597c7d"/>
    </style:style>
    <style:style style:name="P94" style:family="paragraph" style:parent-style-name="Exo_5f_Num">
      <style:paragraph-properties fo:margin-top="0.199cm" fo:margin-bottom="0cm" style:contextual-spacing="false" fo:line-height="100%"/>
      <style:text-properties officeooo:rsid="005c6a0d" officeooo:paragraph-rsid="005ff582"/>
    </style:style>
    <style:style style:name="P95" style:family="paragraph" style:parent-style-name="FILET_5f_POINTILLES" style:list-style-name="liste_5f_abc">
      <style:paragraph-properties fo:margin-top="0cm" fo:margin-bottom="0cm" style:contextual-spacing="false">
        <style:tab-stops>
          <style:tab-stop style:position="9.2cm" style:type="right" style:leader-style="dotted" style:leader-text="."/>
        </style:tab-stops>
      </style:paragraph-properties>
      <style:text-properties officeooo:paragraph-rsid="00510a75"/>
    </style:style>
    <style:style style:name="P96" style:family="paragraph" style:parent-style-name="FILET_5f_POINTILLES" style:list-style-name="liste_5f_abc">
      <style:paragraph-properties fo:margin-top="0cm" fo:margin-bottom="0cm" style:contextual-spacing="false">
        <style:tab-stops>
          <style:tab-stop style:position="9.2cm" style:type="right" style:leader-style="dotted" style:leader-text="."/>
        </style:tab-stops>
      </style:paragraph-properties>
      <style:text-properties officeooo:paragraph-rsid="00520f3f"/>
    </style:style>
    <style:style style:name="P97" style:family="paragraph" style:parent-style-name="FILET_5f_POINTILLES" style:list-style-name="liste_5f_abc">
      <style:paragraph-properties fo:margin-top="0cm" fo:margin-bottom="0cm" style:contextual-spacing="false">
        <style:tab-stops>
          <style:tab-stop style:position="9.2cm" style:type="right" style:leader-style="dotted" style:leader-text="."/>
        </style:tab-stops>
      </style:paragraph-properties>
      <style:text-properties officeooo:paragraph-rsid="00544abf"/>
    </style:style>
    <style:style style:name="P98" style:family="paragraph" style:parent-style-name="FILET_5f_POINTILLES" style:list-style-name="liste_5f_abc">
      <style:paragraph-properties fo:margin-top="0cm" fo:margin-bottom="0cm" style:contextual-spacing="false">
        <style:tab-stops>
          <style:tab-stop style:position="9.2cm" style:type="right" style:leader-style="dotted" style:leader-text="."/>
        </style:tab-stops>
      </style:paragraph-properties>
      <style:text-properties officeooo:paragraph-rsid="005c467a"/>
    </style:style>
    <style:style style:name="P99" style:family="paragraph" style:parent-style-name="FILET_5f_POINTILLES" style:list-style-name="liste_5f_abc">
      <style:paragraph-properties fo:margin-top="0cm" fo:margin-bottom="0cm" style:contextual-spacing="false">
        <style:tab-stops>
          <style:tab-stop style:position="9.2cm" style:type="right" style:leader-style="dotted" style:leader-text="."/>
        </style:tab-stops>
      </style:paragraph-properties>
      <style:text-properties officeooo:paragraph-rsid="00638baf"/>
    </style:style>
    <style:style style:name="P100" style:family="paragraph" style:parent-style-name="FILET_5f_POINTILLES" style:list-style-name="Num_5f_Exo">
      <style:paragraph-properties fo:margin-top="0cm" fo:margin-bottom="0cm" style:contextual-spacing="false" style:line-height-at-least="0.7cm" fo:text-align="start" style:justify-single-word="false" fo:background-color="transparent" style:shadow="none">
        <style:tab-stops>
          <style:tab-stop style:position="9.2cm" style:type="right" style:leader-style="dotted" style:leader-text="."/>
        </style:tab-stops>
        <style:background-image/>
      </style:paragraph-properties>
      <style:text-properties officeooo:paragraph-rsid="005ff582"/>
    </style:style>
    <style:style style:name="P101" style:family="paragraph" style:parent-style-name="FILET_5f_POINTILLES" style:list-style-name="Num_5f_Exo" style:master-page-name="">
      <style:paragraph-properties fo:margin-top="0cm" fo:margin-bottom="0cm" style:contextual-spacing="false" style:line-height-at-least="0.7cm" fo:text-align="start" style:justify-single-word="false" style:page-number="auto" fo:background-color="transparent" style:shadow="none">
        <style:tab-stops>
          <style:tab-stop style:position="9.2cm" style:type="right" style:leader-style="dotted" style:leader-text="."/>
        </style:tab-stops>
        <style:background-image/>
      </style:paragraph-properties>
      <style:text-properties officeooo:paragraph-rsid="005ff582"/>
    </style:style>
    <style:style style:name="P102" style:family="paragraph" style:parent-style-name="FILET_5f_POINTILLES" style:list-style-name="L104" style:master-page-name="">
      <style:paragraph-properties fo:margin-left="0cm" fo:margin-right="0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background-image/>
      </style:paragraph-properties>
      <style:text-properties officeooo:paragraph-rsid="0055b5de"/>
    </style:style>
    <style:style style:name="P103" style:family="paragraph" style:parent-style-name="FILET_5f_POINTILLES" style:list-style-name="L106" style:master-page-name="">
      <style:paragraph-properties fo:margin-left="0cm" fo:margin-right="0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background-image/>
      </style:paragraph-properties>
      <style:text-properties officeooo:paragraph-rsid="005ff582"/>
    </style:style>
    <style:style style:name="P104" style:family="paragraph" style:parent-style-name="FILET_5f_POINTILLES" style:list-style-name="L107" style:master-page-name="">
      <style:paragraph-properties fo:margin-left="0cm" fo:margin-right="0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0.594cm"/>
          <style:tab-stop style:position="9.2cm" style:type="right" style:leader-style="dotted" style:leader-text="."/>
        </style:tab-stops>
        <style:background-image/>
      </style:paragraph-properties>
      <style:text-properties officeooo:paragraph-rsid="006531d3"/>
    </style:style>
    <style:style style:name="P105" style:family="paragraph" style:parent-style-name="FILET_5f_POINTILLES" style:list-style-name="L105" style:master-page-name="">
      <style:paragraph-properties fo:margin-left="0cm" fo:margin-right="0cm" fo:margin-top="0cm" fo:margin-bottom="0cm" style:contextual-spacing="false" fo:line-height="150%" fo:text-align="start" style:justify-single-word="false" fo:text-indent="0cm" style:auto-text-indent="false" style:page-number="auto" fo:background-color="transparent" style:shadow="none">
        <style:tab-stops>
          <style:tab-stop style:position="9.2cm" style:type="right" style:leader-style="dotted" style:leader-text="."/>
        </style:tab-stops>
        <style:background-image/>
      </style:paragraph-properties>
      <style:text-properties officeooo:rsid="005bfdac" officeooo:paragraph-rsid="00599032"/>
    </style:style>
    <style:style style:name="P106" style:family="paragraph" style:parent-style-name="FILET_5f_POINTILLES" style:list-style-name="L104">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background-image/>
      </style:paragraph-properties>
      <style:text-properties officeooo:paragraph-rsid="0055b5de"/>
    </style:style>
    <style:style style:name="P107" style:family="paragraph" style:parent-style-name="FILET_5f_POINTILLES" style:list-style-name="L104">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background-image/>
      </style:paragraph-properties>
      <style:text-properties officeooo:paragraph-rsid="005635a5"/>
    </style:style>
    <style:style style:name="P108" style:family="paragraph" style:parent-style-name="FILET_5f_POINTILLES" style:list-style-name="L106">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background-image/>
      </style:paragraph-properties>
      <style:text-properties officeooo:paragraph-rsid="005ff582"/>
    </style:style>
    <style:style style:name="P109" style:family="paragraph" style:parent-style-name="FILET_5f_POINTILLES" style:list-style-name="L107">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0.594cm"/>
          <style:tab-stop style:position="9.2cm" style:type="right" style:leader-style="dotted" style:leader-text="."/>
        </style:tab-stops>
        <style:background-image/>
      </style:paragraph-properties>
      <style:text-properties officeooo:paragraph-rsid="006531d3"/>
    </style:style>
    <style:style style:name="P110" style:family="paragraph" style:parent-style-name="FILET_5f_POINTILLES" style:list-style-name="L105">
      <style:paragraph-properties fo:margin-left="0cm" fo:margin-right="0cm" fo:margin-top="0cm" fo:margin-bottom="0cm" style:contextual-spacing="false" fo:line-height="150%" fo:text-align="start" style:justify-single-word="false" fo:text-indent="0cm" style:auto-text-indent="false" fo:background-color="transparent" style:shadow="none">
        <style:tab-stops>
          <style:tab-stop style:position="9.2cm" style:type="right" style:leader-style="dotted" style:leader-text="."/>
        </style:tab-stops>
        <style:background-image/>
      </style:paragraph-properties>
      <style:text-properties officeooo:rsid="005bfdac" officeooo:paragraph-rsid="00599032"/>
    </style:style>
    <style:style style:name="P111" style:family="paragraph" style:parent-style-name="FILET_5f_POINTILLES" style:list-style-name="L105">
      <style:paragraph-properties fo:margin-left="0cm" fo:margin-right="0cm" fo:margin-top="0cm" fo:margin-bottom="0cm" style:contextual-spacing="false" fo:line-height="150%" fo:text-align="start" style:justify-single-word="false" fo:text-indent="-0.64cm" style:auto-text-indent="false" fo:background-color="transparent" style:shadow="none">
        <style:tab-stops>
          <style:tab-stop style:position="9.2cm" style:type="right" style:leader-style="dotted" style:leader-text="."/>
        </style:tab-stops>
        <style:background-image/>
      </style:paragraph-properties>
      <style:text-properties officeooo:rsid="005bfdac" officeooo:paragraph-rsid="00597c7d"/>
    </style:style>
    <style:style style:name="P112" style:family="paragraph" style:parent-style-name="FILET_5f_POINTILLES" style:list-style-name="L105" style:master-page-name="">
      <style:paragraph-properties fo:margin-left="0cm" fo:margin-right="0cm" fo:margin-top="0cm" fo:margin-bottom="0cm" style:contextual-spacing="false" fo:line-height="150%" fo:text-align="start" style:justify-single-word="false" fo:text-indent="-0.64cm" style:auto-text-indent="false" style:page-number="auto" fo:background-color="transparent" style:shadow="none">
        <style:tab-stops>
          <style:tab-stop style:position="9.2cm" style:type="right" style:leader-style="dotted" style:leader-text="."/>
        </style:tab-stops>
        <style:background-image/>
      </style:paragraph-properties>
      <style:text-properties officeooo:rsid="005bfdac" officeooo:paragraph-rsid="005a1af4"/>
    </style:style>
    <style:style style:name="P113" style:family="paragraph" style:parent-style-name="FILET_5f_POINTILLES" style:list-style-name="L105" style:master-page-name="">
      <style:paragraph-properties fo:margin-left="0cm" fo:margin-right="0cm" fo:margin-top="0cm" fo:margin-bottom="0cm" style:contextual-spacing="false" style:line-height-at-least="0.7cm" fo:text-align="start" style:justify-single-word="false" fo:text-indent="-0.64cm" style:auto-text-indent="false" style:page-number="auto" fo:background-color="transparent" style:shadow="none">
        <style:tab-stops>
          <style:tab-stop style:position="9.2cm" style:type="right" style:leader-style="dotted" style:leader-text="."/>
        </style:tab-stops>
        <style:background-image/>
      </style:paragraph-properties>
      <style:text-properties officeooo:rsid="005bfdac" officeooo:paragraph-rsid="00597c7d"/>
    </style:style>
    <style:style style:name="P114" style:family="paragraph">
      <style:paragraph-properties fo:text-align="center"/>
      <style:text-properties fo:color="#ffffff" style:font-name="Bitstream Vera Sans1" fo:font-size="16pt" fo:font-weight="bold" style:font-size-asian="16pt" style:font-weight-asian="bold" style:font-size-complex="16pt" style:font-weight-complex="bold"/>
    </style:style>
    <style:style style:name="P115" style:family="paragraph">
      <style:paragraph-properties fo:text-align="center"/>
    </style:style>
    <style:style style:name="P11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7" style:family="paragraph">
      <style:paragraph-properties fo:margin-top="0cm" fo:margin-bottom="0.199cm" fo:text-align="center"/>
    </style:style>
    <style:style style:name="P118" style:family="paragraph">
      <style:paragraph-properties fo:margin-top="0cm" fo:margin-bottom="0.199cm" fo:text-align="center"/>
      <style:text-properties fo:color="#ffffff" style:font-name="Bitstream Vera Sans1" fo:font-size="11pt" fo:font-weight="bold" style:font-size-asian="11pt" style:font-weight-asian="bold" style:font-size-complex="11pt" style:font-weight-complex="bold"/>
    </style:style>
    <style:style style:name="P119" style:family="paragraph">
      <style:paragraph-properties fo:margin-left="0cm" fo:margin-right="0cm" fo:margin-top="0cm" fo:margin-bottom="0cm" fo:line-height="100%" fo:text-indent="0cm"/>
    </style:style>
    <style:style style:name="P120" style:family="paragraph">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4"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4"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indent="0cm"/>
      <style:text-properties fo:font-variant="normal" fo:text-transform="none" fo:color="#ff3333" style:text-outline="false" style:text-line-through-style="none" style:text-line-through-type="none" style:font-name="Bitstream Vera Sans4"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Bitstream Vera Sans4" fo:font-size="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4"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344eec"/>
    </style:style>
    <style:style style:name="T6" style:family="text">
      <style:text-properties officeooo:rsid="002ab73b"/>
    </style:style>
    <style:style style:name="T7" style:family="text">
      <style:text-properties fo:color="#000000" style:text-position="0% 100%" style:font-name="Bitstream Vera Sans1" fo:font-size="10pt" fo:font-style="normal" style:text-underline-style="none" fo:font-weight="normal" officeooo:rsid="004a0b36" fo:background-color="transparent" loext:char-shading-value="0" style:font-size-asian="10pt" style:font-style-asian="normal" style:font-weight-asian="normal" style:font-size-complex="10pt" style:font-style-complex="normal" style:font-weight-complex="normal"/>
    </style:style>
    <style:style style:name="T8" style:family="text">
      <style:text-properties fo:color="#000000" style:font-name="Bitstream Vera Sans1" fo:font-size="10pt" fo:font-style="normal" style:text-underline-style="none" fo:font-weight="normal" officeooo:rsid="002414b2" fo:background-color="transparent" loext:char-shading-value="0" style:font-size-asian="10pt" style:font-style-asian="normal" style:font-weight-asian="normal" style:font-size-complex="10pt" style:font-style-complex="normal" style:font-weight-complex="normal"/>
    </style:style>
    <style:style style:name="T9" style:family="text">
      <style:text-properties fo:color="#000000" style:font-name="Bitstream Vera Sans1" fo:font-size="10pt" fo:font-style="normal" style:text-underline-style="none" fo:font-weight="normal" officeooo:rsid="004a0b36" fo:background-color="transparent" loext:char-shading-value="0" style:font-size-asian="10pt" style:font-style-asian="normal" style:font-weight-asian="normal" style:font-size-complex="10pt" style:font-style-complex="normal" style:font-weight-complex="normal"/>
    </style:style>
    <style:style style:name="T10" style:family="text">
      <style:text-properties style:text-position="0% 100%" style:font-name="Bitstream Vera Sans1" fo:font-size="10pt" fo:font-style="normal" style:text-underline-style="none" fo:font-weight="normal" officeooo:rsid="00515528" fo:background-color="transparent" loext:char-shading-value="0" style:font-size-asian="10pt" style:font-style-asian="normal" style:font-weight-asian="normal" style:font-size-complex="10pt" style:font-style-complex="normal" style:font-weight-complex="normal"/>
    </style:style>
    <style:style style:name="T11" style:family="text">
      <style:text-properties style:text-position="0% 100%" style:text-underline-style="none" fo:font-weight="normal" officeooo:rsid="004a0b36" style:font-size-asian="10pt" style:font-style-asian="normal" style:font-weight-asian="normal" style:font-size-complex="10pt" style:font-style-complex="normal" style:font-weight-complex="normal"/>
    </style:style>
    <style:style style:name="T12" style:family="text">
      <style:text-properties style:font-style-asian="normal" style:font-style-complex="normal"/>
    </style:style>
    <style:style style:name="T13" style:family="text">
      <style:text-properties officeooo:rsid="005e7364" fo:background-color="#ffffff" loext:char-shading-value="0" style:font-style-asian="normal" style:font-style-complex="normal"/>
    </style:style>
    <style:style style:name="T14" style:family="text">
      <style:text-properties style:font-name="Times New Roman" fo:font-size="12pt" fo:font-style="italic" officeooo:rsid="005bb425" style:font-size-asian="12pt" style:font-style-asian="italic" style:font-size-complex="12pt" style:font-style-complex="italic"/>
    </style:style>
    <style:style style:name="T15" style:family="text">
      <style:text-properties fo:font-style="normal"/>
    </style:style>
    <style:style style:name="T16" style:family="text">
      <style:text-properties fo:font-style="normal" officeooo:rsid="006127a3"/>
    </style:style>
    <style:style style:name="T17" style:family="text">
      <style:text-properties fo:font-variant="normal" fo:text-transform="none" fo:color="#000000" style:text-position="0% 100%" style:font-name="Bitstream Vera Sans1" fo:font-size="10pt" fo:letter-spacing="-0.004cm" style:text-underline-style="none" fo:font-weight="normal" officeooo:rsid="002414b2" fo:background-color="transparent" loext:char-shading-value="0" style:font-name-asian="OpenSymbol" style:font-size-asian="10pt" style:font-weight-asian="normal" style:font-name-complex="OpenSymbol" style:font-weight-complex="normal"/>
    </style:style>
    <style:style style:name="T18" style:family="text">
      <style:text-properties style:font-size-complex="10pt"/>
    </style:style>
    <style:style style:name="T19" style:family="text">
      <style:text-properties officeooo:rsid="004a0b36"/>
    </style:style>
    <style:style style:name="T20" style:family="text">
      <style:text-properties officeooo:rsid="004baf73"/>
    </style:style>
    <style:style style:name="T21" style:family="text">
      <style:text-properties officeooo:rsid="004eb3ac"/>
    </style:style>
    <style:style style:name="T22" style:family="text">
      <style:text-properties style:use-window-font-color="true" style:font-name="Bitstream Vera Sans" fo:font-size="10pt" fo:font-style="normal" fo:font-weight="normal" officeooo:rsid="004eb3ac" style:font-size-asian="10.5pt" style:font-style-asian="normal" style:font-weight-asian="normal" style:font-size-complex="12pt" style:font-style-complex="normal" style:font-weight-complex="normal"/>
    </style:style>
    <style:style style:name="T23" style:family="text">
      <style:text-properties style:use-window-font-color="true" style:font-name="Bitstream Vera Sans" fo:font-size="10pt" fo:font-style="normal" fo:font-weight="normal" officeooo:rsid="004f6d3c" style:font-size-asian="10.5pt" style:font-style-asian="normal" style:font-weight-asian="normal" style:font-size-complex="12pt" style:font-style-complex="normal" style:font-weight-complex="normal"/>
    </style:style>
    <style:style style:name="T24" style:family="text">
      <style:text-properties style:use-window-font-color="true" fo:background-color="#ffff00" loext:char-shading-value="0" style:font-style-asian="normal" style:font-style-complex="normal"/>
    </style:style>
    <style:style style:name="T25" style:family="text">
      <style:text-properties style:use-window-font-color="true" officeooo:rsid="00520f3f" fo:background-color="#ffff00" loext:char-shading-value="0" style:font-style-asian="normal" style:font-style-complex="normal"/>
    </style:style>
    <style:style style:name="T26" style:family="text">
      <style:text-properties style:use-window-font-color="true" officeooo:rsid="00544abf" fo:background-color="#ffff00" loext:char-shading-value="0" style:font-style-asian="normal" style:font-style-complex="normal"/>
    </style:style>
    <style:style style:name="T27" style:family="text">
      <style:text-properties style:use-window-font-color="true" officeooo:rsid="0055b5de" fo:background-color="#ffff00" loext:char-shading-value="0" style:font-style-asian="normal" style:font-style-complex="normal"/>
    </style:style>
    <style:style style:name="T28" style:family="text">
      <style:text-properties style:use-window-font-color="true" officeooo:rsid="005635a5" fo:background-color="#ffff00" loext:char-shading-value="0" style:font-style-asian="normal" style:font-style-complex="normal"/>
    </style:style>
    <style:style style:name="T29" style:family="text">
      <style:text-properties style:use-window-font-color="true" officeooo:rsid="00597c7d" fo:background-color="#ffff00" loext:char-shading-value="0" style:font-style-asian="normal" style:font-style-complex="normal"/>
    </style:style>
    <style:style style:name="T30" style:family="text">
      <style:text-properties style:use-window-font-color="true" officeooo:rsid="0059f576" fo:background-color="#ffff00" loext:char-shading-value="0" style:font-style-asian="normal" style:font-style-complex="normal"/>
    </style:style>
    <style:style style:name="T31" style:family="text">
      <style:text-properties style:use-window-font-color="true" officeooo:rsid="005a1af4" fo:background-color="#ffff00" loext:char-shading-value="0" style:font-style-asian="normal" style:font-style-complex="normal"/>
    </style:style>
    <style:style style:name="T32" style:family="text">
      <style:text-properties style:use-window-font-color="true" officeooo:rsid="005c467a" fo:background-color="#ffff00" loext:char-shading-value="0" style:font-style-asian="normal" style:font-style-complex="normal"/>
    </style:style>
    <style:style style:name="T33" style:family="text">
      <style:text-properties style:use-window-font-color="true" officeooo:rsid="005e7364" fo:background-color="#ffff00" loext:char-shading-value="0" style:font-style-asian="normal" style:font-style-complex="normal"/>
    </style:style>
    <style:style style:name="T34" style:family="text">
      <style:text-properties style:use-window-font-color="true" officeooo:rsid="0064c8f9" fo:background-color="#ffff00" loext:char-shading-value="0" style:font-style-asian="normal" style:font-style-complex="normal"/>
    </style:style>
    <style:style style:name="T35" style:family="text">
      <style:text-properties style:use-window-font-color="true" officeooo:rsid="005e7cf7" fo:background-color="#ffff00" loext:char-shading-value="0" style:font-style-asian="normal" style:font-style-complex="normal"/>
    </style:style>
    <style:style style:name="T36" style:family="text">
      <style:text-properties style:use-window-font-color="true" officeooo:rsid="005ff582" fo:background-color="#ffff00" loext:char-shading-value="0" style:font-style-asian="normal" style:font-style-complex="normal"/>
    </style:style>
    <style:style style:name="T37" style:family="text">
      <style:text-properties style:use-window-font-color="true" officeooo:rsid="005bfdac" fo:background-color="#ffff00" loext:char-shading-value="0" style:font-style-asian="normal" style:font-style-complex="normal"/>
    </style:style>
    <style:style style:name="T38" style:family="text">
      <style:text-properties style:use-window-font-color="true" officeooo:rsid="00625f4e" fo:background-color="#ffff00" loext:char-shading-value="0" style:font-style-asian="normal" style:font-style-complex="normal"/>
    </style:style>
    <style:style style:name="T39" style:family="text">
      <style:text-properties style:use-window-font-color="true" officeooo:rsid="0063002f" fo:background-color="#ffff00" loext:char-shading-value="0" style:font-style-asian="normal" style:font-style-complex="normal"/>
    </style:style>
    <style:style style:name="T40" style:family="text">
      <style:text-properties style:use-window-font-color="true" officeooo:rsid="00638baf" fo:background-color="#ffff00" loext:char-shading-value="0" style:font-style-asian="normal" style:font-style-complex="normal"/>
    </style:style>
    <style:style style:name="T41" style:family="text">
      <style:text-properties style:use-window-font-color="true" officeooo:rsid="00720c9b" fo:background-color="#ffff00" loext:char-shading-value="0" style:font-style-asian="normal" style:font-style-complex="normal"/>
    </style:style>
    <style:style style:name="T42" style:family="text">
      <style:text-properties style:use-window-font-color="true" officeooo:rsid="006531d3" fo:background-color="#ffff00" loext:char-shading-value="0" style:font-style-asian="normal" style:font-style-complex="normal"/>
    </style:style>
    <style:style style:name="T43" style:family="text">
      <style:text-properties style:use-window-font-color="true" officeooo:rsid="00704a61" fo:background-color="#ffff00" loext:char-shading-value="0" style:font-style-asian="normal" style:font-style-complex="normal"/>
    </style:style>
    <style:style style:name="T44" style:family="text">
      <style:text-properties style:use-window-font-color="true" style:text-position="0% 100%" style:text-underline-style="none" fo:font-weight="normal" officeooo:rsid="0055b5de" fo:background-color="#ffff00" loext:char-shading-value="0" style:font-size-asian="10pt" style:font-style-asian="normal" style:font-weight-asian="normal" style:font-size-complex="10pt" style:font-style-complex="normal" style:font-weight-complex="normal"/>
    </style:style>
    <style:style style:name="T45" style:family="text">
      <style:text-properties style:use-window-font-color="true" style:text-position="0% 100%" style:text-underline-style="none" fo:font-weight="normal" officeooo:rsid="005635a5" fo:background-color="#ffff00" loext:char-shading-value="0" style:font-size-asian="10pt" style:font-style-asian="normal" style:font-weight-asian="normal" style:font-size-complex="10pt" style:font-style-complex="normal" style:font-weight-complex="normal"/>
    </style:style>
    <style:style style:name="T46" style:family="text">
      <style:text-properties style:use-window-font-color="true" fo:font-style="normal" officeooo:rsid="006127a3" fo:background-color="#ffff00" loext:char-shading-value="0" style:font-style-asian="normal" style:font-style-complex="normal"/>
    </style:style>
    <style:style style:name="T47" style:family="text">
      <style:text-properties style:use-window-font-color="true" fo:font-style="normal" officeooo:rsid="005c467a" fo:background-color="#ffff00" loext:char-shading-value="0" style:font-style-asian="normal" style:font-style-complex="normal"/>
    </style:style>
    <style:style style:name="T48" style:family="text">
      <style:text-properties style:use-window-font-color="true" style:font-style-asian="normal" style:font-style-complex="normal"/>
    </style:style>
    <style:style style:name="T49" style:family="text">
      <style:text-properties style:use-window-font-color="true" officeooo:rsid="0064c8f9" style:font-style-asian="normal" style:font-style-complex="normal"/>
    </style:style>
    <style:style style:name="T50" style:family="text">
      <style:text-properties style:use-window-font-color="true" officeooo:rsid="005bfdac" style:font-style-asian="normal" style:font-style-complex="normal"/>
    </style:style>
    <style:style style:name="T51" style:family="text">
      <style:text-properties style:use-window-font-color="true" officeooo:rsid="006a4dec" style:font-style-asian="normal" style:font-style-complex="normal"/>
    </style:style>
    <style:style style:name="T52" style:family="text">
      <style:text-properties style:use-window-font-color="true" officeooo:rsid="00607358" style:font-style-asian="normal" style:font-style-complex="normal"/>
    </style:style>
    <style:style style:name="T53" style:family="text">
      <style:text-properties style:use-window-font-color="true" officeooo:rsid="00704a61" style:font-style-asian="normal" style:font-style-complex="normal"/>
    </style:style>
    <style:style style:name="T54" style:family="text">
      <style:text-properties style:use-window-font-color="true" officeooo:rsid="00720c9b" style:font-style-asian="normal" style:font-style-complex="normal"/>
    </style:style>
    <style:style style:name="T55" style:family="text">
      <style:text-properties style:use-window-font-color="true" officeooo:rsid="00736e89" style:font-style-asian="normal" style:font-style-complex="normal"/>
    </style:style>
    <style:style style:name="T56" style:family="text">
      <style:text-properties style:use-window-font-color="true" officeooo:rsid="006531d3" style:font-style-asian="normal" style:font-style-complex="normal"/>
    </style:style>
    <style:style style:name="T57" style:family="text">
      <style:text-properties style:use-window-font-color="true" officeooo:rsid="00607358"/>
    </style:style>
    <style:style style:name="T58" style:family="text">
      <style:text-properties officeooo:rsid="00542377"/>
    </style:style>
    <style:style style:name="T59" style:family="text">
      <style:text-properties officeooo:rsid="0056e1bf"/>
    </style:style>
    <style:style style:name="T60" style:family="text">
      <style:text-properties officeooo:rsid="00588dd3"/>
    </style:style>
    <style:style style:name="T61" style:family="text">
      <style:text-properties officeooo:rsid="005bb425"/>
    </style:style>
    <style:style style:name="T62" style:family="text">
      <style:text-properties style:text-position="sub 58%" style:font-name="Times New Roman" fo:font-size="12pt" fo:font-style="italic" officeooo:rsid="005bfdac" style:font-size-asian="12pt" style:font-style-asian="italic" style:font-size-complex="12pt" style:font-style-complex="italic"/>
    </style:style>
    <style:style style:name="T63" style:family="text">
      <style:text-properties style:text-position="sub 58%" style:font-name="Times New Roman" fo:font-size="12pt" fo:font-style="italic" officeooo:rsid="005bb425" style:font-size-asian="12pt" style:font-style-asian="italic" style:font-size-complex="12pt" style:font-style-complex="italic"/>
    </style:style>
    <style:style style:name="T64" style:family="text">
      <style:text-properties officeooo:rsid="00607358" fo:background-color="#ffff00" loext:char-shading-value="0"/>
    </style:style>
    <style:style style:name="T65" style:family="text">
      <style:text-properties officeooo:rsid="00625f4e" fo:background-color="#ffff00" loext:char-shading-value="0"/>
    </style:style>
    <style:style style:name="T66" style:family="text">
      <style:text-properties officeooo:rsid="005c6a0d"/>
    </style:style>
    <style:style style:name="T67" style:family="text">
      <style:text-properties officeooo:rsid="0064c8f9"/>
    </style:style>
    <style:style style:name="T68" style:family="text">
      <style:text-properties officeooo:rsid="00607358"/>
    </style:style>
    <style:style style:name="T69" style:family="text">
      <style:text-properties officeooo:rsid="00625f4e"/>
    </style:style>
    <style:style style:name="T70" style:family="text">
      <style:text-properties officeooo:rsid="00720c9b"/>
    </style:style>
    <style:style style:name="T71" style:family="text">
      <style:text-properties fo:color="#ffffff" style:font-name="Bitstream Vera Sans1" fo:font-size="16pt" fo:font-weight="bold" style:font-size-asian="16pt" style:font-weight-asian="bold" style:font-size-complex="16pt" style:font-weight-complex="bold"/>
    </style:style>
    <style:style style:name="T72" style:family="text">
      <style:text-properties fo:color="#ffffff" style:font-name="Bitstream Vera Sans1" fo:font-size="11pt" fo:font-weight="bold" style:font-size-asian="11pt" style:font-weight-asian="bold" style:font-size-complex="11pt" style:font-weight-complex="bold"/>
    </style:style>
    <style:style style:name="T73" style:family="text">
      <style:text-properties fo:font-variant="normal" fo:text-transform="none" fo:color="#000000" style:text-outline="false" style:text-line-through-style="none" style:text-line-through-type="none" style:font-name="Bitstream Vera Sans4"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style:text-outline="false" style:text-line-through-style="none" style:text-line-through-type="none" style:font-name="Bitstream Vera Sans4"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ff3333" style:text-outline="false" style:text-line-through-style="none" style:text-line-through-type="none" style:font-name="Bitstream Vera Sans4"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font-name="Bitstream Vera Sans4"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Bitstream Vera Sans4"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text-position="sub 58%" style:font-name="Times New Roman"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fr2" style:family="graphic" style:parent-style-name="Frame">
      <style:graphic-properties fo:margin-left="0cm" fo:margin-right="0cm" style:vertical-pos="from-top" style:vertical-rel="frame" style:horizontal-pos="from-inside" style:horizontal-rel="page-end-margin" fo:background-color="transparent" style:background-transparency="100%" draw:fill="none" fo:padding="0cm" fo:border="none" style:shadow="none" draw:shadow-opacity="100%">
        <style:background-image/>
      </style:graphic-properties>
    </style:style>
    <style:style style:name="fr3"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gradient-name="Dégrade_5f_vert" fo:padding="0.3cm" fo:border="0.6pt solid #fcf7ed" style:shadow="none" draw:shadow-opacity="100%">
        <style:background-image/>
        <style:columns fo:column-count="1" fo:column-gap="0cm"/>
      </style:graphic-properties>
    </style:style>
    <style:style style:name="fr4" style:family="graphic" style:parent-style-name="Formula">
      <style:graphic-properties fo:margin-left="0cm" fo:margin-right="0cm" style:vertical-pos="from-top" style:horizontal-pos="from-left" style:horizontal-rel="paragraph-content" draw:ole-draw-aspect="1"/>
    </style:style>
    <style:style style:name="fr5" style:family="graphic" style:parent-style-name="Formula">
      <style:graphic-properties fo:margin-left="0cm" fo:margin-right="0cm" style:vertical-pos="middle" style:vertical-rel="text" style:horizontal-pos="from-left" style:horizontal-rel="paragraph-content" draw:ole-draw-aspect="1"/>
    </style:style>
    <style:style style:name="fr6" style:family="graphic" style:parent-style-name="_5f_Formule_5f_corrigée">
      <style:graphic-properties style:vertical-pos="from-top" style:horizontal-pos="from-left" style:horizontal-rel="paragraph-content" draw:ole-draw-aspect="1"/>
    </style:style>
    <style:style style:name="fr7" style:family="graphic" style:parent-style-name="_5f_Formule_5f_corrigée">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text:style-name="Bold_5f_niv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Bold_5f_niv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Bold_5f_niv3"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Bold_5f_niv3"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d3802b" draw:textarea-horizontal-align="justify" draw:textarea-vertical-align="middle" draw:auto-grow-height="false" fo:min-height="0.57cm" fo:min-width="3.893cm"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6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222cm" draw:marker-start-center="false" draw:marker-end="" draw:marker-end-width="0.222cm" draw:marker-end-center="false" draw:fill="solid" draw:fill-color="#000000" draw:opacity="0%"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787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2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1.37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82cm" fo:padding-top="0.125cm" fo:padding-bottom="0.125cm" fo:padding-left="0.25cm" fo:padding-right="0.25cm" draw:shadow="hidden" draw:shadow-offset-x="0.199cm" draw:shadow-offset-y="0.199cm" draw:shadow-color="#808080" style:run-through="foreground"/>
    </style:style>
    <style:style style:name="gr17" style:family="graphic">
      <style:graphic-properties style:run-through="foreground"/>
    </style:style>
    <style:style style:name="gr18"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30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1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1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108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45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2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75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06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77cm" fo:min-width="1.011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77cm" fo:min-width="1.371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6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77cm" fo:min-width="0.785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Fine_20_Dashed" svg:stroke-width="0.028cm" svg:stroke-color="#ff3333"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5"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draw:auto-grow-height="false" fo:min-height="1.36cm" fo:min-width="3.164cm" fo:padding-top="0.139cm" fo:padding-bottom="0.139cm" fo:padding-left="0.265cm" fo:padding-right="0.265cm"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18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035cm" svg:stroke-color="#ff3333"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8" style:family="graphic">
      <style:graphic-properties draw:stroke="solid" svg:stroke-width="0.035cm" svg:stroke-color="#ff3333" draw:marker-start="" draw:marker-start-width="0.303cm" draw:marker-start-center="false" draw:marker-end="" draw:marker-end-width="0.303cm" draw:marker-end-center="false" draw:fill="none" draw:fill-color="#729fcf" draw:textarea-horizontal-align="justify" draw:textarea-vertical-align="middle" draw:auto-grow-height="false" fo:min-height="0cm" fo:min-width="0cm" fo:padding-top="0.143cm" fo:padding-bottom="0.143cm" fo:padding-left="0.266cm" fo:padding-right="0.266cm"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1.148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727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028cm" svg:stroke-color="#000000" draw:marker-start="" draw:marker-start-width="0.242cm" draw:marker-start-center="false" draw:marker-end="" draw:marker-end-width="0.242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42" style:family="graphic">
      <style:graphic-properties draw:stroke="none" svg:stroke-width="0.028cm" svg:stroke-color="#000000" draw:marker-start="" draw:marker-start-width="0.242cm" draw:marker-start-center="false" draw:marker-end="" draw:marker-end-width="0.242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1.035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402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407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432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383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36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801cm" fo:min-width="0.801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658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801cm" fo:min-width="0.803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dash" draw:stroke-dash="Fine_20_Dashe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61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626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586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56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77cm" fo:min-width="0.455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77cm" fo:min-width="0.457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77cm" fo:min-width="0.462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77cm" fo:min-width="0.49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77cm" fo:min-width="0.434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77cm" fo:min-width="0.411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028cm" svg:stroke-color="#000000" draw:marker-start="" draw:marker-start-width="0.254cm" draw:marker-start-center="false" draw:marker-end="" draw:marker-end-width="0.254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028cm" svg:stroke-color="#000000" draw:marker-start="" draw:marker-start-width="0.254cm" draw:marker-start-center="false" draw:marker-end="" draw:marker-end-width="0.254cm" draw:marker-end-center="false" draw:fill="none"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35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88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5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1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028cm" svg:stroke-color="#000000" draw:marker-start="" draw:marker-start-width="0.296cm" draw:marker-start-center="false" draw:marker-end="" draw:marker-end-width="0.296cm" draw:marker-end-center="false" draw:fill="none" draw:fill-color="#729fcf" draw:textarea-horizontal-align="justify" draw:textarea-vertical-align="middle" draw:auto-grow-height="false" fo:min-height="3.395cm" fo:min-width="3.145cm" fo:padding-top="0.139cm" fo:padding-bottom="0.139cm" fo:padding-left="0.265cm" fo:padding-right="0.265cm"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2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028cm" svg:stroke-color="#000000" draw:marker-start="" draw:marker-start-width="0.339cm" draw:marker-start-center="false" draw:marker-end="" draw:marker-end-width="0.33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5" style:family="graphic">
      <style:graphic-properties draw:stroke="solid" svg:stroke-width="0.028cm" svg:stroke-color="#666666" draw:marker-start="" draw:marker-start-width="0.339cm" draw:marker-start-center="false" draw:marker-end="" draw:marker-end-width="0.33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5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028cm" svg:stroke-color="#000000" draw:marker-start="" draw:marker-start-width="0.379cm" draw:marker-start-center="false" draw:marker-end="" draw:marker-end-width="0.37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77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38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4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1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dash" draw:stroke-dash="Fine_20_Dashed" svg:stroke-width="0.028cm" svg:stroke-color="#000000" draw:marker-start="" draw:marker-start-width="0.242cm" draw:marker-start-center="false" draw:marker-end="" draw:marker-end-width="0.242cm" draw:marker-end-center="false" draw:fill="none" draw:fill-color="#729fcf" draw:textarea-horizontal-align="justify" draw:textarea-vertical-align="middle" draw:auto-grow-height="false" fo:min-height="0.72cm" fo:min-width="1.808cm" fo:padding-top="0.139cm" fo:padding-bottom="0.139cm" fo:padding-left="0.265cm" fo:padding-right="0.265cm" draw:shadow="hidden" draw:shadow-offset-x="0.199cm" draw:shadow-offset-y="0.199cm" draw:shadow-color="#808080" style:run-through="foreground"/>
    </style:style>
    <style:style style:name="gr84" style:family="graphic">
      <style:graphic-properties draw:stroke="dash" draw:stroke-dash="Fine_20_Dashed" svg:stroke-width="0.028cm" svg:stroke-color="#000000" draw:marker-start="" draw:marker-start-width="0.284cm" draw:marker-start-center="false" draw:marker-end="" draw:marker-end-width="0.284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85" style:family="graphic">
      <style:graphic-properties draw:stroke="solid" svg:stroke-width="0.018cm" svg:stroke-color="#000000" draw:marker-start="" draw:marker-start-width="0.228cm" draw:marker-start-center="false" draw:marker-end="" draw:marker-end-width="0.22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8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73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77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
      <text:h text:style-name="P39" text:outline-level="1"><draw:g text:anchor-type="paragraph" draw:z-index="25" draw:style-name="gr6"><draw:custom-shape draw:style-name="gr7" draw:text-style-name="P118" svg:width="3.964cm" svg:height="0.641cm" draw:transform="skewX (0.00279252680319092) rotate (0.0872664625997165) translate (-0.370416666666667cm -0.0934861111111111cm)"><text:p text:style-name="P117"><text:span text:style-name="T72">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3" draw:name="Cadre3" text:anchor-type="as-char" svg:y="-5.719cm" svg:width="9.135cm" draw:z-index="24"><draw:text-box fo:min-height="3.93cm"><text:section text:style-name="Sect1" text:name="Section5"><text:p text:style-name="P27"/><text:list xml:id="list2157816976875051635" text:style-name="liste_5f_abc"><text:list-header><text:p text:style-name="P44"><text:span text:style-name="knumerotitreA"><text:span text:style-name="T9">On considère les deux triangles SUR et MOT ci - dessous.</text:span></text:span></text:p></text:list-header></text:list><text:p text:style-name="P31"><text:span text:style-name="knumerotitreA"><text:span text:style-name="T9"/></text:span></text:p><text:p text:style-name="P30"><text:span text:style-name="knumerotitreA"><text:span text:style-name="T9"><draw:g text:anchor-type="as-char" draw:z-index="26" draw:name="Forme1" draw:style-name="gr8"><draw:frame draw:style-name="gr9" draw:text-style-name="P120" svg:width="0.763cm" svg:height="0.664cm" svg:x="1.951cm" svg:y="0.746cm"><draw:text-box><text:p text:style-name="P119"><text:span text:style-name="T73">U</text:span></text:p></draw:text-box></draw:frame><draw:polygon draw:style-name="gr10" draw:text-style-name="P121" svg:width="5.529cm" svg:height="3.999cm" svg:x="0.611cm" svg:y="1.221cm" svg:viewBox="0 0 5530 4000" draw:points="1787,0 0,2213 5530,4000"><text:p/></draw:polygon><draw:frame draw:style-name="gr11" draw:text-style-name="P122" svg:width="1.288cm" svg:height="0.832cm" svg:x="0.935cm" svg:y="2.859cm"><draw:text-box><text:p text:style-name="P119"><text:span text:style-name="T73">69°</text:span><text:span text:style-name="T74"> </text:span></text:p></draw:text-box></draw:frame><draw:path draw:style-name="gr12" draw:text-style-name="P121" svg:width="0.494cm" svg:height="0.227cm" draw:transform="skewX (0.00331612557878924) rotate (-0.939685269273748) translate (0.964763888888869cm 3.03615277777776cm)" svg:viewBox="0 0 495 228" svg:d="M0 0c260 0 495 228 495 228"><text:p/></draw:path><draw:path draw:style-name="gr12" draw:text-style-name="P121" svg:width="0.428cm" svg:height="0.26cm" draw:transform="rotate (-0.490437519810407) translate (2.28954546534327cm 1.31020341252134cm)" svg:viewBox="0 0 429 261" svg:d="M0 261c290 0 429-261 429-261"><text:p/></draw:path><draw:path draw:style-name="gr12" draw:text-style-name="P121" svg:width="0.51cm" svg:height="0.269cm" draw:transform="skewX (0.17226399717184) rotate (-0.406312649864281) translate (2.2660534583902cm 1.37005773768178cm)" svg:viewBox="0 0 511 270" svg:d="M0 270c345 2 511-270 511-270"><text:p/></draw:path><draw:frame draw:style-name="gr13" draw:text-style-name="P120" svg:width="0.729cm" svg:height="0.664cm" svg:x="0cm" svg:y="3.161cm"><draw:text-box><text:p text:style-name="P119"><text:span text:style-name="T73">S</text:span></text:p></draw:text-box></draw:frame><draw:frame draw:style-name="gr14" draw:text-style-name="P120" svg:width="0.75cm" svg:height="0.664cm" svg:x="6.041cm" svg:y="5.006cm"><draw:text-box><text:p text:style-name="P119"><text:span text:style-name="T73">R</text:span></text:p></draw:text-box></draw:frame><draw:frame draw:style-name="gr11" draw:text-style-name="P122" svg:width="1.288cm" svg:height="0.832cm" svg:x="1.953cm" svg:y="1.556cm"><draw:text-box><text:p text:style-name="P119"><text:span text:style-name="T73">82°</text:span><text:span text:style-name="T74"> </text:span></text:p></draw:text-box></draw:frame><draw:frame draw:style-name="gr15" draw:text-style-name="P122" svg:width="1.872cm" svg:height="0.832cm" draw:transform="rotate (-0.318173522638566) translate (2.174875cm 3.72476388888889cm)"><draw:text-box><text:p text:style-name="P119"><text:span text:style-name="T73">5,8 cm</text:span><text:span text:style-name="T74"> </text:span></text:p></draw:text-box></draw:frame><draw:frame draw:style-name="gr16" draw:text-style-name="P120" svg:width="0.784cm" svg:height="0.664cm" svg:x="8.006cm" svg:y="0.693cm"><draw:text-box><text:p text:style-name="P119"><text:span text:style-name="T73">O</text:span></text:p></draw:text-box></draw:frame><draw:frame draw:style-name="gr11" draw:text-style-name="P122" svg:width="1.288cm" svg:height="0.832cm" svg:x="6.592cm" svg:y="2.766cm"><draw:text-box><text:p text:style-name="P119"><text:span text:style-name="T73">69°</text:span><text:span text:style-name="T74"> </text:span></text:p></draw:text-box></draw:frame><draw:g draw:style-name="gr17"><draw:polygon draw:style-name="gr10" draw:text-style-name="P121" svg:width="5.529cm" svg:height="3.998cm" draw:transform="rotate (-0.935321946143762) translate (5.82780812881549cm -1.85439043615688cm)" svg:viewBox="0 0 5530 3999" draw:points="3744,0 5530,2213 0,3999"><text:p/></draw:polygon><draw:path draw:style-name="gr12" draw:text-style-name="P121" svg:width="0.495cm" svg:height="0.227cm" draw:transform="skewX (-0.00767944870877505) rotate (0.00349065850398866) translate (6.94616995322672cm 3.3883291183936cm)" svg:viewBox="0 0 496 228" svg:d="M496 0c-260 1-496 228-496 228"><text:p/></draw:path><draw:path draw:style-name="gr12" draw:text-style-name="P121" svg:width="0.416cm" svg:height="0.151cm" draw:transform="rotate (1.25716066021152) translate (3.24863959265488cm 0.973318972273593cm)" svg:viewBox="0 0 417 152" svg:d="M417 152c-195-1-417-152-417-152"><text:p/></draw:path><draw:line draw:style-name="gr18" draw:text-style-name="P121" svg:x1="3.49cm" svg:y1="0.861cm" svg:x2="3.308cm" svg:y2="0.748cm"><text:p/></draw:line></draw:g><draw:frame draw:style-name="gr19" draw:text-style-name="P120" svg:width="0.81cm" svg:height="0.664cm" svg:x="6.976cm" svg:y="3.911cm"><draw:text-box><text:p text:style-name="P119"><text:span text:style-name="T73">M</text:span></text:p></draw:text-box></draw:frame><draw:frame draw:style-name="gr20" draw:text-style-name="P120" svg:width="0.72cm" svg:height="0.664cm" svg:x="2.193cm" svg:y="0cm"><draw:text-box><text:p text:style-name="P119"><text:span text:style-name="T73">T</text:span></text:p></draw:text-box></draw:frame><draw:frame draw:style-name="gr11" draw:text-style-name="P122" svg:width="1.288cm" svg:height="0.832cm" svg:x="3.351cm" svg:y="0.513cm"><draw:text-box><text:p text:style-name="P119"><text:span text:style-name="T73">29°</text:span><text:span text:style-name="T74"> </text:span></text:p></draw:text-box></draw:frame><draw:frame draw:style-name="gr15" draw:text-style-name="P122" svg:width="1.872cm" svg:height="0.832cm" draw:transform="rotate (-0.616624824729597) translate (4.40795833333333cm 1.51461111111111cm)"><draw:text-box><text:p text:style-name="P119"><text:span text:style-name="T73">5,8 cm</text:span><text:span text:style-name="T74"> </text:span></text:p></draw:text-box></draw:frame><draw:frame draw:style-name="gr15" draw:text-style-name="P122" svg:width="1.872cm" svg:height="0.832cm" draw:transform="rotate (0.916646923147422) translate (0.273402777777778cm 2.54295833333333cm)"><draw:text-box><text:p text:style-name="P119"><text:span text:style-name="T73">2,9 cm</text:span><text:span text:style-name="T74"> </text:span></text:p></draw:text-box></draw:frame></draw:g></text:span></text:span></text:p><text:list xml:id="list132908377185610" text:continue-numbering="true" text:style-name="liste_5f_abc"><text:list-item><text:p text:style-name="P44"><text:span text:style-name="knumerotitreA"><text:span text:style-name="T8">Quelle est la </text:span></text:span><text:span text:style-name="knumerotitreA"><text:span text:style-name="T9">mesure de l’angle </text:span></text:span><text:span text:style-name="knumerotitreA"><text:span text:style-name="T9"><draw:frame draw:style-name="fr4" draw:name="Objet13" text:anchor-type="as-char" svg:y="-0.399cm" svg:width="0.928cm" svg:height="0.466cm" draw:z-index="33"><draw:object xlink:href="./Object 6" xlink:type="simple" xlink:show="embed" xlink:actuate="onLoad"/><draw:image xlink:href="./ObjectReplacements/Object 6" xlink:type="simple" xlink:show="embed" xlink:actuate="onLoad"/></draw:frame></text:span></text:span><text:span text:style-name="knumerotitreA"><text:span text:style-name="T9"> ?</text:span></text:span></text:p></text:list-item><text:list-item><text:p text:style-name="P44"><text:s/><text:span text:style-name="T19">D</text:span><text:span text:style-name="knumerotitreA"><text:span text:style-name="T9">émontre que les triangles SUR et MOT sont égaux.</text:span></text:span></text:p></text:list-item></text:list><text:p text:style-name="P29"><text:span text:style-name="Bold_5f_niv2"><text:span text:style-name="T18">Correction</text:span></text:span></text:p><text:list xml:id="list132908378177329" text:continue-list="list132908377185610" text:style-name="liste_5f_abc"><text:list-item text:start-value="1"><text:p text:style-name="P40"><text:span text:style-name="knumerotitreA"><text:span text:style-name="T7">Dans le triangle SUR la somme des mesures des angles vaut 180°. On en déduit que :</text:span></text:span></text:p><text:p text:style-name="P44"><text:span text:style-name="knumerotitreA"><text:span text:style-name="T7"><text:s/></text:span></text:span><text:span text:style-name="knumerotitreA"><text:span text:style-name="T7"><draw:frame draw:style-name="fr4" draw:name="Objet1" text:anchor-type="as-char" svg:y="-0.399cm" svg:width="0.928cm" svg:height="0.466cm" draw:z-index="34"><draw:object xlink:href="./Object 1" xlink:type="simple" xlink:show="embed" xlink:actuate="onLoad"/><draw:image xlink:href="./ObjectReplacements/Object 1" xlink:type="simple" xlink:show="embed" xlink:actuate="onLoad"/><svg:desc>formule</svg:desc></draw:frame></text:span></text:span><text:span text:style-name="knumerotitreA"><text:span text:style-name="T7"> = 180° – <text:s/>82°– 69°= 29°.</text:span></text:span></text:p></text:list-item><text:list-item><text:p text:style-name="P45"><text:span text:style-name="knumerotitreA"><text:span text:style-name="T7">Les triangles SUR et MOT ont chacun un côté de 5,8 cm compris entre deux angles de mêmes mesures 69° et 29 ° donc ils sont égaux. </text:span></text:span></text:p><text:p text:style-name="P46"><text:span text:style-name="knumerotitreA"><text:span text:style-name="T17"/></text:span></text:p></text:list-item></text:list></text:section></draw:text-box></draw:frame></text:h>
      <text:list xml:id="list5267265583309418172" text:style-name="Num_5f_Exo">
        <text:list-item>
          <text:h text:style-name="P75" text:outline-level="1"> <text:span text:style-name="T20">Construis quatre triangles égaux à PIC ayant pour côté [OU]</text:span>. </text:h>
        </text:list-item>
      </text:list>
      <text:h text:style-name="P76" text:outline-level="1"><draw:g text:anchor-type="as-char" draw:z-index="27" draw:name="Forme2" draw:style-name="gr8"><draw:g draw:style-name="gr17"><draw:frame draw:style-name="gr16" draw:text-style-name="P120" svg:width="0.784cm" svg:height="0.664cm" svg:x="4.085cm" svg:y="2.967cm"><draw:text-box><text:p text:style-name="P119"><text:span text:style-name="T73">O</text:span></text:p></draw:text-box></draw:frame><draw:frame draw:style-name="gr21" draw:text-style-name="P120" svg:width="0.752cm" svg:height="0.664cm" svg:x="1.192cm" svg:y="5.553cm"><draw:text-box><text:p text:style-name="P119"><text:span text:style-name="T73">C</text:span></text:p></draw:text-box></draw:frame><draw:g draw:style-name="gr17"><draw:line draw:style-name="gr22" draw:text-style-name="P121" svg:x1="0.148cm" svg:y1="0cm" svg:x2="0.148cm" svg:y2="9cm"><text:p/></draw:line><draw:line draw:style-name="gr22" draw:text-style-name="P121" svg:x1="0.648cm" svg:y1="0cm" svg:x2="0.648cm" svg:y2="9cm"><text:p/></draw:line><draw:line draw:style-name="gr22" draw:text-style-name="P121" svg:x1="1.148cm" svg:y1="0cm" svg:x2="1.148cm" svg:y2="9cm"><text:p/></draw:line><draw:line draw:style-name="gr22" draw:text-style-name="P121" svg:x1="1.648cm" svg:y1="0cm" svg:x2="1.648cm" svg:y2="9cm"><text:p/></draw:line><draw:line draw:style-name="gr22" draw:text-style-name="P121" svg:x1="2.148cm" svg:y1="0cm" svg:x2="2.148cm" svg:y2="9cm"><text:p/></draw:line><draw:line draw:style-name="gr22" draw:text-style-name="P121" svg:x1="2.648cm" svg:y1="0cm" svg:x2="2.648cm" svg:y2="9cm"><text:p/></draw:line><draw:line draw:style-name="gr22" draw:text-style-name="P121" svg:x1="3.148cm" svg:y1="0cm" svg:x2="3.148cm" svg:y2="9cm"><text:p/></draw:line><draw:line draw:style-name="gr22" draw:text-style-name="P121" svg:x1="3.648cm" svg:y1="0cm" svg:x2="3.648cm" svg:y2="9cm"><text:p/></draw:line><draw:line draw:style-name="gr22" draw:text-style-name="P121" svg:x1="4.148cm" svg:y1="0cm" svg:x2="4.148cm" svg:y2="9cm"><text:p/></draw:line><draw:line draw:style-name="gr22" draw:text-style-name="P121" svg:x1="4.648cm" svg:y1="0cm" svg:x2="4.648cm" svg:y2="9cm"><text:p/></draw:line><draw:line draw:style-name="gr22" draw:text-style-name="P121" svg:x1="5.148cm" svg:y1="0cm" svg:x2="5.148cm" svg:y2="9cm"><text:p/></draw:line><draw:line draw:style-name="gr22" draw:text-style-name="P121" svg:x1="5.648cm" svg:y1="0cm" svg:x2="5.648cm" svg:y2="9cm"><text:p/></draw:line><draw:line draw:style-name="gr22" draw:text-style-name="P121" svg:x1="6.148cm" svg:y1="0cm" svg:x2="6.148cm" svg:y2="9cm"><text:p/></draw:line><draw:line draw:style-name="gr22" draw:text-style-name="P121" svg:x1="6.648cm" svg:y1="0cm" svg:x2="6.648cm" svg:y2="9cm"><text:p/></draw:line><draw:line draw:style-name="gr22" draw:text-style-name="P121" svg:x1="7.148cm" svg:y1="0cm" svg:x2="7.148cm" svg:y2="9cm"><text:p/></draw:line><draw:line draw:style-name="gr22" draw:text-style-name="P121" svg:x1="7.648cm" svg:y1="0cm" svg:x2="7.648cm" svg:y2="9cm"><text:p/></draw:line><draw:line draw:style-name="gr22" draw:text-style-name="P121" svg:x1="8.148cm" svg:y1="0cm" svg:x2="8.148cm" svg:y2="9cm"><text:p/></draw:line><draw:line draw:style-name="gr22" draw:text-style-name="P121" svg:x1="8.648cm" svg:y1="0cm" svg:x2="8.648cm" svg:y2="9cm"><text:p/></draw:line><draw:line draw:style-name="gr22" draw:text-style-name="P121" svg:x1="9.148cm" svg:y1="0cm" svg:x2="9.148cm" svg:y2="9cm"><text:p/></draw:line><draw:line draw:style-name="gr22" draw:text-style-name="P121" svg:x1="0.148cm" svg:y1="0cm" svg:x2="9.148cm" svg:y2="0cm"><text:p/></draw:line><draw:line draw:style-name="gr22" draw:text-style-name="P121" svg:x1="0.148cm" svg:y1="0.5cm" svg:x2="9.148cm" svg:y2="0.5cm"><text:p/></draw:line><draw:line draw:style-name="gr22" draw:text-style-name="P121" svg:x1="0.148cm" svg:y1="1cm" svg:x2="9.148cm" svg:y2="1cm"><text:p/></draw:line><draw:line draw:style-name="gr22" draw:text-style-name="P121" svg:x1="0.148cm" svg:y1="1.498cm" svg:x2="9.148cm" svg:y2="1.498cm"><text:p/></draw:line><draw:line draw:style-name="gr22" draw:text-style-name="P121" svg:x1="0.148cm" svg:y1="1.997cm" svg:x2="9.148cm" svg:y2="1.997cm"><text:p/></draw:line><draw:line draw:style-name="gr22" draw:text-style-name="P121" svg:x1="0.148cm" svg:y1="2.498cm" svg:x2="9.148cm" svg:y2="2.498cm"><text:p/></draw:line><draw:line draw:style-name="gr22" draw:text-style-name="P121" svg:x1="0.148cm" svg:y1="2.999cm" svg:x2="9.148cm" svg:y2="2.999cm"><text:p/></draw:line><draw:line draw:style-name="gr22" draw:text-style-name="P121" svg:x1="0.148cm" svg:y1="3.5cm" svg:x2="9.148cm" svg:y2="3.5cm"><text:p/></draw:line><draw:line draw:style-name="gr22" draw:text-style-name="P121" svg:x1="0.148cm" svg:y1="4cm" svg:x2="9.148cm" svg:y2="4cm"><text:p/></draw:line><draw:line draw:style-name="gr22" draw:text-style-name="P121" svg:x1="0.148cm" svg:y1="4.5cm" svg:x2="9.148cm" svg:y2="4.5cm"><text:p/></draw:line><draw:line draw:style-name="gr22" draw:text-style-name="P121" svg:x1="0.148cm" svg:y1="5cm" svg:x2="9.148cm" svg:y2="5cm"><text:p/></draw:line><draw:line draw:style-name="gr22" draw:text-style-name="P121" svg:x1="0.148cm" svg:y1="5.5cm" svg:x2="9.148cm" svg:y2="5.5cm"><text:p/></draw:line><draw:line draw:style-name="gr22" draw:text-style-name="P121" svg:x1="0.148cm" svg:y1="6cm" svg:x2="9.148cm" svg:y2="6cm"><text:p/></draw:line><draw:line draw:style-name="gr22" draw:text-style-name="P121" svg:x1="0.148cm" svg:y1="6.5cm" svg:x2="9.148cm" svg:y2="6.5cm"><text:p/></draw:line><draw:line draw:style-name="gr22" draw:text-style-name="P121" svg:x1="0.148cm" svg:y1="7cm" svg:x2="9.148cm" svg:y2="7cm"><text:p/></draw:line><draw:line draw:style-name="gr22" draw:text-style-name="P121" svg:x1="0.148cm" svg:y1="7.5cm" svg:x2="9.148cm" svg:y2="7.5cm"><text:p/></draw:line><draw:line draw:style-name="gr22" draw:text-style-name="P121" svg:x1="0.148cm" svg:y1="7.996cm" svg:x2="9.148cm" svg:y2="7.996cm"><text:p/></draw:line><draw:line draw:style-name="gr22" draw:text-style-name="P121" svg:x1="0.148cm" svg:y1="8.497cm" svg:x2="9.148cm" svg:y2="8.497cm"><text:p/></draw:line><draw:line draw:style-name="gr22" draw:text-style-name="P121" svg:x1="0.148cm" svg:y1="8.998cm" svg:x2="9.148cm" svg:y2="8.998cm"><text:p/></draw:line></draw:g><draw:polygon draw:style-name="gr18" draw:text-style-name="P121" svg:width="3.939cm" svg:height="1.89cm" draw:transform="rotate (-2.11376825709033) translate (3.68819774309105cm 2.15016785372923cm)" svg:viewBox="0 0 3940 1891" draw:points="0,1241 2723,1891 3940,0"><text:p/></draw:polygon><draw:frame draw:style-name="gr23" draw:text-style-name="P120" svg:width="0.719cm" svg:height="0.664cm" svg:x="0cm" svg:y="2.99cm"><draw:text-box><text:p text:style-name="P119"><text:span text:style-name="T73">P</text:span></text:p></draw:text-box></draw:frame><draw:frame draw:style-name="gr24" draw:text-style-name="P120" svg:width="0.609cm" svg:height="0.664cm" svg:x="2.265cm" svg:y="0.99cm"><draw:text-box><text:p text:style-name="P119"><text:span text:style-name="T73">I</text:span></text:p></draw:text-box></draw:frame><draw:line draw:style-name="gr18" draw:text-style-name="P121" svg:x1="4.637cm" svg:y1="3.484cm" svg:x2="6.642cm" svg:y2="5.479cm"><text:p/></draw:line><draw:frame draw:style-name="gr9" draw:text-style-name="P120" svg:width="0.763cm" svg:height="0.664cm" svg:x="6.512cm" svg:y="5.385cm"><draw:text-box><text:p text:style-name="P119"><text:span text:style-name="T73">U</text:span></text:p></draw:text-box></draw:frame></draw:g><draw:polygon draw:style-name="gr25" draw:text-style-name="P121" svg:width="3.911cm" svg:height="1.927cm" draw:transform="rotate (-0.566708408122559) translate (5.35998530522671cm 2.40061489436803cm)" svg:viewBox="0 0 3912 1928" draw:points="0,1317 2749,1928 3912,0"><text:p/></draw:polygon><draw:polygon draw:style-name="gr25" draw:text-style-name="P121" svg:width="3.911cm" svg:height="1.928cm" draw:transform="skewX (0.000523598775598237) rotate (2.14239165682304) translate (5.64910695496675cm 7.50899518438871cm)" svg:viewBox="0 0 3912 1929" draw:points="3912,1321 1163,1929 0,0"><text:p/></draw:polygon><draw:polygon draw:style-name="gr25" draw:text-style-name="P121" svg:width="3.911cm" svg:height="1.928cm" draw:transform="skewX (0.000872664625997164) rotate (-0.999200996766754) translate (5.65442082281106cm 1.51203259338914cm)" svg:viewBox="0 0 3912 1929" draw:points="3912,1320 1164,1929 0,0"><text:p/></draw:polygon><draw:polygon draw:style-name="gr25" draw:text-style-name="P121" svg:width="3.911cm" svg:height="1.927cm" draw:transform="rotate (2.57488424546723) translate (5.93454247255114cm 6.62341288340963cm)" svg:viewBox="0 0 3912 1928" draw:points="0,1317 2749,1928 3912,0"><text:p/></draw:polygon></draw:g></text:h>
      <text:list xml:id="list132908403200252" text:continue-numbering="true" text:style-name="Num_5f_Exo">
        <text:list-item>
          <text:h text:style-name="P78" text:outline-level="1"> <text:span text:style-name="T21">Les triangles ABC et DEF sont égaux.</text:span></text:h>
          <text:h text:style-name="P79" text:outline-level="1"><draw:g text:anchor-type="as-char" draw:z-index="28" draw:name="Forme3" draw:style-name="gr8"><draw:frame draw:style-name="gr21" draw:text-style-name="P120" svg:width="0.752cm" svg:height="0.664cm" svg:x="2.443cm" svg:y="3.438cm"><draw:text-box><text:p text:style-name="P119"><text:span text:style-name="T73">C</text:span></text:p></draw:text-box></draw:frame><draw:frame draw:style-name="gr26" draw:text-style-name="P120" svg:width="0.747cm" svg:height="0.664cm" svg:x="0cm" svg:y="2.902cm"><draw:text-box><text:p text:style-name="P119"><text:span text:style-name="T73">A</text:span></text:p></draw:text-box></draw:frame><draw:frame draw:style-name="gr26" draw:text-style-name="P120" svg:width="0.747cm" svg:height="0.664cm" svg:x="1.288cm" svg:y="0cm"><draw:text-box><text:p text:style-name="P119"><text:span text:style-name="T73">B</text:span></text:p></draw:text-box></draw:frame><draw:polygon draw:style-name="gr18" draw:text-style-name="P121" svg:width="2.394cm" svg:height="2.639cm" draw:transform="skewX (0.00052359877559835) rotate (-0.544019127846634) translate (1.58412008241014cm 0.623987961661553cm)" svg:viewBox="0 0 2395 2640" draw:points="0,0 440,2640 2395,2059"><text:p/></draw:polygon><draw:path draw:style-name="gr18" draw:text-style-name="P121" svg:width="0.434cm" svg:height="0.272cm" draw:transform="skewX (-0.04921828490624) rotate (-0.549255115602616) translate (0.73876388888888cm 2.74598611111113cm)" svg:viewBox="0 0 435 273" svg:d="M0 0c282 1 435 273 435 273"><text:p/></draw:path><draw:path draw:style-name="gr18" draw:text-style-name="P121" svg:width="0.238cm" svg:height="0.221cm" draw:transform="skewX (0.0539306738866249) rotate (-0.688008791136166) translate (1.54998332916419cm 0.957098011854476cm)" svg:viewBox="0 0 239 222" svg:d="M0 222c199-1 239-222 239-222"><text:p/></draw:path><draw:path draw:style-name="gr18" draw:text-style-name="P121" svg:width="0.295cm" svg:height="0.274cm" draw:transform="skewX (0.0651007810993885) rotate (-0.68329640215578) translate (1.54239960885684cm 0.97487701247749cm)" svg:viewBox="0 0 296 275" svg:d="M0 275c248 1 296-275 296-275"><text:p/></draw:path><draw:path draw:style-name="gr18" draw:text-style-name="P121" svg:width="0.385cm" svg:height="0.147cm" draw:transform="skewX (0.00506145483078358) rotate (-2.48831591456832) translate (2.50937930919113cm 3.30430715187975cm)" svg:viewBox="0 0 386 148" svg:d="M0 148c212 1 386-148 386-148"><text:p/></draw:path><draw:line draw:style-name="gr18" draw:text-style-name="P121" svg:x1="0.982cm" svg:y1="2.88cm" svg:x2="0.84cm" svg:y2="2.976cm"><text:p/></draw:line><draw:g draw:style-name="gr17"><draw:polygon draw:style-name="gr18" draw:text-style-name="P121" svg:width="2.394cm" svg:height="2.639cm" draw:transform="rotate (-0.751364242983559) translate (4.43196959832473cm -0.28858388750703cm)" svg:viewBox="0 0 2395 2640" draw:points="2395,0 1955,2640 0,2058"><text:p/></draw:polygon><draw:path draw:style-name="gr18" draw:text-style-name="P121" svg:width="0.435cm" svg:height="0.273cm" draw:transform="skewX (0.0422369678982627) rotate (-0.748920782030767) translate (4.05390136197013cm 2.43820837730358cm)" svg:viewBox="0 0 436 274" svg:d="M436 0c-281 1-436 274-436 274"><text:p/></draw:path><draw:path draw:style-name="gr18" draw:text-style-name="P121" svg:width="0.244cm" svg:height="0.219cm" draw:transform="skewX (-0.0326376570122939) rotate (-0.612086968674412) translate (5.67835817846355cm 1.3340439089547cm)" svg:viewBox="0 0 245 220" svg:d="M245 220c-199 1-245-220-245-220"><text:p/></draw:path><draw:path draw:style-name="gr18" draw:text-style-name="P121" svg:width="0.303cm" svg:height="0.27cm" draw:transform="skewX (-0.0478220215046447) rotate (-0.623606141737574) translate (5.61717569310735cm 1.31138587696785cm)" svg:viewBox="0 0 304 271" svg:d="M304 271c-248 3-304-271-304-271"><text:p/></draw:path><draw:path draw:style-name="gr18" draw:text-style-name="P121" svg:width="0.385cm" svg:height="0.15cm" draw:transform="rotate (1.1995647948957) translate (3.20874473678326cm 1.54273194533087cm)" svg:viewBox="0 0 386 151" svg:d="M386 151c-212 0-386-151-386-151"><text:p/></draw:path><draw:line draw:style-name="gr18" draw:text-style-name="P121" svg:x1="4.177cm" svg:y1="2.54cm" svg:x2="4.123cm" svg:y2="2.703cm"><text:p/></draw:line></draw:g><draw:frame draw:style-name="gr27" draw:text-style-name="P120" svg:width="0.727cm" svg:height="0.664cm" svg:x="2.487cm" svg:y="0.587cm"><draw:text-box><text:p text:style-name="P119"><text:span text:style-name="T73">E</text:span></text:p></draw:text-box></draw:frame><draw:frame draw:style-name="gr28" draw:text-style-name="P120" svg:width="0.777cm" svg:height="0.664cm" svg:x="5.992cm" svg:y="1cm"><draw:text-box><text:p text:style-name="P119"><text:span text:style-name="T73">D</text:span></text:p></draw:text-box></draw:frame><draw:frame draw:style-name="gr29" draw:text-style-name="P120" svg:width="0.708cm" svg:height="0.664cm" svg:x="3.865cm" svg:y="2.985cm"><draw:text-box><text:p text:style-name="P119"><text:span text:style-name="T73">F</text:span></text:p></draw:text-box></draw:frame></draw:g></text:h>
          <text:h text:style-name="P80" text:outline-level="1"><text:span text:style-name="T22">Complète la figure sachant que : AB = DF <text:s text:c="3"/></text:span><text:span text:style-name="T23">et <text:s text:c="3"/></text:span><text:span text:style-name="T23"><draw:frame draw:style-name="fr5" draw:name="Objet7" text:anchor-type="as-char" svg:width="0.94cm" svg:height="0.462cm" draw:z-index="35"><draw:object xlink:href="./Object 4" xlink:type="simple" xlink:show="embed" xlink:actuate="onLoad"/><draw:image xlink:href="./ObjectReplacements/Object 4" xlink:type="simple" xlink:show="embed" xlink:actuate="onLoad"/><svg:desc>formule</svg:desc></draw:frame></text:span><text:span text:style-name="T22"> =</text:span><text:span text:style-name="T22"><draw:frame draw:style-name="fr5" draw:name="Objet9" text:anchor-type="as-char" svg:width="0.894cm" svg:height="0.459cm" draw:z-index="36"><draw:object xlink:href="./Object 5" xlink:type="simple" xlink:show="embed" xlink:actuate="onLoad"/><draw:image xlink:href="./ObjectReplacements/Object 5" xlink:type="simple" xlink:show="embed" xlink:actuate="onLoad"/><svg:desc>formule</svg:desc></draw:frame></text:span></text:h>
        </text:list-item>
        <text:list-item>
          <text:h text:style-name="P81" text:outline-level="1"><text:span text:style-name="Bold_5f_niv2"> </text:span><text:span text:style-name="Bold_5f_niv2"><text:span text:style-name="T58">Tous égaux ?</text:span></text:span></text:h>
        </text:list-item>
      </text:list>
      <text:h text:style-name="P77" text:outline-level="1"><text:span text:style-name="knumerotitreA"><text:span text:style-name="T10">Ces triangles tracés à main levée <text:s/>sont-ils égaux ?</text:span></text:span></text:h>
      <text:h text:style-name="P87" text:outline-level="1"><text:span text:style-name="knumerotitreA"><text:span text:style-name="T10">Justifie tes réponses.</text:span></text:span></text:h>
      <text:list xml:id="list132908413172039" text:continue-list="list132908378177329" text:style-name="liste_5f_abc">
        <text:list-item>
          <text:p text:style-name="P42"><text:s/></text:p>
          <text:p text:style-name="P42"><draw:g text:anchor-type="as-char" draw:z-index="29" draw:name="Forme4" draw:style-name="gr8"><draw:g draw:style-name="gr17"><draw:path draw:style-name="gr12" draw:text-style-name="P121" svg:width="0.449cm" svg:height="0.262cm" draw:transform="skewX (0.0842994028713261) rotate (-0.330041761552129) translate (2.1671896136278cm 0.530738513165005cm)" svg:viewBox="0 0 450 263" svg:d="M0 263c308 0 450-263 450-263"><text:p/></draw:path><draw:path draw:style-name="gr12" draw:text-style-name="P121" svg:width="0.541cm" svg:height="0.274cm" draw:transform="skewX (0.245044226980004) rotate (-0.256563400043167) translate (2.15000588186885cm 0.58365544492136cm)" svg:viewBox="0 0 542 275" svg:d="M0 275c368-1 542-275 542-275"><text:p/></draw:path></draw:g><draw:frame draw:style-name="gr30" draw:text-style-name="P122" svg:width="1.512cm" svg:height="0.828cm" svg:x="1.748cm" svg:y="0.63cm"><draw:text-box><text:p text:style-name="P119"><text:span text:style-name="T73">115°</text:span><text:span text:style-name="T74"> </text:span></text:p></draw:text-box></draw:frame><draw:frame draw:style-name="gr24" draw:text-style-name="P120" svg:width="0.609cm" svg:height="0.664cm" svg:x="0cm" svg:y="2.544cm"><draw:text-box><text:p text:style-name="P119"><text:span text:style-name="T73">I</text:span></text:p></draw:text-box></draw:frame><draw:path draw:style-name="gr12" draw:text-style-name="P121" svg:width="0.493cm" svg:height="0.223cm" draw:transform="skewX (0.00767944870877505) rotate (0.0106465084371654) translate (6.375593426789cm 2.95829945341848cm)" svg:viewBox="0 0 494 224" svg:d="M494 0c-259-1-494 224-494 224"><text:p/></draw:path><draw:frame draw:style-name="gr31" draw:text-style-name="P122" svg:width="1.872cm" svg:height="0.828cm" draw:transform="rotate (1.3863150248591) translate (6.69925cm 3.58294444444444cm)"><draw:text-box><text:p text:style-name="P119"><text:span text:style-name="T73">3,8 cm</text:span><text:span text:style-name="T74"> </text:span></text:p></draw:text-box></draw:frame><draw:g draw:style-name="gr17"><draw:path draw:style-name="gr18" draw:text-style-name="P121" svg:width="2.487cm" svg:height="1.589cm" draw:transform="skewX (-0.00383972435438752) rotate (0.318173522638566) translate (-0.0978109280755365cm 1.252231015042cm)" svg:viewBox="0 0 2488 1590" svg:d="M0 1590c149-107 234-135 402-245 171-110 349-192 496-324 155-138 345-223 517-335 181-117 238-207 442-276l272-147 141-120 218-143"><text:p/></draw:path><draw:path draw:style-name="gr18" draw:text-style-name="P121" svg:width="1.983cm" svg:height="0.528cm" draw:transform="rotate (-0.78819069020064) translate (2.62944398686164cm 0.125136473325105cm)" svg:viewBox="0 0 1984 529" svg:d="M0 527c192 16 180-57 408-120 148-101 517-121 680-190 180-77 364-54 542-139 172-81 174-16 354-78"><text:p/></draw:path><draw:path draw:style-name="gr18" draw:text-style-name="P121" svg:width="3.834cm" svg:height="0.333cm" draw:transform="skewX (-0.0013962634015954) rotate (0.416959158301445) translate (0.405959578759584cm 2.78713272542299cm)" svg:viewBox="0 0 3835 334" svg:d="M0 0c168 17 335 11 505 49 175 39 340 40 520 76 159 32 310 25 468 65 182 47 326 13 505 36 168 21 344 56 511 33 176-24 403 23 580 43 163 19 604-71 746 32"><text:p/></draw:path></draw:g><draw:frame draw:style-name="gr23" draw:text-style-name="P120" svg:width="0.719cm" svg:height="0.664cm" svg:x="1.773cm" svg:y="0.018cm"><draw:text-box><text:p text:style-name="P119"><text:span text:style-name="T73">P</text:span></text:p></draw:text-box></draw:frame><draw:frame draw:style-name="gr32" draw:text-style-name="P120" svg:width="0.77cm" svg:height="0.664cm" svg:x="4.09cm" svg:y="0.291cm"><draw:text-box><text:p text:style-name="P119"><text:span text:style-name="T73">N</text:span></text:p></draw:text-box></draw:frame><draw:frame draw:style-name="gr29" draw:text-style-name="P120" svg:width="0.708cm" svg:height="0.664cm" svg:x="3.798cm" svg:y="1.464cm"><draw:text-box><text:p text:style-name="P119"><text:span text:style-name="T73">F</text:span></text:p></draw:text-box></draw:frame><draw:g draw:style-name="gr17"><draw:path draw:style-name="gr18" draw:text-style-name="P121" svg:width="2.299cm" svg:height="1.516cm" draw:transform="skewX (0.117984257434817) rotate (-0.888023523414716) translate (5.73344135085785cm -0.0000441943178079782cm)" svg:viewBox="0 0 2300 1517" svg:d="M0 1517c138-100 216-126 371-231 158-107 323-185 459-310 143-133 318-213 477-321 166-111 219-197 408-264l251-139 132-116 202-136"><text:p/></draw:path><draw:path draw:style-name="gr18" draw:text-style-name="P121" svg:width="1.804cm" svg:height="0.507cm" draw:transform="skewX (-0.103323491718064) rotate (-2.10923040103515) translate (7.62410265097903cm 1.99651965126866cm)" svg:viewBox="0 0 1805 508" svg:d="M0 506c175 16 164-54 372-114 135-98 470-118 617-185 164-74 332-50 493-132 157-79 159-15 323-75"><text:p/></draw:path><draw:path draw:style-name="gr18" draw:text-style-name="P121" svg:width="3.586cm" svg:height="0.313cm" draw:transform="skewX (0.124267442741996) rotate (-0.788714288976238) translate (4.41740542135458cm 0.826623024187604cm)" svg:viewBox="0 0 3587 314" svg:d="M0 0c157 16 313 10 471 46 165 37 319 38 488 72 148 30 289 23 437 61 171 43 306 12 473 33 157 20 321 53 476 31 166-23 379 22 544 42 153 18 565-67 698 29"><text:p/></draw:path></draw:g><draw:frame draw:style-name="gr26" draw:text-style-name="P120" svg:width="0.747cm" svg:height="0.664cm" svg:x="6.452cm" svg:y="3.466cm"><draw:text-box><text:p text:style-name="P119"><text:span text:style-name="T73">Z</text:span></text:p></draw:text-box></draw:frame><draw:frame draw:style-name="gr27" draw:text-style-name="P120" svg:width="0.727cm" svg:height="0.664cm" svg:x="7.078cm" svg:y="1.533cm"><draw:text-box><text:p text:style-name="P119"><text:span text:style-name="T73">E</text:span></text:p></draw:text-box></draw:frame><draw:g draw:style-name="gr17"><draw:path draw:style-name="gr12" draw:text-style-name="P121" svg:width="0.451cm" svg:height="0.265cm" draw:transform="skewX (0.0706858347057703) rotate (-1.48911491780156) translate (7.05147997779529cm 1.65896772783666cm)" svg:viewBox="0 0 452 266" svg:d="M0 266c307-1 452-266 452-266"><text:p/></draw:path><draw:path draw:style-name="gr12" draw:text-style-name="P121" svg:width="0.538cm" svg:height="0.273cm" draw:transform="skewX (0.250105681810787) rotate (-1.40725897588303) translate (6.98967558811982cm 1.6637764063329cm)" svg:viewBox="0 0 539 274" svg:d="M0 274c367 1 539-274 539-274"><text:p/></draw:path></draw:g><draw:path draw:style-name="gr12" draw:text-style-name="P121" svg:width="0.145cm" svg:height="0.448cm" draw:transform="skewX (0.00785398163397448) rotate (0.0122173047639603) translate (3.45408459847123cm 1.28288343462114cm)" svg:viewBox="0 0 146 449" svg:d="M146 0c-248 91-105 449-105 449"><text:p/></draw:path><draw:frame draw:style-name="gr33" draw:text-style-name="P122" svg:width="1.287cm" svg:height="0.828cm" svg:x="2.54cm" svg:y="1.102cm"><draw:text-box><text:p text:style-name="P119"><text:span text:style-name="T73">52°</text:span><text:span text:style-name="T74"> </text:span></text:p></draw:text-box></draw:frame><draw:frame draw:style-name="gr33" draw:text-style-name="P122" svg:width="1.287cm" svg:height="0.828cm" draw:transform="rotate (0.335103216382911) translate (5.87727777777778cm 2.56594444444444cm)"><draw:text-box><text:p text:style-name="P119"><text:span text:style-name="T73">52°</text:span><text:span text:style-name="T74"> </text:span></text:p></draw:text-box></draw:frame><draw:frame draw:style-name="gr30" draw:text-style-name="P122" svg:width="1.512cm" svg:height="0.828cm" draw:transform="rotate (-0.864112512662392) translate (6.55108333333333cm 1.30223611111111cm)"><draw:text-box><text:p text:style-name="P119"><text:span text:style-name="T73">115°</text:span><text:span text:style-name="T74"> </text:span></text:p></draw:text-box></draw:frame><draw:frame draw:style-name="gr31" draw:text-style-name="P122" svg:width="1.872cm" svg:height="0.828cm" draw:transform="rotate (-0.524122374373897) translate (2.82222222222222cm 0.000486111111111313cm)"><draw:text-box><text:p text:style-name="P119"><text:span text:style-name="T73">3,8 cm</text:span><text:span text:style-name="T74"> </text:span></text:p></draw:text-box></draw:frame></draw:g></text:p>
          <text:p text:style-name="P95"><text:span text:style-name="_5f_pointillés_20_gris"><text:span text:style-name="T24">O</text:span></text:span><text:span text:style-name="_5f_pointillés_20_gris"><text:span text:style-name="T25">ui, car ils <text:s/>ont chacun un côté de même longueur compris entre deux <text:s/>angles d</text:span></text:span><text:span text:style-name="_5f_pointillés_20_gris"><text:span text:style-name="T30">ont les mesures respectives sont égales</text:span></text:span><text:span text:style-name="_5f_pointillés_20_gris"><text:span text:style-name="T25">.</text:span></text:span></text:p>
        </text:list-item>
        <text:list-item>
          <text:p text:style-name="P47"><text:s/></text:p>
          <text:p text:style-name="P48"><draw:g text:anchor-type="as-char" draw:z-index="30" draw:name="Forme5" draw:style-name="gr8"><draw:frame draw:style-name="gr24" draw:text-style-name="P120" svg:width="0.609cm" svg:height="0.664cm" draw:transform="rotate (-0.00872664625997135) translate (0.291041666666667cm 3.62509722222222cm)"><draw:text-box><text:p text:style-name="P119"><text:span text:style-name="T73">I</text:span></text:p></draw:text-box></draw:frame><draw:path draw:style-name="gr12" draw:text-style-name="P121" svg:width="0.164cm" svg:height="0.321cm" draw:transform="skewX (0.0132645023151569) rotate (2.4008749190434) translate (3.50170653031789cm 1.43820564066064cm)" svg:viewBox="0 0 165 322" svg:d="M8 322c-51-191 157-322 157-322"><text:p/></draw:path><draw:frame draw:style-name="gr15" draw:text-style-name="P122" svg:width="1.872cm" svg:height="0.832cm" draw:transform="rotate (0.643502895210309) translate (3.20322222222222cm 3.86222222222222cm)"><draw:text-box><text:p text:style-name="P119"><text:span text:style-name="T73">5,3 cm</text:span><text:span text:style-name="T74"> </text:span></text:p></draw:text-box></draw:frame><draw:g draw:style-name="gr17"><draw:path draw:style-name="gr18" draw:text-style-name="P121" svg:width="2.369cm" svg:height="1.511cm" draw:transform="skewX (0.00122173047639607) rotate (1.00408791867234) translate (-0.541715590463526cm 3.00382797744933cm)" svg:viewBox="0 0 2370 1512" svg:d="M0 1512c142-101 223-126 383-231 162-107 333-184 472-309 148-133 329-212 493-319 171-112 225-197 421-263l259-139 134-115 208-136"><text:p/></draw:path><draw:path draw:style-name="gr18" draw:text-style-name="P121" svg:width="1.888cm" svg:height="0.502cm" draw:transform="skewX (0.00575958653158127) rotate (-0.105941485596057) translate (0.790504824244763cm 0.527358271357197cm)" svg:viewBox="0 0 1889 503" svg:d="M0 501c183 16 172-53 388-113 142-96 494-116 647-182 172-73 348-51 517-131 162-78 165-16 337-75"><text:p/></draw:path><draw:path draw:style-name="gr18" draw:text-style-name="P121" svg:width="3.655cm" svg:height="0.318cm" draw:transform="rotate (1.10060462630762) translate (0.749643861629302cm 3.83530655899432cm)" svg:viewBox="0 0 3656 319" svg:d="M0 0c160 16 319 11 480 47 168 37 325 38 497 73 151 30 295 23 446 62 174 43 311 11 482 33 160 20 327 54 486 32 168-24 385 22 553 41 156 18 576-67 712 31"><text:p/></draw:path></draw:g><draw:frame draw:style-name="gr23" draw:text-style-name="P120" svg:width="0.719cm" svg:height="0.664cm" draw:transform="rotate (-0.014835298641952) translate (0.22225cm 0.637069444444445cm)"><draw:text-box><text:p text:style-name="P119"><text:span text:style-name="T73">P</text:span></text:p></draw:text-box></draw:frame><draw:frame draw:style-name="gr32" draw:text-style-name="P120" svg:width="0.77cm" svg:height="0.664cm" draw:transform="rotate (0.0321140582366957) translate (3.19793055555556cm 0.196097222222222cm)"><draw:text-box><text:p text:style-name="P119"><text:span text:style-name="T73">N</text:span></text:p></draw:text-box></draw:frame><draw:frame draw:style-name="gr29" draw:text-style-name="P120" svg:width="0.708cm" svg:height="0.664cm" draw:transform="rotate (-0.0197222205475358) translate (2.460625cm 0.495958333333333cm)"><draw:text-box><text:p text:style-name="P119"><text:span text:style-name="T73">F</text:span></text:p></draw:text-box></draw:frame><draw:path draw:style-name="gr18" draw:text-style-name="P121" svg:width="2.19cm" svg:height="1.45cm" draw:transform="skewX (0.115540796482025) rotate (-1.63467537741789) translate (4.87904210796348cm 0.876997128932628cm)" svg:viewBox="0 0 2191 1451" svg:d="M0 1451c131-97 206-122 354-222 150-101 308-176 437-296 136-128 304-204 455-306 159-107 209-189 390-252l239-134 125-111 191-130"><text:p/></draw:path><draw:path draw:style-name="gr18" draw:text-style-name="P121" svg:width="1.722cm" svg:height="0.489cm" draw:transform="skewX (-0.102799892942466) rotate (-2.85483505748713) translate (4.91274093326414cm 3.50290058174954cm)" svg:viewBox="0 0 1723 490" svg:d="M0 488c167 15 156-53 355-111 128-93 449-113 589-177 156-71 317-50 471-128 149-75 150-15 308-72"><text:p/></draw:path><draw:path draw:style-name="gr18" draw:text-style-name="P121" svg:width="3.422cm" svg:height="0.311cm" draw:transform="skewX (0.125140107367993) rotate (-1.52995562229823) translate (3.41874112234723cm 0.607443493986781cm)" svg:viewBox="0 0 3423 312" svg:d="M0 0c150 15 299 11 450 45 157 36 304 37 465 71 141 29 277 23 418 60 163 42 291 12 451 33 150 19 306 52 455 31 158-21 360 23 518 41 146 18 539-61 666 31"><text:p/></draw:path><draw:frame draw:style-name="gr26" draw:text-style-name="P120" svg:width="0.747cm" svg:height="0.664cm" draw:transform="rotate (-0.0448549617762544) translate (2.70404166666667cm 3.92495833333333cm)"><draw:text-box><text:p text:style-name="P119"><text:span text:style-name="T73">Z</text:span></text:p></draw:text-box></draw:frame><draw:path draw:style-name="gr12" draw:text-style-name="P121" svg:width="0.206cm" svg:height="0.311cm" draw:transform="rotate (0.68015480950219) translate (0.771127766263602cm 3.14334432663696cm)" svg:viewBox="0 0 207 312" svg:d="M0 0c237 89 206 312 206 312"><text:p/></draw:path><draw:frame draw:style-name="gr11" draw:text-style-name="P122" svg:width="1.288cm" svg:height="0.832cm" draw:transform="rotate (0.0204203522483337) translate (0.560916666666667cm 2.40448611111111cm)"><draw:text-box><text:p text:style-name="P119"><text:span text:style-name="T73">40°</text:span><text:span text:style-name="T74"> </text:span></text:p></draw:text-box></draw:frame><draw:frame draw:style-name="gr11" draw:text-style-name="P122" svg:width="1.288cm" svg:height="0.832cm" draw:transform="rotate (0.369137136796801) translate (2.95451388888889cm 1.60444444444444cm)"><draw:text-box><text:p text:style-name="P119"><text:span text:style-name="T73">40°</text:span><text:span text:style-name="T74"> </text:span></text:p></draw:text-box></draw:frame><draw:frame draw:style-name="gr15" draw:text-style-name="P122" svg:width="1.872cm" svg:height="0.832cm" draw:transform="rotate (0.158475896081085) translate (0.832555555555556cm 0.294875cm)"><draw:text-box><text:p text:style-name="P119"><text:span text:style-name="T73">5,3 cm</text:span><text:span text:style-name="T74"> </text:span></text:p></draw:text-box></draw:frame><draw:frame draw:style-name="gr15" draw:text-style-name="P122" svg:width="1.872cm" svg:height="0.832cm" draw:transform="rotate (1.55299396842455) translate (0cm 3.11886111111111cm)"><draw:text-box><text:p text:style-name="P119"><text:span text:style-name="T73">7,1 cm</text:span><text:span text:style-name="T74"> </text:span></text:p></draw:text-box></draw:frame><draw:frame draw:style-name="gr15" draw:text-style-name="P122" svg:width="1.872cm" svg:height="0.832cm" draw:transform="rotate (-0.98803088955399) translate (4.23333333333333cm 0.900652777777778cm)"><draw:text-box><text:p text:style-name="P119"><text:span text:style-name="T73">7,1 cm</text:span><text:span text:style-name="T74"> </text:span></text:p></draw:text-box></draw:frame><draw:frame draw:style-name="gr27" draw:text-style-name="P120" svg:width="0.727cm" svg:height="0.664cm" draw:transform="rotate (-0.0459021593274509) translate (4.57376388888889cm 2.71316666666667cm)"><draw:text-box><text:p text:style-name="P119"><text:span text:style-name="T73">E</text:span></text:p></draw:text-box></draw:frame><draw:path draw:style-name="gr18" draw:text-style-name="P121" svg:width="1.722cm" svg:height="0.489cm" draw:transform="skewX (-0.102799892942466) rotate (-2.85483505748713) translate (4.91274093326414cm 3.50290058174954cm)" svg:viewBox="0 0 1723 490" svg:d="M0 488c167 15 156-53 355-111 128-93 449-113 589-177 156-71 317-50 471-128 149-75 150-15 308-72"><text:p/></draw:path><draw:path draw:style-name="gr34" draw:text-style-name="P121" svg:width="1.723cm" svg:height="0.487cm" draw:transform="skewX (-0.103148958792865) rotate (2.23105438282435) translate (4.35001875604722cm 3.38887356549705cm)" svg:viewBox="0 0 1724 488" svg:d="M0 486c167 15 156-53 355-110 128-93 449-112 589-176 157-71 317-50 472-128 149-75 150-15 308-72"><text:p/></draw:path><draw:frame draw:style-name="gr26" draw:text-style-name="P123" svg:width="0.747cm" svg:height="0.664cm" draw:transform="rotate (-0.0471238898038469) translate (2.69169444444444cm 1.65559722222222cm)"><draw:text-box><text:p text:style-name="P119"><text:span text:style-name="T75">Z</text:span></text:p></draw:text-box></draw:frame><draw:frame draw:style-name="gr15" draw:text-style-name="P122" svg:width="1.872cm" svg:height="0.832cm" draw:transform="rotate (-0.662876049907447) translate (3.540125cm 1.90959722222222cm)"><draw:text-box><text:p text:style-name="P119"><text:span text:style-name="T75">5,3 cm</text:span><text:span text:style-name="T74"> </text:span></text:p></draw:text-box></draw:frame></draw:g></text:p>
          <text:p text:style-name="P96"><text:span text:style-name="_5f_pointillés_20_gris"><text:span text:style-name="T25">Non, car ils <text:s/>ont deux côtés </text:span></text:span><text:span text:style-name="_5f_pointillés_20_gris"><text:span text:style-name="T30">respectivement </text:span></text:span><text:span text:style-name="_5f_pointillés_20_gris"><text:span text:style-name="T25">de même longueur et un angle de même mesure mais qui n’est pas formé par ces deux côtés. On pourrait avoir deux triangles différents. (voir figure)</text:span></text:span></text:p>
        </text:list-item>
      </text:list>
      <text:list xml:id="list132908447178066" text:continue-list="list132908403200252" text:style-name="Num_5f_Exo">
        <text:list-item>
          <text:h text:style-name="P82" text:outline-level="1"><text:soft-page-break/><text:span text:style-name="Bold_5f_niv2"> </text:span><text:span text:style-name="T59">RAVI est un parallélogramme de centre O</text:span>.</text:h>
        </text:list-item>
      </text:list>
      <text:h text:style-name="P83" text:outline-level="1"><draw:g text:anchor-type="as-char" draw:z-index="31" draw:name="Forme6" draw:style-name="gr8"><draw:frame draw:style-name="gr14" draw:text-style-name="P120" svg:width="0.75cm" svg:height="0.664cm" draw:transform="rotate (-0.0165806278939462) translate (0.0105833333333333cm 0.0493472222222222cm)"><draw:text-box><text:p text:style-name="P119"><text:span text:style-name="T73">R</text:span></text:p></draw:text-box></draw:frame><draw:custom-shape draw:style-name="gr35" draw:text-style-name="P121" svg:width="3.694cm" svg:height="1.639cm" svg:x="0.596cm" svg:y="0.469cm"><text:p/><draw:enhanced-geometry svg:viewBox="0 0 21600 21600" draw:mirror-horizont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26" draw:text-style-name="P120" svg:width="0.747cm" svg:height="0.664cm" draw:transform="rotate (-0.0141371669411543) translate (3.19793055555556cm -0.0000416666666667425cm)"><draw:text-box><text:p text:style-name="P119"><text:span text:style-name="T73">A</text:span></text:p></draw:text-box></draw:frame><draw:frame draw:style-name="gr26" draw:text-style-name="P120" svg:width="0.747cm" svg:height="0.664cm" draw:transform="rotate (-0.0164060949687468) translate (4.11691666666667cm 1.81323611111111cm)"><draw:text-box><text:p text:style-name="P119"><text:span text:style-name="T73">V</text:span></text:p></draw:text-box></draw:frame><draw:frame draw:style-name="gr36" draw:text-style-name="P120" svg:width="0.682cm" svg:height="0.664cm" draw:transform="rotate (-0.0155334303427497) translate (1.0795cm 1.94023611111111cm)"><draw:text-box><text:p text:style-name="P119"><text:span text:style-name="T73">I</text:span></text:p></draw:text-box></draw:frame><draw:line draw:style-name="gr18" draw:text-style-name="P121" svg:x1="0.6cm" svg:y1="0.466cm" svg:x2="4.288cm" svg:y2="2.116cm"><text:p/></draw:line><draw:line draw:style-name="gr18" draw:text-style-name="P121" svg:x1="1.517cm" svg:y1="2.11cm" svg:x2="3.372cm" svg:y2="0.46cm"><text:p/></draw:line><draw:frame draw:style-name="gr16" draw:text-style-name="P120" svg:width="0.784cm" svg:height="0.664cm" draw:transform="rotate (-0.0134390352403557) translate (2.02494444444444cm 0.739027777777778cm)"><draw:text-box><text:p text:style-name="P119"><text:span text:style-name="T73">O</text:span></text:p></draw:text-box></draw:frame><draw:line draw:style-name="gr37" draw:text-style-name="P121" svg:x1="2.12cm" svg:y1="0.363cm" svg:x2="2.017cm" svg:y2="0.551cm"><text:p/></draw:line><draw:line draw:style-name="gr37" draw:text-style-name="P121" svg:x1="2.745cm" svg:y1="2.024cm" svg:x2="2.642cm" svg:y2="2.212cm"><text:p/></draw:line><draw:line draw:style-name="gr37" draw:text-style-name="P121" svg:x1="1.095cm" svg:y1="1.188cm" svg:x2="0.992cm" svg:y2="1.376cm"><text:p/></draw:line><draw:line draw:style-name="gr37" draw:text-style-name="P121" svg:x1="1.158cm" svg:y1="1.275cm" svg:x2="1.055cm" svg:y2="1.463cm"><text:p/></draw:line><draw:line draw:style-name="gr37" draw:text-style-name="P121" svg:x1="3.77cm" svg:y1="1.018cm" svg:x2="3.667cm" svg:y2="1.206cm"><text:p/></draw:line><draw:line draw:style-name="gr37" draw:text-style-name="P121" svg:x1="3.833cm" svg:y1="1.103cm" svg:x2="3.73cm" svg:y2="1.291cm"><text:p/></draw:line><draw:g draw:style-name="gr17"><draw:line draw:style-name="gr37" draw:text-style-name="P121" svg:x1="3.242cm" svg:y1="1.53cm" svg:x2="3.093cm" svg:y2="1.684cm"><text:p/></draw:line><draw:line draw:style-name="gr37" draw:text-style-name="P121" svg:x1="3.093cm" svg:y1="1.53cm" svg:x2="3.242cm" svg:y2="1.684cm"><text:p/></draw:line></draw:g><draw:g draw:style-name="gr17"><draw:line draw:style-name="gr37" draw:text-style-name="P121" svg:x1="1.815cm" svg:y1="0.898cm" svg:x2="1.666cm" svg:y2="1.052cm"><text:p/></draw:line><draw:line draw:style-name="gr37" draw:text-style-name="P121" svg:x1="1.666cm" svg:y1="0.898cm" svg:x2="1.815cm" svg:y2="1.052cm"><text:p/></draw:line></draw:g><draw:custom-shape draw:style-name="gr38" draw:text-style-name="P121" svg:width="0.075cm" svg:height="0.092cm" svg:x="2.819cm" svg:y="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21" svg:width="0.075cm" svg:height="0.092cm" svg:x="2.018cm" svg:y="1.586cm"><text:p/><draw:enhanced-geometry svg:viewBox="0 0 21600 21600" draw:glue-points="10800 0 3163 3163 0 10800 3163 18437 10800 21600 18437 18437 21600 10800 18437 3163" draw:text-areas="3163 3163 18437 18437" draw:type="ellipse" draw:enhanced-path="U 10800 10800 10800 10800 0 360 Z N"/></draw:custom-shape></draw:g></text:h>
      <text:list xml:id="list5706869060872172327" text:style-name="L104">
        <text:list-item>
          <text:p text:style-name="P49">Code la figure.</text:p>
        </text:list-item>
        <text:list-item>
          <text:h text:style-name="P92" text:outline-level="1">Quels sont les triangles égaux ? Justifie ta réponse.</text:h>
        </text:list-item>
      </text:list>
      <text:list xml:id="list132908468184735" text:continue-list="list132908413172039" text:style-name="liste_5f_abc">
        <text:list-header>
          <text:p text:style-name="P97"><text:span text:style-name="_5f_pointillés_20_gris"><text:span text:style-name="T26">Dans un parallélogramme les côtés opposés ont même longueur et les diagonales se coupent en leur milieu.</text:span></text:span></text:p>
          <text:p text:style-name="P97"><text:span text:style-name="_5f_pointillés_20_gris"><text:span text:style-name="T26"/></text:span></text:p>
          <text:p text:style-name="P97"><text:span text:style-name="_5f_pointillés_20_gris"><text:span text:style-name="T26">Deux triangles qui ont des côtés </text:span></text:span><text:span text:style-name="_5f_pointillés_20_gris"><text:span text:style-name="T31">respectivement </text:span></text:span><text:span text:style-name="_5f_pointillés_20_gris"><text:span text:style-name="T26">de même longueur </text:span></text:span><text:span text:style-name="_5f_pointillés_20_gris"><text:span text:style-name="T31">deux à deux </text:span></text:span><text:span text:style-name="_5f_pointillés_20_gris"><text:span text:style-name="T26">sont égaux donc ROI et AOV sont égaux ainsi que ROA et OIV.</text:span></text:span></text:p>
        </text:list-header>
      </text:list>
      <text:list xml:id="list132908469183067" text:continue-list="list132908447178066" text:style-name="Num_5f_Exo">
        <text:list-item>
          <text:h text:style-name="P85" text:outline-level="1"> <text:span text:style-name="T60">Démontre que les triangles ABC et DEF sont égaux.</text:span></text:h>
        </text:list-item>
      </text:list>
      <text:h text:style-name="P84" text:outline-level="1"><draw:g text:anchor-type="as-char" draw:z-index="32" draw:name="Forme7" draw:style-name="gr8"><draw:frame draw:style-name="gr39" draw:text-style-name="P122" svg:width="1.65cm" svg:height="0.832cm" draw:transform="rotate (-0.341386401690091) translate (0.751416666666667cm 3.28131944444444cm)"><draw:text-box><text:p text:style-name="P119"><text:span text:style-name="T73"><text:s/></text:span><text:span text:style-name="T73">4 cm</text:span><text:span text:style-name="T74"> </text:span></text:p></draw:text-box></draw:frame><draw:frame draw:style-name="gr40" draw:text-style-name="P122" svg:width="1.228cm" svg:height="0.832cm" svg:x="0.796cm" svg:y="2.679cm"><draw:text-box><text:p text:style-name="P119"><text:span text:style-name="T76">88°</text:span><text:span text:style-name="T74"> </text:span></text:p></draw:text-box></draw:frame><draw:line draw:style-name="gr41" draw:text-style-name="P121" svg:x1="2.352cm" svg:y1="4.163cm" svg:x2="0.562cm" svg:y2="3.283cm"><text:p/></draw:line><draw:line draw:style-name="gr41" draw:text-style-name="P121" svg:x1="0.562cm" svg:y1="3.28cm" svg:x2="1.981cm" svg:y2="0.63cm"><text:p/></draw:line><draw:line draw:style-name="gr41" draw:text-style-name="P121" svg:x1="1.981cm" svg:y1="0.63cm" svg:x2="2.352cm" svg:y2="4.16cm"><text:p/></draw:line><draw:ellipse draw:style-name="gr41" draw:text-style-name="P121" svg:width="0.602cm" svg:height="0.6cm" svg:x="0.261cm" svg:y="2.985cm" draw:kind="arc" draw:start-angle="-26.24" draw:end-angle="61.9"><text:p/></draw:ellipse><draw:ellipse draw:style-name="gr41" draw:text-style-name="P121" svg:width="1.343cm" svg:height="1.676cm" svg:x="1.323cm" svg:y="-0.365cm" draw:kind="arc" draw:start-angle="-118.1" draw:end-angle="-84.02"><text:p/></draw:ellipse><draw:frame draw:name="DescriptionOOoTep" draw:style-name="gr42" draw:text-style-name="P124" svg:width="0.003cm" svg:height="0.003cm" svg:x="2.302cm" svg:y="4.113cm"><draw:text-box><text:p/></draw:text-box><svg:desc>@options;@figure;  A = point( -2.23 , -3.43 )  { noir , (2,0) , dec2 };
</svg:desc></draw:frame><draw:line draw:style-name="gr41" draw:text-style-name="P121" svg:x1="2.861cm" svg:y1="1.325cm" svg:x2="4.814cm" svg:y2="0.922cm"><text:p/></draw:line><draw:line draw:style-name="gr41" draw:text-style-name="P121" svg:x1="4.814cm" svg:y1="0.922cm" svg:x2="5.319cm" svg:y2="3.885cm"><text:p/></draw:line><draw:line draw:style-name="gr41" draw:text-style-name="P121" svg:x1="5.319cm" svg:y1="3.886cm" svg:x2="2.861cm" svg:y2="1.325cm"><text:p/></draw:line><draw:ellipse draw:style-name="gr41" draw:text-style-name="P121" svg:width="1.177cm" svg:height="1.176cm" draw:transform="rotate (-2.48168366341074) translate (3.667125cm 1.42570833333333cm)" draw:kind="arc" draw:start-angle="95.98" draw:end-angle="153.76"><text:p/></draw:ellipse><draw:ellipse draw:style-name="gr41" draw:text-style-name="P121" svg:width="1.539cm" svg:height="1.534cm" draw:transform="skewX (-0.00122173047639607) rotate (-2.48133459756034) translate (6.4135cm 4.02920833333333cm)" draw:kind="arc" draw:start-angle="-118.1" draw:end-angle="-84.02"><text:p/></draw:ellipse><draw:frame draw:style-name="gr43" draw:text-style-name="P122" svg:width="1.537cm" svg:height="0.832cm" draw:transform="rotate (1.03393304888144) translate (0.123472222222222cm 2.462875cm)"><draw:text-box><text:p text:style-name="P119"><text:span text:style-name="T73">6 cm</text:span><text:span text:style-name="T74"> </text:span></text:p></draw:text-box></draw:frame><draw:frame draw:style-name="gr40" draw:text-style-name="P122" svg:width="1.228cm" svg:height="0.832cm" svg:x="3.306cm" svg:y="1.092cm"><draw:text-box><text:p text:style-name="P119"><text:span text:style-name="T76">57°</text:span><text:span text:style-name="T74"> </text:span></text:p></draw:text-box></draw:frame><draw:frame draw:style-name="gr40" draw:text-style-name="P122" svg:width="1.228cm" svg:height="0.832cm" svg:x="1.256cm" svg:y="1.154cm"><draw:text-box><text:p text:style-name="P119"><text:span text:style-name="T76">35°</text:span><text:span text:style-name="T74"> </text:span></text:p></draw:text-box></draw:frame><draw:frame draw:style-name="gr43" draw:text-style-name="P122" svg:width="1.537cm" svg:height="0.832cm" draw:transform="rotate (-1.4480996803797) translate (5.64444444444445cm 1.32516666666667cm)"><draw:text-box><text:p text:style-name="P119"><text:span text:style-name="T73">6 cm</text:span><text:span text:style-name="T74"> </text:span></text:p></draw:text-box></draw:frame><draw:frame draw:style-name="gr40" draw:text-style-name="P122" svg:width="1.228cm" svg:height="0.832cm" svg:x="4.344cm" svg:y="2.544cm"><draw:text-box><text:p text:style-name="P119"><text:span text:style-name="T76">35°</text:span><text:span text:style-name="T74"> </text:span></text:p></draw:text-box></draw:frame><draw:ellipse draw:style-name="gr41" draw:text-style-name="P121" svg:width="0.787cm" svg:height="0.793cm" svg:x="0.169cm" svg:y="2.896cm" draw:kind="arc" draw:start-angle="-26.24" draw:end-angle="61.9"><text:p/></draw:ellipse><draw:line draw:style-name="gr18" draw:text-style-name="P121" svg:x1="3.321cm" svg:y1="1.467cm" svg:x2="3.502cm" svg:y2="1.512cm"><text:p/></draw:line><draw:frame draw:style-name="gr44" draw:text-style-name="P122" svg:width="0.904cm" svg:height="0.832cm" svg:x="0cm" svg:y="2.91cm"><draw:text-box><text:p text:style-name="P119"><text:span text:style-name="T73">A</text:span><text:span text:style-name="T74"> </text:span></text:p></draw:text-box></draw:frame><draw:frame draw:style-name="gr44" draw:text-style-name="P122" svg:width="0.904cm" svg:height="0.832cm" svg:x="1.644cm" svg:y="0cm"><draw:text-box><text:p text:style-name="P119"><text:span text:style-name="T73">B</text:span><text:span text:style-name="T74"> </text:span></text:p></draw:text-box></draw:frame><draw:frame draw:style-name="gr45" draw:text-style-name="P122" svg:width="0.909cm" svg:height="0.832cm" svg:x="2.203cm" svg:y="3.808cm"><draw:text-box><text:p text:style-name="P119"><text:span text:style-name="T73">C</text:span><text:span text:style-name="T74"> </text:span></text:p></draw:text-box></draw:frame><draw:frame draw:style-name="gr46" draw:text-style-name="P122" svg:width="0.934cm" svg:height="0.832cm" svg:x="2.358cm" svg:y="0.647cm"><draw:text-box><text:p text:style-name="P119"><text:span text:style-name="T73">D</text:span><text:span text:style-name="T74"> </text:span></text:p></draw:text-box></draw:frame><draw:frame draw:style-name="gr47" draw:text-style-name="P122" svg:width="0.884cm" svg:height="0.832cm" svg:x="4.507cm" svg:y="0.249cm"><draw:text-box><text:p text:style-name="P119"><text:span text:style-name="T73">E</text:span><text:span text:style-name="T74"> </text:span></text:p></draw:text-box></draw:frame><draw:frame draw:style-name="gr48" draw:text-style-name="P122" svg:width="0.865cm" svg:height="0.832cm" svg:x="5.11cm" svg:y="3.664cm"><draw:text-box><text:p text:style-name="P119"><text:span text:style-name="T73">F</text:span><text:span text:style-name="T74"> </text:span></text:p></draw:text-box></draw:frame></draw:g></text:h>
      <text:list xml:id="list132908483199339" text:continue-list="list5706869060872172327" text:style-name="L104">
        <text:list-header>
          <text:p text:style-name="P102"><text:span text:style-name="_5f_pointillés_20_gris"><text:span text:style-name="T26">Dans un </text:span></text:span><text:span text:style-name="_5f_pointillés_20_gris"><text:span text:style-name="T27">triangle la somme des mesures des angles vaut 180°. </text:span></text:span></text:p>
          <text:p text:style-name="P106"><text:span text:style-name="_5f_pointillés_20_gris"><text:span text:style-name="T27"/></text:span></text:p>
          <text:p text:style-name="P107"><text:span text:style-name="_5f_pointillés_20_gris"><text:span text:style-name="T27">Donc dans DEF on <text:s/>a : </text:span></text:span><text:span text:style-name="_5f_pointillés_20_gris"><text:span text:style-name="T27"><draw:frame draw:style-name="fr6" draw:name="Objet2" text:anchor-type="as-char" svg:y="-0.372cm" svg:width="0.894cm" svg:height="0.478cm" draw:z-index="37"><draw:object xlink:href="./Object 2" xlink:type="simple" xlink:show="embed" xlink:actuate="onLoad"/><draw:image xlink:href="./ObjectReplacements/Object 2" xlink:type="simple" xlink:show="embed" xlink:actuate="onLoad"/></draw:frame></text:span></text:span><text:span text:style-name="_5f_pointillés_20_gris"><text:span text:style-name="T28">= 180°– 57°– 35°= 88°.</text:span></text:span></text:p>
          <text:p text:style-name="P107"><text:span text:style-name="_5f_pointillés_20_gris"><text:span text:style-name="T28"/></text:span></text:p>
          <text:p text:style-name="P107"><text:span text:style-name="_5f_pointillés_20_gris"><text:span text:style-name="T28"><text:s/></text:span></text:span><text:span text:style-name="_5f_pointillés_20_gris"><text:span text:style-name="T44">Les triangles </text:span></text:span><text:span text:style-name="_5f_pointillés_20_gris"><text:span text:style-name="T45">ABC </text:span></text:span><text:span text:style-name="_5f_pointillés_20_gris"><text:span text:style-name="T44">et </text:span></text:span><text:span text:style-name="_5f_pointillés_20_gris"><text:span text:style-name="T45">DEF</text:span></text:span><text:span text:style-name="_5f_pointillés_20_gris"><text:span text:style-name="T44"> ont chacun un côté de </text:span></text:span><text:span text:style-name="_5f_pointillés_20_gris"><text:span text:style-name="T45">6 cm</text:span></text:span><text:span text:style-name="_5f_pointillés_20_gris"><text:span text:style-name="T44"> compris entre deux angles de mêmes mesures </text:span></text:span><text:span text:style-name="_5f_pointillés_20_gris"><text:span text:style-name="T45">88</text:span></text:span><text:span text:style-name="_5f_pointillés_20_gris"><text:span text:style-name="T44">° et </text:span></text:span><text:span text:style-name="_5f_pointillés_20_gris"><text:span text:style-name="T45">35</text:span></text:span><text:span text:style-name="_5f_pointillés_20_gris"><text:span text:style-name="T44"> ° donc ils sont égaux.</text:span></text:span><text:span text:style-name="_5f_pointillés_20_gris"><text:span text:style-name="T11"> </text:span></text:span></text:p>
        </text:list-header>
      </text:list>
      <text:p text:style-name="P26"><text:span text:style-name="_5f_pointillés_20_gris"><text:span text:style-name="T12"/></text:span></text:p>
      <text:p text:style-name="P26"><text:span text:style-name="_5f_pointillés_20_gris"><text:span text:style-name="T12"/></text:span></text:p>
      <text:p text:style-name="P26"><text:span text:style-name="_5f_pointillés_20_gris"><text:span text:style-name="T12"/></text:span></text:p>
      <text:list xml:id="list132908487196384" text:continue-list="list132908469183067" text:style-name="Num_5f_Exo">
        <text:list-item>
          <text:h text:style-name="P86" text:outline-level="1"><text:s/><text:span text:style-name="T61">On considère deux droites parallèles (</text:span><text:span text:style-name="T14">d</text:span><text:span text:style-name="T62">1</text:span><text:span text:style-name="T61">) et (</text:span><text:span text:style-name="T14">d</text:span><text:span text:style-name="T63">2</text:span><text:span text:style-name="T61">). M est un point de (</text:span><text:span text:style-name="T14">d</text:span><text:span text:style-name="T62">1</text:span><text:span text:style-name="T61">) et N est un point de (</text:span><text:span text:style-name="T14">d</text:span><text:span text:style-name="T63">2</text:span><text:span text:style-name="T61">). Une droite (</text:span><text:span text:style-name="T14">d</text:span><text:span text:style-name="T62">3</text:span><text:span text:style-name="T61">) passe par le milieu O de [RS] et coupe (</text:span><text:span text:style-name="T14">d</text:span><text:span text:style-name="T62">1</text:span><text:span text:style-name="T61">) en R et (</text:span><text:span text:style-name="T14">d</text:span><text:span text:style-name="T63">2</text:span><text:span text:style-name="T61">) en S.</text:span></text:h>
          <text:p text:style-name="P33"><draw:g text:anchor-type="as-char" draw:z-index="42" draw:name="Forme8" draw:style-name="gr8"><draw:frame draw:style-name="gr49" draw:text-style-name="P125" svg:width="1.303cm" svg:height="1.052cm" svg:x="0.57cm" svg:y="3.702cm"><draw:text-box><text:p text:style-name="P119"><text:span text:style-name="T77">(</text:span><text:span text:style-name="T78">d</text:span><text:span text:style-name="T79">2</text:span><text:span text:style-name="T77">)</text:span></text:p></draw:text-box></draw:frame><draw:line draw:style-name="gr18" draw:text-style-name="P121" svg:x1="5.002cm" svg:y1="1.646cm" svg:x2="5.219cm" svg:y2="1.7cm"><text:p/></draw:line><draw:frame draw:style-name="gr50" draw:text-style-name="P122" svg:width="1.16cm" svg:height="0.997cm" svg:x="5.295cm" svg:y="0cm"><draw:text-box><text:p text:style-name="P119"><text:span text:style-name="T73">M</text:span><text:span text:style-name="T74"> </text:span></text:p></draw:text-box></draw:frame><draw:line draw:style-name="gr18" draw:text-style-name="P121" svg:x1="1.054cm" svg:y1="2.637cm" svg:x2="7.863cm" svg:y2="0.152cm"><text:p/></draw:line><draw:line draw:style-name="gr18" draw:text-style-name="P121" svg:x1="1.477cm" svg:y1="4.542cm" svg:x2="8.286cm" svg:y2="2.057cm"><text:p/></draw:line><draw:frame draw:style-name="gr51" draw:text-style-name="P125" svg:width="1.304cm" svg:height="1.052cm" svg:x="0cm" svg:y="1.889cm"><draw:text-box><text:p text:style-name="P119"><text:span text:style-name="T77">(</text:span><text:span text:style-name="T78">d</text:span><text:span text:style-name="T79">1</text:span><text:span text:style-name="T77">)</text:span></text:p></draw:text-box></draw:frame><draw:line draw:style-name="gr18" draw:text-style-name="P121" svg:x1="3.222cm" svg:y1="3.918cm" svg:x2="5.72cm" svg:y2="0.93cm"><text:p/></draw:line><draw:line draw:style-name="gr52" draw:text-style-name="P121" svg:x1="1.331cm" svg:y1="1.685cm" svg:x2="7.057cm" svg:y2="2.967cm"><text:p/></draw:line><draw:frame draw:style-name="gr53" draw:text-style-name="P122" svg:width="1.112cm" svg:height="0.997cm" svg:x="2.833cm" svg:y="3.637cm"><draw:text-box><text:p text:style-name="P119"><text:span text:style-name="T73">N</text:span><text:span text:style-name="T74"> </text:span></text:p></draw:text-box></draw:frame><draw:frame draw:style-name="gr54" draw:text-style-name="P122" svg:width="1.128cm" svg:height="0.997cm" svg:x="3.976cm" svg:y="1.6cm"><draw:text-box><text:p text:style-name="P119"><text:span text:style-name="T73">O</text:span><text:span text:style-name="T74"> </text:span></text:p></draw:text-box></draw:frame><draw:frame draw:style-name="gr55" draw:text-style-name="P122" svg:width="1.087cm" svg:height="0.997cm" svg:x="2.342cm" svg:y="1.177cm"><draw:text-box><text:p text:style-name="P119"><text:span text:style-name="T73">R</text:span><text:span text:style-name="T74"> </text:span></text:p></draw:text-box></draw:frame><draw:frame draw:style-name="gr56" draw:text-style-name="P122" svg:width="1.063cm" svg:height="0.997cm" svg:x="5.846cm" svg:y="2.473cm"><draw:text-box><text:p text:style-name="P119"><text:span text:style-name="T73">S</text:span><text:span text:style-name="T74"> </text:span></text:p></draw:text-box></draw:frame><draw:frame draw:style-name="gr51" draw:text-style-name="P125" svg:width="1.304cm" svg:height="1.052cm" svg:x="0.965cm" svg:y="0.845cm"><draw:text-box><text:p text:style-name="P119"><text:span text:style-name="T77">(</text:span><text:span text:style-name="T78">d</text:span><text:span text:style-name="T79">3</text:span><text:span text:style-name="T77">)</text:span></text:p></draw:text-box></draw:frame><draw:line draw:style-name="gr18" draw:text-style-name="P121" svg:x1="3.879cm" svg:y1="3.022cm" svg:x2="4.096cm" svg:y2="3.076cm"><text:p/></draw:line></draw:g></text:p>
          <text:p text:style-name="P33"/>
        </text:list-item>
      </text:list>
      <text:list xml:id="list8957975265073493518" text:style-name="L105">
        <text:list-item>
          <text:p text:style-name="P51">Prouve que les triangles ROM et NOS sont égaux.</text:p>
          <text:p text:style-name="P52"/>
          <text:p text:style-name="P105"><text:span text:style-name="_5f_pointillés_20_gris"><text:span text:style-name="T29">On a déjà OM = ON. </text:span></text:span><text:span text:style-name="_5f_pointillés_20_gris"><text:span text:style-name="T26"><text:s/></text:span></text:span></text:p>
          <text:p text:style-name="P110"><text:span text:style-name="_5f_pointillés_20_gris"><text:span text:style-name="T26"/></text:span></text:p>
          <text:p text:style-name="P110"><text:span text:style-name="_5f_pointillés_20_gris"><text:span text:style-name="T29">Les angles </text:span></text:span><text:span text:style-name="_5f_pointillés_20_gris"><text:span text:style-name="T29"><draw:frame draw:style-name="fr6" draw:name="Objet3" text:anchor-type="as-char" svg:y="-0.372cm" svg:width="1.027cm" svg:height="0.483cm" draw:z-index="38"><draw:object xlink:href="./Object 7" xlink:type="simple" xlink:show="embed" xlink:actuate="onLoad"/><draw:image xlink:href="./ObjectReplacements/Object 7" xlink:type="simple" xlink:show="embed" xlink:actuate="onLoad"/><svg:desc>formule</svg:desc></draw:frame></text:span></text:span><text:span text:style-name="_5f_pointillés_20_gris"><text:span text:style-name="T29"> et </text:span></text:span><text:span text:style-name="_5f_pointillés_20_gris"><text:span text:style-name="T29"><draw:frame draw:style-name="fr6" draw:name="Objet4" text:anchor-type="as-char" svg:y="-0.372cm" svg:width="0.99cm" svg:height="0.483cm" draw:z-index="39"><draw:object xlink:href="./Object 8" xlink:type="simple" xlink:show="embed" xlink:actuate="onLoad"/><draw:image xlink:href="./ObjectReplacements/Object 8" xlink:type="simple" xlink:show="embed" xlink:actuate="onLoad"/><svg:desc>formule</svg:desc></draw:frame></text:span></text:span><text:span text:style-name="_5f_pointillés_20_gris"><text:span text:style-name="T29"> sont alternes-internes entre deux parallèles donc ils ont la même mesure.</text:span></text:span></text:p>
          <text:p text:style-name="P110"><text:span text:style-name="_5f_pointillés_20_gris"><text:span text:style-name="T29"/></text:span></text:p>
          <text:p text:style-name="P111"><text:span text:style-name="_5f_pointillés_20_gris"><text:span text:style-name="T29">Les angles </text:span></text:span><text:span text:style-name="_5f_pointillés_20_gris"><text:span text:style-name="T29"><draw:frame draw:style-name="fr6" draw:name="Objet5" text:anchor-type="as-char" svg:y="-0.372cm" svg:width="1.027cm" svg:height="0.483cm" draw:z-index="40"><draw:object xlink:href="./Object 9" xlink:type="simple" xlink:show="embed" xlink:actuate="onLoad"/><draw:image xlink:href="./ObjectReplacements/Object 9" xlink:type="simple" xlink:show="embed" xlink:actuate="onLoad"/><svg:desc>formule</svg:desc></draw:frame></text:span></text:span><text:span text:style-name="_5f_pointillés_20_gris"><text:span text:style-name="T29"> et </text:span></text:span><text:span text:style-name="_5f_pointillés_20_gris"><text:span text:style-name="T29"><draw:frame draw:style-name="fr6" draw:name="Objet6" text:anchor-type="as-char" svg:y="-0.372cm" svg:width="0.961cm" svg:height="0.483cm" draw:z-index="41"><draw:object xlink:href="./Object 10" xlink:type="simple" xlink:show="embed" xlink:actuate="onLoad"/><draw:image xlink:href="./ObjectReplacements/Object 10" xlink:type="simple" xlink:show="embed" xlink:actuate="onLoad"/><svg:desc>formule</svg:desc></draw:frame></text:span></text:span><text:span text:style-name="_5f_pointillés_20_gris"><text:span text:style-name="T29"> sont opposés par le sommet donc ils ont la même mesure.</text:span></text:span></text:p>
          <text:p text:style-name="P111"><text:span text:style-name="_5f_pointillés_20_gris"><text:span text:style-name="T29"/></text:span></text:p>
          <text:p text:style-name="P112"><text:span text:style-name="_5f_pointillés_20_gris"><text:span text:style-name="T29">On en déduit que les triangles ROM et NOS ont </text:span></text:span><text:span text:style-name="_5f_pointillés_20_gris"><text:span text:style-name="T31">respectivement</text:span></text:span><text:span text:style-name="_5f_pointillés_20_gris"><text:span text:style-name="T29"> un côté de même longueur compris entre deux angles </text:span></text:span><text:span text:style-name="_5f_pointillés_20_gris"><text:span text:style-name="T31">respectivement </text:span></text:span><text:span text:style-name="_5f_pointillés_20_gris"><text:span text:style-name="T29">de mêmes mesures donc ils sont égaux .</text:span></text:span></text:p>
        </text:list-item>
        <text:list-item>
          <text:h text:style-name="P93" text:outline-level="1">Déduis-en que O est le milieu de [RS].</text:h>
          <text:h text:style-name="P93" text:outline-level="1"/>
          <text:p text:style-name="P113"><text:span text:style-name="_5f_pointillés_20_gris"><text:span text:style-name="T29"><text:s/>Les triangles ROM et NOS <text:s/>sont égaux donc OR = OS et de plus O, R et S sont alignés donc </text:span></text:span><text:span text:style-name="_5f_pointillés_20_gris"><text:span text:style-name="T24">O est le milieu de [RS].</text:span></text:span><text:span text:style-name="_5f_pointillés_20_gris"><text:span text:style-name="T29"> </text:span></text:span></text:p>
        </text:list-item>
      </text:list>
      <text:h text:style-name="P68" text:outline-level="1"/>
      <text:h text:style-name="P68" text:outline-level="1"/>
      <text:h text:style-name="P68" text:outline-level="1"/>
      <text:h text:style-name="P68" text:outline-level="1"/>
      <text:h text:style-name="P70" text:outline-level="1"><text:soft-page-break/></text:h>
      <text:list xml:id="list132908502172740" text:continue-list="list132908487196384" text:style-name="Num_5f_Exo">
        <text:list-item>
          <text:h text:style-name="P89" text:outline-level="1">  <text:span text:style-name="T66">ABC est un triangle isocèle en C. </text:span></text:h>
          <text:h text:style-name="P94" text:outline-level="1">La médiatrice de [BC] coupe la droite (AB) en M.</text:h>
          <text:h text:style-name="P94" text:outline-level="1">Sur la droite (MC) on a placé le point N de telle sorte que : CN = AM.</text:h>
        </text:list-item>
      </text:list>
      <text:h text:style-name="P71" text:outline-level="1"><draw:g text:anchor-type="as-char" draw:z-index="68" draw:name="Forme10" draw:style-name="gr8"><draw:g draw:style-name="gr17"><draw:line draw:style-name="gr22" draw:text-style-name="P121" svg:x1="2.41cm" svg:y1="4.191cm" svg:x2="2.506cm" svg:y2="4.287cm"><text:p/></draw:line><draw:line draw:style-name="gr22" draw:text-style-name="P121" svg:x1="2.41cm" svg:y1="4.287cm" svg:x2="2.506cm" svg:y2="4.191cm"><text:p/></draw:line></draw:g><draw:frame draw:style-name="gr65" draw:text-style-name="P125" svg:width="0.722cm" svg:height="0.627cm" svg:x="2.272cm" svg:y="4.239cm"><draw:text-box><text:p text:style-name="P119"><text:span text:style-name="T77">A</text:span></text:p></draw:text-box></draw:frame><draw:g draw:style-name="gr17"><draw:line draw:style-name="gr22" draw:text-style-name="P121" svg:x1="4.745cm" svg:y1="4.124cm" svg:x2="4.841cm" svg:y2="4.22cm"><text:p/></draw:line><draw:line draw:style-name="gr22" draw:text-style-name="P121" svg:x1="4.745cm" svg:y1="4.22cm" svg:x2="4.841cm" svg:y2="4.124cm"><text:p/></draw:line></draw:g><draw:frame draw:style-name="gr65" draw:text-style-name="P125" svg:width="0.724cm" svg:height="0.627cm" svg:x="4.606cm" svg:y="4.172cm"><draw:text-box><text:p text:style-name="P119"><text:span text:style-name="T77">B</text:span></text:p></draw:text-box></draw:frame><draw:line draw:style-name="gr22" draw:text-style-name="P121" svg:x1="2.458cm" svg:y1="4.24cm" svg:x2="4.793cm" svg:y2="4.173cm"><text:p/></draw:line><draw:line draw:style-name="gr66" draw:text-style-name="P121" svg:x1="0cm" svg:y1="4.323cm" svg:x2="5.743cm" svg:y2="4.136cm"><text:p/></draw:line><draw:g draw:style-name="gr17"><draw:line draw:style-name="gr22" draw:text-style-name="P121" svg:x1="3.502cm" svg:y1="1.531cm" svg:x2="3.598cm" svg:y2="1.627cm"><text:p/></draw:line><draw:line draw:style-name="gr22" draw:text-style-name="P121" svg:x1="3.502cm" svg:y1="1.627cm" svg:x2="3.598cm" svg:y2="1.531cm"><text:p/></draw:line></draw:g><draw:frame draw:style-name="gr67" draw:text-style-name="P125" svg:width="0.736cm" svg:height="0.627cm" svg:x="3.127cm" svg:y="1.028cm"><draw:text-box><text:p text:style-name="P119"><text:span text:style-name="T77">C</text:span></text:p></draw:text-box></draw:frame><draw:line draw:style-name="gr66" draw:text-style-name="P121" svg:x1="2.458cm" svg:y1="4.239cm" svg:x2="3.55cm" svg:y2="1.579cm"><text:p/></draw:line><draw:line draw:style-name="gr66" draw:text-style-name="P121" svg:x1="3.55cm" svg:y1="1.579cm" svg:x2="4.793cm" svg:y2="4.172cm"><text:p/></draw:line><draw:polyline draw:style-name="gr22" draw:text-style-name="P121" svg:width="0.172cm" svg:height="0.254cm" svg:x="4.254cm" svg:y="2.793cm" svg:viewBox="0 0 173 255" draw:points="90,0 173,173 0,255"><text:p/></draw:polyline><draw:line draw:style-name="gr66" draw:text-style-name="P121" svg:x1="0.352cm" svg:y1="4.708cm" svg:x2="5.467cm" svg:y2="2.261cm"><text:p/></draw:line><draw:g draw:style-name="gr17"><draw:line draw:style-name="gr22" draw:text-style-name="P121" svg:x1="1.204cm" svg:y1="4.226cm" svg:x2="1.3cm" svg:y2="4.322cm"><text:p/></draw:line><draw:line draw:style-name="gr22" draw:text-style-name="P121" svg:x1="1.204cm" svg:y1="4.322cm" svg:x2="1.3cm" svg:y2="4.226cm"><text:p/></draw:line></draw:g><draw:frame draw:style-name="gr68" draw:text-style-name="P125" svg:width="0.789cm" svg:height="0.627cm" svg:x="0.963cm" svg:y="4.24cm"><draw:text-box><text:p text:style-name="P119"><text:span text:style-name="T77">M</text:span></text:p></draw:text-box></draw:frame><draw:line draw:style-name="gr66" draw:text-style-name="P121" svg:x1="0.705cm" svg:y1="4.927cm" svg:x2="4.883cm" svg:y2="0cm"><text:p/></draw:line><draw:g draw:style-name="gr17"><draw:line draw:style-name="gr22" draw:text-style-name="P121" svg:x1="4.285cm" svg:y1="0.613cm" svg:x2="4.381cm" svg:y2="0.709cm"><text:p/></draw:line><draw:line draw:style-name="gr22" draw:text-style-name="P121" svg:x1="4.285cm" svg:y1="0.709cm" svg:x2="4.381cm" svg:y2="0.613cm"><text:p/></draw:line></draw:g><draw:frame draw:style-name="gr69" draw:text-style-name="P125" svg:width="0.754cm" svg:height="0.627cm" svg:x="3.93cm" svg:y="0.108cm"><draw:text-box><text:p text:style-name="P119"><text:span text:style-name="T77">N</text:span></text:p></draw:text-box></draw:frame><draw:line draw:style-name="gr66" draw:text-style-name="P121" svg:x1="4.333cm" svg:y1="0.66cm" svg:x2="4.793cm" svg:y2="4.171cm"><text:p/></draw:line><draw:frame draw:name="DescriptionOOoTep" draw:style-name="gr64" draw:text-style-name="P124" svg:width="0.003cm" svg:height="0.004cm" svg:x="2.409cm" svg:y="4.191cm"><draw:text-box><text:p/></draw:text-box><svg:desc>@options;  repereortho(313,263,30,1,1){ 0 , moyen , noir , num1 ,i};@figure;  A = point( -3.6 , -3.37 );  sEB = segment( E , B );
</svg:desc></draw:frame><draw:line draw:style-name="gr18" draw:text-style-name="P121" svg:x1="1.863cm" svg:y1="4.156cm" svg:x2="1.863cm" svg:y2="4.343cm"><text:p/></draw:line><draw:line draw:style-name="gr18" draw:text-style-name="P121" svg:x1="3.979cm" svg:y1="0.971cm" svg:x2="4.067cm" svg:y2="1.124cm"><text:p/></draw:line><draw:path draw:style-name="gr18" draw:text-style-name="P121" svg:width="0.313cm" svg:height="0.229cm" draw:transform="skewX (0.00558505360638187) rotate (-0.334405084682114) translate (2.60688888888889cm 3.90658333333333cm)" svg:viewBox="0 0 314 230" svg:d="M0 0c233 1 314 230 314 230"><text:p/></draw:path><draw:path draw:style-name="gr18" draw:text-style-name="P121" svg:width="0.313cm" svg:height="0.227cm" draw:transform="skewX (0.00558505360638191) rotate (0.341910000465689) translate (4.35773688694114cm 3.97962246377587cm)" svg:viewBox="0 0 314 228" svg:d="M314 0c-234-1-314 228-314 228"><text:p/></draw:path><draw:line draw:style-name="gr18" draw:text-style-name="P121" svg:x1="3.919cm" svg:y1="2.165cm" svg:x2="3.819cm" svg:y2="2.397cm"><text:p/></draw:line><draw:line draw:style-name="gr18" draw:text-style-name="P121" svg:x1="3.963cm" svg:y1="2.231cm" svg:x2="3.863cm" svg:y2="2.463cm"><text:p/></draw:line><draw:line draw:style-name="gr18" draw:text-style-name="P121" svg:x1="4.46cm" svg:y1="3.256cm" svg:x2="4.36cm" svg:y2="3.488cm"><text:p/></draw:line><draw:line draw:style-name="gr18" draw:text-style-name="P121" svg:x1="4.504cm" svg:y1="3.322cm" svg:x2="4.404cm" svg:y2="3.554cm"><text:p/></draw:line></draw:g></text:h>
      <text:list xml:id="list883598592387972548" text:style-name="L106">
        <text:list-item>
          <text:p text:style-name="P53">Démontre que le<text:span text:style-name="T67">s </text:span>angle<text:span text:style-name="T67">s </text:span><text:span text:style-name="T67"><draw:frame draw:style-name="fr5" draw:name="Objet10" text:anchor-type="as-char" svg:width="0.99cm" svg:height="0.462cm" draw:z-index="44"><draw:object xlink:href="./Object 11" xlink:type="simple" xlink:show="embed" xlink:actuate="onLoad"/><draw:image xlink:href="./ObjectReplacements/Object 11" xlink:type="simple" xlink:show="embed" xlink:actuate="onLoad"/><svg:desc>formule</svg:desc></draw:frame></text:span> et <draw:frame draw:style-name="fr5" draw:name="Objet12" text:anchor-type="as-char" svg:width="0.99cm" svg:height="0.462cm" draw:z-index="45"><draw:object xlink:href="./Object 12" xlink:type="simple" xlink:show="embed" xlink:actuate="onLoad"/><draw:image xlink:href="./ObjectReplacements/Object 12" xlink:type="simple" xlink:show="embed" xlink:actuate="onLoad"/><svg:desc>formule</svg:desc></draw:frame> ont <text:span text:style-name="T67">la même mesure</text:span>.</text:p>
          <text:p text:style-name="P103"><text:span text:style-name="_5f_pointillés_20_gris"><text:span text:style-name="T33">M est situé sur la médiatrice de [BC] donc le triangle MBC est isocèle.</text:span></text:span></text:p>
          <text:p text:style-name="P108"><text:span text:style-name="_5f_pointillés_20_gris"><text:span text:style-name="T33">Par suite le</text:span></text:span><text:span text:style-name="_5f_pointillés_20_gris"><text:span text:style-name="T34">s </text:span></text:span><text:span text:style-name="_5f_pointillés_20_gris"><text:span text:style-name="T33">angle</text:span></text:span><text:span text:style-name="_5f_pointillés_20_gris"><text:span text:style-name="T34">s </text:span></text:span><text:span text:style-name="_5f_pointillés_20_gris"><text:span text:style-name="T33">à la base </text:span></text:span><text:span text:style-name="_5f_pointillés_20_gris"><text:span text:style-name="T34"><text:s/></text:span></text:span><text:span text:style-name="_5f_pointillés_20_gris"><text:span text:style-name="T34"><draw:frame draw:style-name="fr7" draw:name="Objet25" text:anchor-type="as-char" svg:width="0.99cm" svg:height="0.462cm" draw:z-index="46"><draw:object xlink:href="./Object 13" xlink:type="simple" xlink:show="embed" xlink:actuate="onLoad"/><draw:image xlink:href="./ObjectReplacements/Object 13" xlink:type="simple" xlink:show="embed" xlink:actuate="onLoad"/><svg:desc>formule</svg:desc></draw:frame></text:span></text:span><text:span text:style-name="_5f_pointillés_20_gris"><text:span text:style-name="T33"> et </text:span></text:span><text:span text:style-name="_5f_pointillés_20_gris"><text:span text:style-name="T33"><draw:frame draw:style-name="fr7" draw:name="Objet26" text:anchor-type="as-char" svg:width="0.99cm" svg:height="0.462cm" draw:z-index="47"><draw:object xlink:href="./Object 45" xlink:type="simple" xlink:show="embed" xlink:actuate="onLoad"/><draw:image xlink:href="./ObjectReplacements/Object 45" xlink:type="simple" xlink:show="embed" xlink:actuate="onLoad"/><svg:desc>formule</svg:desc></draw:frame></text:span></text:span><text:span text:style-name="_5f_pointillés_20_gris"><text:span text:style-name="T33"> ont </text:span></text:span><text:span text:style-name="_5f_pointillés_20_gris"><text:span text:style-name="T34">la même mesure</text:span></text:span><text:span text:style-name="_5f_pointillés_20_gris"><text:span text:style-name="T33">.</text:span></text:span></text:p>
        </text:list-item>
      </text:list>
      <text:p text:style-name="P25"/>
      <text:list xml:id="list132908519173437" text:continue-numbering="true" text:style-name="L106">
        <text:list-item>
          <text:p text:style-name="P53">Démontre que le<text:span text:style-name="T67">s </text:span>angle<text:span text:style-name="T67">s </text:span><text:span text:style-name="T67"><draw:frame draw:style-name="fr5" draw:name="Objet14" text:anchor-type="as-char" svg:width="0.99cm" svg:height="0.462cm" draw:z-index="48"><draw:object xlink:href="./Object 46" xlink:type="simple" xlink:show="embed" xlink:actuate="onLoad"/><draw:image xlink:href="./ObjectReplacements/Object 46" xlink:type="simple" xlink:show="embed" xlink:actuate="onLoad"/><svg:desc>formule</svg:desc></draw:frame></text:span> et <draw:frame draw:style-name="fr5" draw:name="Objet16" text:anchor-type="as-char" svg:width="0.947cm" svg:height="0.462cm" draw:z-index="49"><draw:object xlink:href="./Object 47" xlink:type="simple" xlink:show="embed" xlink:actuate="onLoad"/><draw:image xlink:href="./ObjectReplacements/Object 47" xlink:type="simple" xlink:show="embed" xlink:actuate="onLoad"/><svg:desc>formule</svg:desc></draw:frame> ont <text:span text:style-name="T67">la même mesure</text:span>.</text:p>
        </text:list-item>
      </text:list>
      <text:list xml:id="list132908520180825" text:continue-list="list132908502172740" text:style-name="Num_5f_Exo">
        <text:list-header>
          <text:p text:style-name="P100"><text:span text:style-name="_5f_pointillés_20_gris"><text:span text:style-name="T12"><draw:frame draw:style-name="fr7" draw:name="Objet27" text:anchor-type="as-char" svg:width="0.99cm" svg:height="0.462cm" draw:z-index="50"><draw:object xlink:href="./Object 48" xlink:type="simple" xlink:show="embed" xlink:actuate="onLoad"/><draw:image xlink:href="./ObjectReplacements/Object 48" xlink:type="simple" xlink:show="embed" xlink:actuate="onLoad"/><svg:desc>formule</svg:desc></draw:frame></text:span></text:span><text:span text:style-name="_5f_pointillés_20_gris"><text:span text:style-name="T24"> </text:span></text:span><text:span text:style-name="_5f_pointillés_20_gris"><text:span text:style-name="T33">est supplémentaire avec </text:span></text:span><text:span text:style-name="_5f_pointillés_20_gris"><text:span text:style-name="T33"><draw:frame draw:style-name="fr7" draw:name="Objet28" text:anchor-type="as-char" svg:width="0.926cm" svg:height="0.462cm" draw:z-index="51"><draw:object xlink:href="./Object 49" xlink:type="simple" xlink:show="embed" xlink:actuate="onLoad"/><draw:image xlink:href="./ObjectReplacements/Object 49" xlink:type="simple" xlink:show="embed" xlink:actuate="onLoad"/><svg:desc>formule</svg:desc></draw:frame></text:span></text:span><text:span text:style-name="_5f_pointillés_20_gris"><text:span text:style-name="T33">.</text:span></text:span></text:p>
          <text:p text:style-name="P100"><text:span text:style-name="_5f_pointillés_20_gris"><text:span text:style-name="T33">Or dans le triangle isocèle ABC les angles à la base</text:span></text:span><text:span text:style-name="_5f_pointillés_20_gris"><text:span text:style-name="T33"><draw:frame draw:style-name="fr7" draw:name="Objet29" text:anchor-type="as-char" svg:width="0.926cm" svg:height="0.462cm" draw:z-index="52"><draw:object xlink:href="./Object 50" xlink:type="simple" xlink:show="embed" xlink:actuate="onLoad"/><draw:image xlink:href="./ObjectReplacements/Object 50" xlink:type="simple" xlink:show="embed" xlink:actuate="onLoad"/><svg:desc>formule</svg:desc></draw:frame></text:span></text:span><text:span text:style-name="_5f_pointillés_20_gris"><text:span text:style-name="T33"> <text:s/>et </text:span></text:span><text:span text:style-name="_5f_pointillés_20_gris"><text:span text:style-name="T33"><draw:frame draw:style-name="fr7" draw:name="Objet30" text:anchor-type="as-char" svg:width="0.99cm" svg:height="0.462cm" draw:z-index="53"><draw:object xlink:href="./Object 51" xlink:type="simple" xlink:show="embed" xlink:actuate="onLoad"/><draw:image xlink:href="./ObjectReplacements/Object 51" xlink:type="simple" xlink:show="embed" xlink:actuate="onLoad"/><svg:desc>formule</svg:desc></draw:frame></text:span></text:span><text:span text:style-name="_5f_pointillés_20_gris"><text:span text:style-name="T33"> ont la même mesure donc :</text:span></text:span></text:p>
          <text:p text:style-name="P100"><text:span text:style-name="_5f_pointillés_20_gris"><text:span text:style-name="T33"><text:s/></text:span></text:span><text:span text:style-name="_5f_pointillés_20_gris"><text:span text:style-name="T13"><draw:frame draw:style-name="fr7" draw:name="Objet31" text:anchor-type="as-char" svg:width="0.99cm" svg:height="0.462cm" draw:z-index="54"><draw:object xlink:href="./Object 52" xlink:type="simple" xlink:show="embed" xlink:actuate="onLoad"/><draw:image xlink:href="./ObjectReplacements/Object 52" xlink:type="simple" xlink:show="embed" xlink:actuate="onLoad"/><svg:desc>formule</svg:desc></draw:frame></text:span></text:span><text:span text:style-name="_5f_pointillés_20_gris"><text:span text:style-name="T33"> est aussi <text:s/>supplémentaire avec </text:span></text:span><text:span text:style-name="_5f_pointillés_20_gris"><text:span text:style-name="T33"><draw:frame draw:style-name="fr7" draw:name="Objet32" text:anchor-type="as-char" svg:width="0.99cm" svg:height="0.462cm" draw:z-index="55"><draw:object xlink:href="./Object 53" xlink:type="simple" xlink:show="embed" xlink:actuate="onLoad"/><draw:image xlink:href="./ObjectReplacements/Object 53" xlink:type="simple" xlink:show="embed" xlink:actuate="onLoad"/><svg:desc>formule</svg:desc></draw:frame></text:span></text:span><text:span text:style-name="_5f_pointillés_20_gris"><text:span text:style-name="T33">.</text:span></text:span></text:p>
          <text:p text:style-name="P100"><text:span text:style-name="_5f_pointillés_20_gris"><text:span text:style-name="T13"><draw:frame draw:style-name="fr7" draw:name="Objet33" text:anchor-type="as-char" svg:width="0.947cm" svg:height="0.462cm" draw:z-index="56"><draw:object xlink:href="./Object 54" xlink:type="simple" xlink:show="embed" xlink:actuate="onLoad"/><draw:image xlink:href="./ObjectReplacements/Object 54" xlink:type="simple" xlink:show="embed" xlink:actuate="onLoad"/><svg:desc>formule</svg:desc></draw:frame></text:span></text:span><text:span text:style-name="_5f_pointillés_20_gris"><text:span text:style-name="T33"> est supplémentaire avec </text:span></text:span><text:span text:style-name="_5f_pointillés_20_gris"><text:span text:style-name="T33"><draw:frame draw:style-name="fr7" draw:name="Objet34" text:anchor-type="as-char" svg:width="0.99cm" svg:height="0.462cm" draw:z-index="57"><draw:object xlink:href="./Object 55" xlink:type="simple" xlink:show="embed" xlink:actuate="onLoad"/><draw:image xlink:href="./ObjectReplacements/Object 55" xlink:type="simple" xlink:show="embed" xlink:actuate="onLoad"/><svg:desc>formule</svg:desc></draw:frame></text:span></text:span><text:span text:style-name="_5f_pointillés_20_gris"><text:span text:style-name="T33">.</text:span></text:span></text:p>
          <text:p text:style-name="P101"><text:span text:style-name="_5f_pointillés_20_gris"><text:span text:style-name="T33">Comme le</text:span></text:span><text:span text:style-name="_5f_pointillés_20_gris"><text:span text:style-name="T34">s </text:span></text:span><text:span text:style-name="_5f_pointillés_20_gris"><text:span text:style-name="T33">angle</text:span></text:span><text:span text:style-name="_5f_pointillés_20_gris"><text:span text:style-name="T34">s</text:span></text:span><text:span text:style-name="_5f_pointillés_20_gris"><text:span text:style-name="T33"> </text:span></text:span><text:span text:style-name="_5f_pointillés_20_gris"><text:span text:style-name="T34"><text:s/></text:span></text:span><text:span text:style-name="_5f_pointillés_20_gris"><text:span text:style-name="T34"><draw:frame draw:style-name="fr7" draw:name="Objet35" text:anchor-type="as-char" svg:width="0.99cm" svg:height="0.462cm" draw:z-index="58"><draw:object xlink:href="./Object 56" xlink:type="simple" xlink:show="embed" xlink:actuate="onLoad"/><draw:image xlink:href="./ObjectReplacements/Object 56" xlink:type="simple" xlink:show="embed" xlink:actuate="onLoad"/><svg:desc>formule</svg:desc></draw:frame></text:span></text:span><text:span text:style-name="_5f_pointillés_20_gris"><text:span text:style-name="T33"> et </text:span></text:span><text:span text:style-name="_5f_pointillés_20_gris"><text:span text:style-name="T33"><draw:frame draw:style-name="fr7" draw:name="Objet36" text:anchor-type="as-char" svg:width="0.99cm" svg:height="0.462cm" draw:z-index="59"><draw:object xlink:href="./Object 57" xlink:type="simple" xlink:show="embed" xlink:actuate="onLoad"/><draw:image xlink:href="./ObjectReplacements/Object 57" xlink:type="simple" xlink:show="embed" xlink:actuate="onLoad"/><svg:desc>formule</svg:desc></draw:frame></text:span></text:span><text:span text:style-name="_5f_pointillés_20_gris"><text:span text:style-name="T33"> ont </text:span></text:span><text:span text:style-name="_5f_pointillés_20_gris"><text:span text:style-name="T34">la même mesure</text:span></text:span><text:span text:style-name="_5f_pointillés_20_gris"><text:span text:style-name="T33"> on en déduit que <text:s/>le</text:span></text:span><text:span text:style-name="_5f_pointillés_20_gris"><text:span text:style-name="T34">s </text:span></text:span><text:span text:style-name="_5f_pointillés_20_gris"><text:span text:style-name="T33">angle</text:span></text:span><text:span text:style-name="_5f_pointillés_20_gris"><text:span text:style-name="T34">s </text:span></text:span><text:span text:style-name="_5f_pointillés_20_gris"><text:span text:style-name="T34"><draw:frame draw:style-name="fr7" draw:name="Objet37" text:anchor-type="as-char" svg:width="0.99cm" svg:height="0.462cm" draw:z-index="60"><draw:object xlink:href="./Object 58" xlink:type="simple" xlink:show="embed" xlink:actuate="onLoad"/><draw:image xlink:href="./ObjectReplacements/Object 58" xlink:type="simple" xlink:show="embed" xlink:actuate="onLoad"/><svg:desc>formule</svg:desc></draw:frame></text:span></text:span><text:span text:style-name="_5f_pointillés_20_gris"><text:span text:style-name="T33"> et </text:span></text:span><text:span text:style-name="_5f_pointillés_20_gris"><text:span text:style-name="T33"><draw:frame draw:style-name="fr7" draw:name="Objet38" text:anchor-type="as-char" svg:width="0.947cm" svg:height="0.462cm" draw:z-index="61"><draw:object xlink:href="./Object 59" xlink:type="simple" xlink:show="embed" xlink:actuate="onLoad"/><draw:image xlink:href="./ObjectReplacements/Object 59" xlink:type="simple" xlink:show="embed" xlink:actuate="onLoad"/><svg:desc>formule</svg:desc></draw:frame></text:span></text:span><text:span text:style-name="_5f_pointillés_20_gris"><text:span text:style-name="T33"> ont également </text:span></text:span><text:span text:style-name="_5f_pointillés_20_gris"><text:span text:style-name="T34">la même mesure</text:span></text:span><text:span text:style-name="_5f_pointillés_20_gris"><text:span text:style-name="T33">.</text:span></text:span></text:p>
        </text:list-header>
      </text:list>
      <text:p text:style-name="P28"/>
      <text:list xml:id="list132908524193245" text:continue-list="list132908519173437" text:style-name="L106">
        <text:list-item>
          <text:p text:style-name="P54"><text:span text:style-name="_5f_pointillés_20_gris"><text:span text:style-name="T49">En déduire</text:span></text:span><text:span text:style-name="_5f_pointillés_20_gris"><text:span text:style-name="T48"> que le</text:span></text:span><text:span text:style-name="_5f_pointillés_20_gris"><text:span text:style-name="T49">s </text:span></text:span><text:span text:style-name="_5f_pointillés_20_gris"><text:span text:style-name="T48">triangles AMC et CNB sont égaux.</text:span></text:span></text:p>
        </text:list-item>
      </text:list>
      <text:p text:style-name="P32"><text:span text:style-name="_5f_pointillés_20_gris"><text:span text:style-name="T35">Dans les <text:s/></text:span></text:span><text:span text:style-name="_5f_pointillés_20_gris"><text:span text:style-name="T24">triangles AMC et CNB </text:span></text:span><text:span text:style-name="_5f_pointillés_20_gris"><text:span text:style-name="T35">ona :</text:span></text:span></text:p>
      <text:p text:style-name="P32"><text:span text:style-name="_5f_pointillés_20_gris"><text:span text:style-name="T35">AM = CN ; <text:s/>AC = AB et </text:span></text:span><text:span text:style-name="_5f_pointillés_20_gris"><text:span text:style-name="T34"><draw:frame draw:style-name="fr7" draw:name="Objet39" text:anchor-type="as-char" svg:width="0.99cm" svg:height="0.462cm" draw:z-index="62"><draw:object xlink:href="./Object 60" xlink:type="simple" xlink:show="embed" xlink:actuate="onLoad"/><draw:image xlink:href="./ObjectReplacements/Object 60" xlink:type="simple" xlink:show="embed" xlink:actuate="onLoad"/><svg:desc>formule</svg:desc></draw:frame></text:span></text:span><text:span text:style-name="_5f_pointillés_20_gris"><text:span text:style-name="T33"> </text:span></text:span><text:span text:style-name="_5f_pointillés_20_gris"><text:span text:style-name="T35">=</text:span></text:span><text:span text:style-name="_5f_pointillés_20_gris"><text:span text:style-name="T33"> </text:span></text:span><text:span text:style-name="_5f_pointillés_20_gris"><text:span text:style-name="T33"><draw:frame draw:style-name="fr7" draw:name="Objet40" text:anchor-type="as-char" svg:width="0.947cm" svg:height="0.462cm" draw:z-index="63"><draw:object xlink:href="./Object 61" xlink:type="simple" xlink:show="embed" xlink:actuate="onLoad"/><draw:image xlink:href="./ObjectReplacements/Object 61" xlink:type="simple" xlink:show="embed" xlink:actuate="onLoad"/><svg:desc>formule</svg:desc></draw:frame></text:span></text:span></text:p>
      <text:p text:style-name="P32"><text:span text:style-name="_5f_pointillés_20_gris"><text:span text:style-name="T35">donc ces deux triangles sont égaux.</text:span></text:span></text:p>
      <text:list xml:id="list132908526174456" text:continue-numbering="true" text:style-name="L106">
        <text:list-item>
          <text:p text:style-name="P55"><text:span text:style-name="_5f_pointillés_20_gris"><text:span text:style-name="T51">Démontre</text:span></text:span><text:span text:style-name="_5f_pointillés_20_gris"><text:span text:style-name="T50"> que le</text:span></text:span><text:span text:style-name="_5f_pointillés_20_gris"><text:span text:style-name="T49"> </text:span></text:span><text:span text:style-name="_5f_pointillés_20_gris"><text:span text:style-name="T50">triangle </text:span></text:span><text:span text:style-name="_5f_pointillés_20_gris"><text:span text:style-name="T51">MBN</text:span></text:span><text:span text:style-name="_5f_pointillés_20_gris"><text:span text:style-name="T50"> </text:span></text:span><text:span text:style-name="_5f_pointillés_20_gris"><text:span text:style-name="T51">est isocèle</text:span></text:span><text:span text:style-name="_5f_pointillés_20_gris"><text:span text:style-name="T50">.</text:span></text:span></text:p>
          <text:p text:style-name="P55"><text:span text:style-name="_5f_pointillés_20_gris"><text:span text:style-name="T36">L</text:span></text:span><text:span text:style-name="_5f_pointillés_20_gris"><text:span text:style-name="T35">es <text:s/></text:span></text:span><text:span text:style-name="_5f_pointillés_20_gris"><text:span text:style-name="T37">triangles AMC et CNB </text:span></text:span><text:span text:style-name="_5f_pointillés_20_gris"><text:span text:style-name="T36">sont égaux donc les angles </text:span></text:span><text:span text:style-name="_5f_pointillés_20_gris"><text:span text:style-name="T36"><draw:frame draw:style-name="fr7" draw:name="Objet41" text:anchor-type="as-char" svg:width="1.005cm" svg:height="0.462cm" draw:z-index="64"><draw:object xlink:href="./Object 62" xlink:type="simple" xlink:show="embed" xlink:actuate="onLoad"/><draw:image xlink:href="./ObjectReplacements/Object 62" xlink:type="simple" xlink:show="embed" xlink:actuate="onLoad"/><svg:desc>formule</svg:desc></draw:frame></text:span></text:span><text:span text:style-name="_5f_pointillés_20_gris"><text:span text:style-name="T36">et </text:span></text:span><text:span text:style-name="_5f_pointillés_20_gris"><text:span text:style-name="T36"><draw:frame draw:style-name="fr7" draw:name="Objet42" text:anchor-type="as-char" svg:width="0.947cm" svg:height="0.462cm" draw:z-index="65"><draw:object xlink:href="./Object 63" xlink:type="simple" xlink:show="embed" xlink:actuate="onLoad"/><draw:image xlink:href="./ObjectReplacements/Object 63" xlink:type="simple" xlink:show="embed" xlink:actuate="onLoad"/><svg:desc>formule</svg:desc></draw:frame></text:span></text:span><text:span text:style-name="_5f_pointillés_20_gris"><text:span text:style-name="T36"> ont la même mesure.</text:span></text:span></text:p>
          <text:p text:style-name="P57"><text:span text:style-name="_5f_pointillés_20_gris"><text:span text:style-name="T36">On en déduit que le triangle MBN qui a deux angles de même mesure est isocèle en B.</text:span></text:span></text:p>
        </text:list-item>
      </text:list>
      <text:h text:style-name="P88" text:outline-level="1"/>
      <text:list xml:id="list132908528185572" text:continue-list="list132908520180825" text:style-name="Num_5f_Exo">
        <text:list-item>
          <text:h text:style-name="P90" text:outline-level="1"> ABC est un triangle équilatéral. </text:h>
          <text:h text:style-name="P91" text:outline-level="1">On a placé trois points D, E et F sur ce triangle </text:h>
          <text:h text:style-name="P91" text:outline-level="1">de telle sorte que : AE = BF = CD.</text:h>
        </text:list-item>
      </text:list>
      <text:p text:style-name="P6"><draw:g text:anchor-type="as-char" draw:z-index="43" draw:name="Forme9" draw:style-name="gr8"><draw:frame draw:style-name="gr57" draw:text-style-name="P125" svg:width="0.957cm" svg:height="0.828cm" svg:x="0.369cm" svg:y="5.061cm"><draw:text-box><text:p text:style-name="P119"><text:span text:style-name="T77">A</text:span></text:p></draw:text-box></draw:frame><draw:frame draw:style-name="gr58" draw:text-style-name="P125" svg:width="0.959cm" svg:height="0.828cm" svg:x="6.062cm" svg:y="5.11cm"><draw:text-box><text:p text:style-name="P119"><text:span text:style-name="T77">B</text:span></text:p></draw:text-box></draw:frame><draw:frame draw:style-name="gr59" draw:text-style-name="P125" svg:width="0.964cm" svg:height="0.828cm" svg:x="3.228cm" svg:y="0cm"><draw:text-box><text:p text:style-name="P119"><text:span text:style-name="T77">C</text:span></text:p></draw:text-box></draw:frame><draw:frame draw:style-name="gr60" draw:text-style-name="P125" svg:width="0.994cm" svg:height="0.828cm" svg:x="1.998cm" svg:y="1.663cm"><draw:text-box><text:p text:style-name="P119"><text:span text:style-name="T77">D</text:span></text:p></draw:text-box></draw:frame><draw:frame draw:style-name="gr61" draw:text-style-name="P125" svg:width="0.936cm" svg:height="0.828cm" svg:x="2.39cm" svg:y="5.173cm"><draw:text-box><text:p text:style-name="P119"><text:span text:style-name="T77">E</text:span></text:p></draw:text-box></draw:frame><draw:frame draw:style-name="gr62" draw:text-style-name="P125" svg:width="0.913cm" svg:height="0.828cm" svg:x="5.158cm" svg:y="3.239cm"><draw:text-box><text:p text:style-name="P119"><text:span text:style-name="T77">F</text:span></text:p></draw:text-box></draw:frame><draw:line draw:style-name="gr63" draw:text-style-name="P121" svg:x1="2.721cm" svg:y1="2.244cm" svg:x2="5.364cm" svg:y2="3.68cm"><text:p/></draw:line><draw:g draw:style-name="gr17"><draw:line draw:style-name="gr63" draw:text-style-name="P121" svg:x1="0.97cm" svg:y1="5.236cm" svg:x2="6.27cm" svg:y2="5.264cm"><text:p/></draw:line><draw:line draw:style-name="gr63" draw:text-style-name="P121" svg:x1="0.97cm" svg:y1="5.238cm" svg:x2="3.644cm" svg:y2="0.669cm"><text:p/></draw:line><draw:line draw:style-name="gr63" draw:text-style-name="P121" svg:x1="6.269cm" svg:y1="5.266cm" svg:x2="3.643cm" svg:y2="0.669cm"><text:p/></draw:line><draw:line draw:style-name="gr63" draw:text-style-name="P121" svg:x1="5.363cm" svg:y1="3.68cm" svg:x2="2.797cm" svg:y2="5.247cm"><text:p/></draw:line><draw:line draw:style-name="gr63" draw:text-style-name="P121" svg:x1="2.721cm" svg:y1="2.244cm" svg:x2="2.797cm" svg:y2="5.247cm"><text:p/></draw:line></draw:g><draw:frame draw:name="DescriptionOOoTep" draw:style-name="gr64" draw:text-style-name="P124" svg:width="0.003cm" svg:height="0.004cm" svg:x="0cm" svg:y="5.722cm"><draw:text-box><text:p/></draw:text-box><svg:desc>@options;  repereortho(313,263,30,1,1){ 0 , moyen , noir , num1 ,i};@figure;  A = point( -3.6 , -3.37 );  sDF1 = segment( D , F1 );  sF1E = segment( F1 , E );  sDE = segment( D , E );
</svg:desc></draw:frame><draw:line draw:style-name="gr18" draw:text-style-name="P121" svg:x1="1.936cm" svg:y1="5.036cm" svg:x2="1.949cm" svg:y2="5.399cm"><text:p/></draw:line><draw:line draw:style-name="gr18" draw:text-style-name="P121" svg:x1="5.896cm" svg:y1="4.323cm" svg:x2="5.688cm" svg:y2="4.504cm"><text:p/></draw:line><draw:line draw:style-name="gr18" draw:text-style-name="P121" svg:x1="3.391cm" svg:y1="1.402cm" svg:x2="3.066cm" svg:y2="1.259cm"><text:p/></draw:line></draw:g></text:p>
      <text:list xml:id="list132908536175577" text:continue-list="list132908468184735" text:style-name="liste_5f_abc">
        <text:list-item text:start-value="1">
          <text:p text:style-name="P35"><text:span text:style-name="T15"><text:s/></text:span><text:span text:style-name="T16">Démontre que les triangles AED, BFE et DCF sont égaux.</text:span></text:p>
          <text:p text:style-name="P98"><text:span text:style-name="_5f_pointillés_20_gris"><text:span text:style-name="T32">Le triangle ABC est équilatéral donc chacun de ses angles mesure <text:s/>60°.</text:span></text:span></text:p>
          <text:p text:style-name="P98"><text:span text:style-name="_5f_pointillés_20_gris"><text:span text:style-name="T32">Ses côtés ont tous la même longueur, on en déduit par soustraction que : DA = CF = EB.</text:span></text:span></text:p>
          <text:p text:style-name="P98"><text:span text:style-name="_5f_pointillés_20_gris"><text:span text:style-name="T32">Les <text:s/></text:span></text:span><text:span text:style-name="_5f_pointillés_20_gris"><text:span text:style-name="T46">triangles AED, BFE et DCF </text:span></text:span><text:span text:style-name="_5f_pointillés_20_gris"><text:span text:style-name="T47">ont donc <text:s/>deux côtés respectivement de même longueur qui forment tous un angle de 60°.</text:span></text:span></text:p>
          <text:p text:style-name="P98"><text:span text:style-name="_5f_pointillés_20_gris"><text:span text:style-name="T47">On en déduit donc que ces triangles sont tous égaux.</text:span></text:span></text:p>
          <text:p text:style-name="P98"><text:span text:style-name="_5f_pointillés_20_gris"><text:span text:style-name="T47"/></text:span></text:p>
        </text:list-item>
        <text:list-item>
          <text:p text:style-name="P35"><text:span text:style-name="T15"><text:tab/></text:span><text:span text:style-name="T16">Que peut-on en déduire pour le triangle DEF ?</text:span></text:p>
          <text:p text:style-name="P36"/>
          <text:p text:style-name="P37"><text:span text:style-name="_5f_pointillés_20_gris"><text:span text:style-name="T46"><text:s/></text:span></text:span><text:span text:style-name="_5f_pointillés_20_gris"><text:span text:style-name="T47">Puisque </text:span></text:span><text:span text:style-name="_5f_pointillés_20_gris"><text:span text:style-name="T46">les triangles AED, BFE et DCF sont égaux </text:span></text:span><text:span text:style-name="_5f_pointillés_20_gris"><text:span text:style-name="T47">on a l’égalité : DE = EF = FD .</text:span></text:span></text:p>
          <text:p text:style-name="P37"><text:span text:style-name="_5f_pointillés_20_gris"><text:span text:style-name="T47">Le triangle DEF est donc un triangle équilatéral.</text:span></text:span></text:p>
        </text:list-item>
      </text:list>
      <text:list xml:id="list132908539194178" text:continue-list="list132908528185572" text:style-name="Num_5f_Exo">
        <text:list-item>
          <text:h text:style-name="Exo_5f_Num" text:outline-level="1"><text:soft-page-break/><text:span text:style-name="_5f_BVS"> ABCD est un carré de centre O et M un point du segment [AB]. La droite perpendiculaire à la droite (CM) passant par B coupe </text:span><text:span text:style-name="_5f_BVS"><text:span text:style-name="T69">[CM] en H et </text:span></text:span><text:span text:style-name="_5f_BVS">la droite (AD) en P.</text:span></text:h>
        </text:list-item>
      </text:list>
      <text:list xml:id="list132908539176729" text:continue-list="list132908536175577" text:style-name="liste_5f_abc">
        <text:list-header>
          <text:p text:style-name="P34"><text:span text:style-name="_5f_BVS"><draw:g text:anchor-type="as-char" draw:z-index="86" draw:name="Forme11" draw:style-name="gr8"><draw:frame draw:style-name="gr70" draw:text-style-name="P125" svg:width="0.722cm" svg:height="0.625cm" svg:x="0.102cm" svg:y="4.087cm"><draw:text-box><text:p text:style-name="P119"><text:span text:style-name="T77">A</text:span></text:p></draw:text-box></draw:frame><draw:custom-shape draw:style-name="gr71" draw:text-style-name="P121" svg:width="3.675cm" svg:height="3.675cm" svg:x="0.651cm" svg:y="0.467cm"><text:p/><draw:enhanced-geometry svg:viewBox="0 0 21600 21600" draw:type="rectangle" draw:enhanced-path="M 0 0 L 21600 0 21600 21600 0 21600 0 0 Z N"/></draw:custom-shape><draw:frame draw:style-name="gr70" draw:text-style-name="P125" svg:width="0.724cm" svg:height="0.625cm" svg:x="4.159cm" svg:y="4.087cm"><draw:text-box><text:p text:style-name="P119"><text:span text:style-name="T77">B</text:span></text:p></draw:text-box></draw:frame><draw:frame draw:style-name="gr72" draw:text-style-name="P125" svg:width="0.727cm" svg:height="0.625cm" svg:x="4.258cm" svg:y="0.044cm"><draw:text-box><text:p text:style-name="P119"><text:span text:style-name="T77">C</text:span></text:p></draw:text-box></draw:frame><draw:frame draw:style-name="gr73" draw:text-style-name="P125" svg:width="0.75cm" svg:height="0.625cm" svg:x="0cm" svg:y="0cm"><draw:text-box><text:p text:style-name="P119"><text:span text:style-name="T77">D</text:span></text:p></draw:text-box></draw:frame><draw:line draw:style-name="gr74" draw:text-style-name="P121" svg:x1="4.325cm" svg:y1="0.453cm" svg:x2="2.752cm" svg:y2="4.157cm"><text:p/></draw:line><draw:line draw:style-name="gr74" draw:text-style-name="P121" svg:x1="4.348cm" svg:y1="4.131cm" svg:x2="0.644cm" svg:y2="2.558cm"><text:p/></draw:line><draw:line draw:style-name="gr75" draw:text-style-name="P121" svg:x1="4.348cm" svg:y1="4.134cm" svg:x2="0.65cm" svg:y2="0.483cm"><text:p/></draw:line><draw:line draw:style-name="gr75" draw:text-style-name="P121" svg:x1="4.326cm" svg:y1="0.453cm" svg:x2="0.68cm" svg:y2="4.128cm"><text:p/></draw:line><draw:frame draw:style-name="gr76" draw:text-style-name="P125" svg:width="0.756cm" svg:height="0.625cm" svg:x="2.143cm" svg:y="1.572cm"><draw:text-box><text:p text:style-name="P119"><text:span text:style-name="T77">O</text:span></text:p></draw:text-box></draw:frame><draw:polyline draw:style-name="gr77" draw:text-style-name="P121" svg:width="0.172cm" svg:height="0.181cm" draw:transform="skewX (-0.00767944870877503) rotate (-0.356221700332043) translate (3.07999999999999cm 3.3988333333333cm)" svg:viewBox="0 0 173 182" draw:points="0,0 173,1 162,182"><text:p/></draw:polyline><draw:frame draw:style-name="gr78" draw:text-style-name="P125" svg:width="0.698cm" svg:height="0.625cm" svg:x="0.051cm" svg:y="2.251cm"><draw:text-box><text:p text:style-name="P119"><text:span text:style-name="T77">P</text:span></text:p></draw:text-box></draw:frame><draw:frame draw:style-name="gr79" draw:text-style-name="P125" svg:width="0.779cm" svg:height="0.625cm" svg:x="2.417cm" svg:y="4.096cm"><draw:text-box><text:p text:style-name="P119"><text:span text:style-name="T77">M</text:span></text:p></draw:text-box></draw:frame><draw:line draw:style-name="gr52" draw:text-style-name="P121" svg:x1="0.63cm" svg:y1="2.561cm" svg:x2="2.499cm" svg:y2="2.305cm"><text:p/></draw:line><draw:line draw:style-name="gr52" draw:text-style-name="P121" svg:x1="2.763cm" svg:y1="4.141cm" svg:x2="2.5cm" svg:y2="2.305cm"><text:p/></draw:line><draw:frame draw:style-name="gr80" draw:text-style-name="P125" svg:width="0.743cm" svg:height="0.625cm" svg:x="2.533cm" svg:y="3.007cm"><draw:text-box><text:p text:style-name="P119"><text:span text:style-name="T77">H</text:span></text:p></draw:text-box></draw:frame><draw:line draw:style-name="gr52" draw:text-style-name="P121" svg:x1="0.631cm" svg:y1="2.561cm" svg:x2="2.787cm" svg:y2="4.149cm"><text:p/></draw:line></draw:g></text:span></text:p>
        </text:list-header>
        <text:list-item text:start-value="1">
          <text:p text:style-name="P41"><text:span text:style-name="_5f_BVS"><text:span text:style-name="T68">Démontre que </text:span></text:span><text:span text:style-name="_5f_BVS"><text:span text:style-name="T68"><draw:frame draw:style-name="fr5" draw:name="Objet43" text:anchor-type="as-char" svg:width="0.995cm" svg:height="0.466cm" draw:z-index="66"><draw:object xlink:href="./Object 64" xlink:type="simple" xlink:show="embed" xlink:actuate="onLoad"/><draw:image xlink:href="./ObjectReplacements/Object 64" xlink:type="simple" xlink:show="embed" xlink:actuate="onLoad"/><svg:desc>formule</svg:desc></draw:frame></text:span></text:span><text:span text:style-name="_5f_BVS"><text:span text:style-name="T68">=</text:span></text:span><text:span text:style-name="_5f_BVS"><text:span text:style-name="T68"><draw:frame draw:style-name="fr5" draw:name="Objet45" text:anchor-type="as-char" svg:width="0.917cm" svg:height="0.48cm" draw:z-index="67"><draw:object xlink:href="./Object 65" xlink:type="simple" xlink:show="embed" xlink:actuate="onLoad"/><draw:image xlink:href="./ObjectReplacements/Object 65" xlink:type="simple" xlink:show="embed" xlink:actuate="onLoad"/><svg:desc>formule</svg:desc></draw:frame></text:span></text:span><text:span text:style-name="_5f_BVS"><text:span text:style-name="T68">.</text:span></text:span></text:p>
          <text:p text:style-name="P59"><text:span text:style-name="_5f_pointillés_20_gris"><text:span text:style-name="T36">L</text:span></text:span><text:span text:style-name="_5f_pointillés_20_gris"><text:span text:style-name="T35">es <text:s/></text:span></text:span><text:span text:style-name="_5f_pointillés_20_gris"><text:span text:style-name="T37">triangles </text:span></text:span><text:span text:style-name="_5f_pointillés_20_gris"><text:span text:style-name="T38">rectangles BCM et MHB ont l’angle </text:span></text:span><text:span text:style-name="_5f_pointillés_20_gris"><text:span text:style-name="T38"><draw:frame draw:style-name="fr7" draw:name="Objet46" text:anchor-type="as-char" svg:width="0.99cm" svg:height="0.462cm" draw:z-index="69"><draw:object xlink:href="./Object 66" xlink:type="simple" xlink:show="embed" xlink:actuate="onLoad"/><draw:image xlink:href="./ObjectReplacements/Object 66" xlink:type="simple" xlink:show="embed" xlink:actuate="onLoad"/></draw:frame></text:span></text:span><text:span text:style-name="_5f_pointillés_20_gris"><text:span text:style-name="T38"> en commun il est complémentaire avec l’autre angle aigu de chaque triangle donc :</text:span></text:span></text:p>
          <text:p text:style-name="P61"><text:span text:style-name="_5f_pointillés_20_gris"><text:span text:style-name="T38"><text:s/></text:span></text:span><text:span text:style-name="_5f_BVS"><text:span text:style-name="T64"><draw:frame draw:style-name="fr7" draw:name="Objet47" text:anchor-type="as-char" svg:width="0.995cm" svg:height="0.466cm" draw:z-index="70"><draw:object xlink:href="./Object 67" xlink:type="simple" xlink:show="embed" xlink:actuate="onLoad"/><draw:image xlink:href="./ObjectReplacements/Object 67" xlink:type="simple" xlink:show="embed" xlink:actuate="onLoad"/><svg:desc>formule</svg:desc></draw:frame></text:span></text:span><text:span text:style-name="_5f_BVS"><text:span text:style-name="T64">=</text:span></text:span><text:span text:style-name="_5f_BVS"><text:span text:style-name="T64"><draw:frame draw:style-name="fr7" draw:name="Objet48" text:anchor-type="as-char" svg:width="0.917cm" svg:height="0.48cm" draw:z-index="71"><draw:object xlink:href="./Object 68" xlink:type="simple" xlink:show="embed" xlink:actuate="onLoad"/><draw:image xlink:href="./ObjectReplacements/Object 68" xlink:type="simple" xlink:show="embed" xlink:actuate="onLoad"/><svg:desc>formule</svg:desc></draw:frame></text:span></text:span><text:span text:style-name="_5f_BVS"><text:span text:style-name="T64">.</text:span></text:span></text:p>
        </text:list-item>
        <text:list-item>
          <text:p text:style-name="P41"><text:span text:style-name="_5f_BVS"><text:span text:style-name="T68">Démontre que MB=AP.</text:span></text:span></text:p>
          <text:p text:style-name="P59"><text:span text:style-name="_5f_pointillés_20_gris"><text:span text:style-name="T38">Dans les</text:span></text:span><text:span text:style-name="_5f_pointillés_20_gris"><text:span text:style-name="T35"> <text:s/></text:span></text:span><text:span text:style-name="_5f_pointillés_20_gris"><text:span text:style-name="T37">triangles </text:span></text:span><text:span text:style-name="_5f_pointillés_20_gris"><text:span text:style-name="T38">APB et CMB on a :</text:span></text:span></text:p>
          <text:p text:style-name="P61"><text:span text:style-name="_5f_pointillés_20_gris"><text:span text:style-name="T38"><text:s/>BC = AB ; <text:s/></text:span></text:span><text:span text:style-name="_5f_BVS"><text:span text:style-name="T64"><draw:frame draw:style-name="fr7" draw:name="Objet49" text:anchor-type="as-char" svg:width="0.995cm" svg:height="0.466cm" draw:z-index="72"><draw:object xlink:href="./Object 69" xlink:type="simple" xlink:show="embed" xlink:actuate="onLoad"/><draw:image xlink:href="./ObjectReplacements/Object 69" xlink:type="simple" xlink:show="embed" xlink:actuate="onLoad"/><svg:desc>formule</svg:desc></draw:frame></text:span></text:span><text:span text:style-name="_5f_BVS"><text:span text:style-name="T64">=</text:span></text:span><text:span text:style-name="_5f_BVS"><text:span text:style-name="T64"><draw:frame draw:style-name="fr7" draw:name="Objet53" text:anchor-type="as-char" svg:width="0.917cm" svg:height="0.48cm" draw:z-index="73"><draw:object xlink:href="./Object 70" xlink:type="simple" xlink:show="embed" xlink:actuate="onLoad"/><draw:image xlink:href="./ObjectReplacements/Object 70" xlink:type="simple" xlink:show="embed" xlink:actuate="onLoad"/><svg:desc>formule</svg:desc></draw:frame></text:span></text:span><text:span text:style-name="_5f_BVS"><text:span text:style-name="T64"> <text:s/></text:span></text:span><text:span text:style-name="_5f_BVS"><text:span text:style-name="T65">et </text:span></text:span><text:span text:style-name="_5f_pointillés_20_gris"><text:span text:style-name="T38"><text:s/></text:span></text:span><text:span text:style-name="_5f_BVS"><text:span text:style-name="T64"><draw:frame draw:style-name="fr7" draw:name="Objet54" text:anchor-type="as-char" svg:width="0.898cm" svg:height="0.46cm" draw:z-index="74"><draw:object xlink:href="./Object 71" xlink:type="simple" xlink:show="embed" xlink:actuate="onLoad"/><draw:image xlink:href="./ObjectReplacements/Object 71" xlink:type="simple" xlink:show="embed" xlink:actuate="onLoad"/><svg:desc>formule</svg:desc></draw:frame></text:span></text:span><text:span text:style-name="_5f_BVS"><text:span text:style-name="T64">=</text:span></text:span><text:span text:style-name="_5f_BVS"><text:span text:style-name="T64"><draw:frame draw:style-name="fr7" draw:name="Objet55" text:anchor-type="as-char" svg:width="0.995cm" svg:height="0.485cm" draw:z-index="75"><draw:object xlink:href="./Object 72" xlink:type="simple" xlink:show="embed" xlink:actuate="onLoad"/><draw:image xlink:href="./ObjectReplacements/Object 72" xlink:type="simple" xlink:show="embed" xlink:actuate="onLoad"/><svg:desc>formule</svg:desc></draw:frame></text:span></text:span><text:span text:style-name="_5f_BVS"><text:span text:style-name="T65">= 90°.</text:span></text:span></text:p>
          <text:p text:style-name="P61"><text:span text:style-name="_5f_BVS"><text:span text:style-name="T65">Donc </text:span></text:span><text:span text:style-name="_5f_pointillés_20_gris"><text:span text:style-name="T38">les</text:span></text:span><text:span text:style-name="_5f_pointillés_20_gris"><text:span text:style-name="T35"> <text:s/></text:span></text:span><text:span text:style-name="_5f_pointillés_20_gris"><text:span text:style-name="T37">triangles </text:span></text:span><text:span text:style-name="_5f_pointillés_20_gris"><text:span text:style-name="T38">APB et CMB sont égaux.</text:span></text:span></text:p>
          <text:p text:style-name="P61"><text:span text:style-name="_5f_pointillés_20_gris"><text:span text:style-name="T38">Par suite on a <text:s/>aussi : </text:span></text:span><text:span text:style-name="_5f_BVS"><text:span text:style-name="T64">MB=AP.</text:span></text:span><text:span text:style-name="_5f_pointillés_20_gris"><text:span text:style-name="T38"> </text:span></text:span></text:p>
        </text:list-item>
        <text:list-item>
          <text:p text:style-name="P41"><text:span text:style-name="_5f_BVS"><text:span text:style-name="T68">Démontre que les triangles OMB et OPA sont égaux. </text:span></text:span></text:p>
          <text:p text:style-name="P60"><text:span text:style-name="_5f_pointillés_20_gris"><text:span text:style-name="T38">Dans les</text:span></text:span><text:span text:style-name="_5f_pointillés_20_gris"><text:span text:style-name="T35"> <text:s/></text:span></text:span><text:span text:style-name="_5f_pointillés_20_gris"><text:span text:style-name="T37">triangles </text:span></text:span><text:span text:style-name="_5f_pointillés_20_gris"><text:span text:style-name="T38">OMB et OPA on a :</text:span></text:span></text:p>
          <text:p text:style-name="P62"><text:span text:style-name="_5f_BVS"><text:span text:style-name="T64">MB=AP ; <text:s/></text:span></text:span><text:span text:style-name="_5f_BVS"><text:span text:style-name="T65">OB</text:span></text:span><text:span text:style-name="_5f_BVS"><text:span text:style-name="T64">=</text:span></text:span><text:span text:style-name="_5f_BVS"><text:span text:style-name="T65">OA ( demi-diagonales du carré) <text:s/>et </text:span></text:span><text:span text:style-name="_5f_BVS"><text:span text:style-name="T64"><text:s/></text:span></text:span></text:p>
          <text:p text:style-name="P62"><text:span text:style-name="_5f_pointillés_20_gris"><text:span text:style-name="T38"><text:s/></text:span></text:span><text:span text:style-name="_5f_BVS"><text:span text:style-name="T64"><draw:frame draw:style-name="fr7" draw:name="Objet56" text:anchor-type="as-char" svg:width="0.931cm" svg:height="0.466cm" draw:z-index="76"><draw:object xlink:href="./Object 73" xlink:type="simple" xlink:show="embed" xlink:actuate="onLoad"/><draw:image xlink:href="./ObjectReplacements/Object 73" xlink:type="simple" xlink:show="embed" xlink:actuate="onLoad"/><svg:desc>formule</svg:desc></draw:frame></text:span></text:span><text:span text:style-name="_5f_BVS"><text:span text:style-name="T64">=</text:span></text:span><text:span text:style-name="_5f_BVS"><text:span text:style-name="T64"><draw:frame draw:style-name="fr7" draw:name="Objet57" text:anchor-type="as-char" svg:width="1.028cm" svg:height="0.483cm" draw:z-index="77"><draw:object xlink:href="./Object 74" xlink:type="simple" xlink:show="embed" xlink:actuate="onLoad"/><draw:image xlink:href="./ObjectReplacements/Object 74" xlink:type="simple" xlink:show="embed" xlink:actuate="onLoad"/><svg:desc>formule</svg:desc></draw:frame></text:span></text:span><text:span text:style-name="_5f_BVS"><text:span text:style-name="T65">= 45° </text:span></text:span></text:p>
          <text:p text:style-name="P62"><text:span text:style-name="_5f_BVS"><text:span text:style-name="T65">Donc </text:span></text:span><text:span text:style-name="_5f_pointillés_20_gris"><text:span text:style-name="T38">les</text:span></text:span><text:span text:style-name="_5f_pointillés_20_gris"><text:span text:style-name="T35"> <text:s/></text:span></text:span><text:span text:style-name="_5f_pointillés_20_gris"><text:span text:style-name="T37">triangles </text:span></text:span><text:span text:style-name="_5f_pointillés_20_gris"><text:span text:style-name="T38">OMB et OPA sont égaux.</text:span></text:span></text:p>
        </text:list-item>
        <text:list-item>
          <text:p text:style-name="P41"><text:span text:style-name="_5f_BVS"><text:span text:style-name="T68">Quelle est la nature du triangle POM ?</text:span></text:span></text:p>
          <text:p text:style-name="P99"><text:span text:style-name="_5f_pointillés_20_gris"><text:span text:style-name="T39">D’après c. </text:span></text:span><text:span text:style-name="_5f_pointillés_20_gris"><text:span text:style-name="T38">les</text:span></text:span><text:span text:style-name="_5f_pointillés_20_gris"><text:span text:style-name="T35"> <text:s/></text:span></text:span><text:span text:style-name="_5f_pointillés_20_gris"><text:span text:style-name="T37">triangles </text:span></text:span><text:span text:style-name="_5f_pointillés_20_gris"><text:span text:style-name="T38">OMB et OPA sont égaux </text:span></text:span><text:span text:style-name="_5f_pointillés_20_gris"><text:span text:style-name="T40">donc : OM = OP <text:s/>et <text:s/></text:span></text:span><text:span text:style-name="_5f_pointillés_20_gris"><text:span text:style-name="T40"><draw:frame draw:style-name="fr7" draw:name="Objet63" text:anchor-type="as-char" svg:width="0.947cm" svg:height="0.466cm" draw:z-index="78"><draw:object xlink:href="./Object 80" xlink:type="simple" xlink:show="embed" xlink:actuate="onLoad"/><draw:image xlink:href="./ObjectReplacements/Object 80" xlink:type="simple" xlink:show="embed" xlink:actuate="onLoad"/><svg:desc>formule</svg:desc></draw:frame></text:span></text:span><text:span text:style-name="_5f_pointillés_20_gris"><text:span text:style-name="T40"> = </text:span></text:span><text:span text:style-name="_5f_pointillés_20_gris"><text:span text:style-name="T40"><draw:frame draw:style-name="fr7" draw:name="Objet64" text:anchor-type="as-char" svg:width="1.028cm" svg:height="0.464cm" draw:z-index="79"><draw:object xlink:href="./Object 81" xlink:type="simple" xlink:show="embed" xlink:actuate="onLoad"/><draw:image xlink:href="./ObjectReplacements/Object 81" xlink:type="simple" xlink:show="embed" xlink:actuate="onLoad"/><svg:desc>formule</svg:desc></draw:frame></text:span></text:span><text:span text:style-name="_5f_pointillés_20_gris"><text:span text:style-name="T40">.</text:span></text:span></text:p>
          <text:p text:style-name="P99"><text:span text:style-name="_5f_pointillés_20_gris"><text:span text:style-name="T40">On a : <text:s/></text:span></text:span><text:span text:style-name="_5f_pointillés_20_gris"><text:span text:style-name="T40"><draw:frame draw:style-name="fr7" draw:name="Objet58" text:anchor-type="as-char" svg:width="0.997cm" svg:height="0.464cm" draw:z-index="80"><draw:object xlink:href="./Object 75" xlink:type="simple" xlink:show="embed" xlink:actuate="onLoad"/><draw:image xlink:href="./ObjectReplacements/Object 75" xlink:type="simple" xlink:show="embed" xlink:actuate="onLoad"/><svg:desc>formule</svg:desc></draw:frame></text:span></text:span><text:span text:style-name="_5f_pointillés_20_gris"><text:span text:style-name="T40">= </text:span></text:span><text:span text:style-name="_5f_pointillés_20_gris"><text:span text:style-name="T40"><draw:frame draw:style-name="fr7" draw:name="Objet59" text:anchor-type="as-char" svg:width="0.947cm" svg:height="0.466cm" draw:z-index="81"><draw:object xlink:href="./Object 76" xlink:type="simple" xlink:show="embed" xlink:actuate="onLoad"/><draw:image xlink:href="./ObjectReplacements/Object 76" xlink:type="simple" xlink:show="embed" xlink:actuate="onLoad"/><svg:desc>formule</svg:desc></draw:frame></text:span></text:span><text:span text:style-name="_5f_pointillés_20_gris"><text:span text:style-name="T40"> + </text:span></text:span><text:span text:style-name="_5f_pointillés_20_gris"><text:span text:style-name="T40"><draw:frame draw:style-name="fr7" draw:name="Objet60" text:anchor-type="as-char" svg:width="1.042cm" svg:height="0.466cm" draw:z-index="82"><draw:object xlink:href="./Object 77" xlink:type="simple" xlink:show="embed" xlink:actuate="onLoad"/><draw:image xlink:href="./ObjectReplacements/Object 77" xlink:type="simple" xlink:show="embed" xlink:actuate="onLoad"/><svg:desc>formule</svg:desc></draw:frame></text:span></text:span><text:span text:style-name="_5f_pointillés_20_gris"><text:span text:style-name="T40"> donc</text:span></text:span></text:p>
          <text:p text:style-name="P99"><text:span text:style-name="_5f_pointillés_20_gris"><text:span text:style-name="T40"><text:s text:c="10"/></text:span></text:span><text:span text:style-name="_5f_pointillés_20_gris"><text:span text:style-name="T40"><draw:frame draw:style-name="fr7" draw:name="Objet65" text:anchor-type="as-char" svg:width="0.997cm" svg:height="0.464cm" draw:z-index="83"><draw:object xlink:href="./Object 82" xlink:type="simple" xlink:show="embed" xlink:actuate="onLoad"/><draw:image xlink:href="./ObjectReplacements/Object 82" xlink:type="simple" xlink:show="embed" xlink:actuate="onLoad"/><svg:desc>formule</svg:desc></draw:frame></text:span></text:span><text:span text:style-name="_5f_pointillés_20_gris"><text:span text:style-name="T40">= </text:span></text:span><text:span text:style-name="_5f_pointillés_20_gris"><text:span text:style-name="T40"><draw:frame draw:style-name="fr7" draw:name="Objet66" text:anchor-type="as-char" svg:width="1.028cm" svg:height="0.464cm" draw:z-index="84"><draw:object xlink:href="./Object 83" xlink:type="simple" xlink:show="embed" xlink:actuate="onLoad"/><draw:image xlink:href="./ObjectReplacements/Object 83" xlink:type="simple" xlink:show="embed" xlink:actuate="onLoad"/><svg:desc>formule</svg:desc></draw:frame></text:span></text:span><text:span text:style-name="_5f_pointillés_20_gris"><text:span text:style-name="T40"> + </text:span></text:span><text:span text:style-name="_5f_pointillés_20_gris"><text:span text:style-name="T40"><draw:frame draw:style-name="fr7" draw:name="Objet67" text:anchor-type="as-char" svg:width="1.042cm" svg:height="0.466cm" draw:z-index="85"><draw:object xlink:href="./Object 84" xlink:type="simple" xlink:show="embed" xlink:actuate="onLoad"/><draw:image xlink:href="./ObjectReplacements/Object 84" xlink:type="simple" xlink:show="embed" xlink:actuate="onLoad"/><svg:desc>formule</svg:desc></draw:frame></text:span></text:span><text:span text:style-name="_5f_pointillés_20_gris"><text:span text:style-name="T40"> = 90° car les diagonales du carré sont perpendiculaires.</text:span></text:span></text:p>
          <text:p text:style-name="P99"><text:span text:style-name="_5f_pointillés_20_gris"><text:span text:style-name="T40">On en déduit que POM est un triangle rectangle isocèle.</text:span></text:span></text:p>
        </text:list-item>
      </text:list>
      <text:h text:style-name="P72" text:outline-level="1"/>
      <text:list xml:id="list132908557183305" text:continue-list="list132908539194178" text:style-name="Num_5f_Exo">
        <text:list-item>
          <text:h text:style-name="P67" text:outline-level="1"> <text:span text:style-name="_5f_BVS"><text:span text:style-name="T68">ABCDE est une pyramide à base rectangulaire de centre O. Le segment [EO] est perpendiculaire aux diagonales du rectangle ABCD.</text:span></text:span></text:h>
        </text:list-item>
      </text:list>
      <text:h text:style-name="P69" text:outline-level="1"><draw:g text:anchor-type="paragraph" draw:z-index="87" draw:name="Forme12" draw:style-name="gr6"><draw:frame draw:style-name="gr81" draw:text-style-name="P122" svg:width="0.904cm" svg:height="0.832cm" svg:x="1.356cm" svg:y="4.345cm"><draw:text-box><text:p text:style-name="P119"><text:span text:style-name="T73">A</text:span><text:span text:style-name="T74"> </text:span></text:p></draw:text-box></draw:frame><draw:frame draw:style-name="gr70" draw:text-style-name="P125" svg:width="0.724cm" svg:height="0.625cm" svg:x="3.011cm" svg:y="2.496cm"><draw:text-box><text:p text:style-name="P119"><text:span text:style-name="T77">B</text:span></text:p></draw:text-box></draw:frame><draw:frame draw:style-name="gr82" draw:text-style-name="P125" svg:width="0.706cm" svg:height="0.625cm" svg:x="3.917cm" svg:y="0.152cm"><draw:text-box><text:p text:style-name="P119"><text:span text:style-name="T77">E</text:span></text:p></draw:text-box></draw:frame><draw:custom-shape draw:style-name="gr83" draw:text-style-name="P121" svg:width="4.426cm" svg:height="1.892cm" svg:x="2.025cm" svg:y="2.823cm"><text:p/><draw:enhanced-geometry svg:viewBox="0 0 21600 21600" draw:glue-points="?f6 0 10800 ?f8 ?f11 10800 ?f9 21600 10800 ?f10 ?f5 10800" draw:text-areas="?f3 ?f3 ?f4 ?f4" draw:type="parallelogram" draw:modifiers="8040.8402981703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52" draw:text-style-name="P121" svg:x1="2.024cm" svg:y1="4.732cm" svg:x2="6.443cm" svg:y2="2.845cm"><text:p/></draw:line><draw:line draw:style-name="gr52" draw:text-style-name="P121" svg:x1="3.697cm" svg:y1="2.827cm" svg:x2="4.817cm" svg:y2="4.662cm"><text:p/></draw:line><draw:line draw:style-name="gr84" draw:text-style-name="P121" svg:x1="4.236cm" svg:y1="3.776cm" svg:x2="4.252cm" svg:y2="0.766cm"><text:p/></draw:line><draw:polyline draw:style-name="gr85" draw:text-style-name="P121" svg:width="0.275cm" svg:height="0.307cm" draw:transform="rotate (0.442091899530164) translate (4.24213261716764cm 3.43356382488678cm)" svg:viewBox="0 0 276 308" draw:points="0,0 276,0 136,308"><text:p/></draw:polyline><draw:polyline draw:style-name="gr85" draw:text-style-name="P121" svg:width="0.221cm" svg:height="0.203cm" draw:transform="rotate (2.29964582242773) translate (4.10257405849437cm 3.49796159391861cm)" svg:viewBox="0 0 222 204" draw:points="0,167 222,204 12,0"><text:p/></draw:polyline><draw:polyline draw:style-name="gr18" draw:text-style-name="P121" svg:width="4.58cm" svg:height="2.501cm" draw:transform="rotate (-2.09910749137358) translate (6.42766848404232cm 1.97665650971935cm)" svg:viewBox="0 0 4581 2502" draw:points="2399,2421 4581,2425 3170,0 0,2502"><text:p/></draw:polyline><draw:line draw:style-name="gr18" draw:text-style-name="P121" svg:x1="3.109cm" svg:y1="2.848cm" svg:x2="4.258cm" svg:y2="0.723cm"><text:p/></draw:line><draw:line draw:style-name="gr52" draw:text-style-name="P121" svg:x1="3.681cm" svg:y1="2.829cm" svg:x2="4.255cm" svg:y2="0.739cm"><text:p/></draw:line><draw:polyline draw:style-name="gr18" draw:text-style-name="P121" svg:width="2.642cm" svg:height="3.028cm" draw:transform="rotate (0.853989603000825) translate (2.52256592069944cm 2.72353448857881cm)" svg:viewBox="0 0 2643 3029" draw:points="0,3027 2517,3029 2643,0"><text:p/></draw:polyline><draw:frame draw:style-name="gr14" draw:text-style-name="P120" svg:width="0.752cm" svg:height="0.664cm" svg:x="4.861cm" svg:y="4.435cm"><draw:text-box><text:p text:style-name="P119"><text:span text:style-name="T73">C</text:span></text:p></draw:text-box></draw:frame><draw:frame draw:style-name="gr86" draw:text-style-name="P120" svg:width="0.777cm" svg:height="0.664cm" svg:x="6.334cm" svg:y="2.468cm"><draw:text-box><text:p text:style-name="P119"><text:span text:style-name="T73">D</text:span></text:p></draw:text-box></draw:frame><draw:frame draw:style-name="gr87" draw:text-style-name="P120" svg:width="0.784cm" svg:height="0.664cm" svg:x="3.797cm" svg:y="3.717cm"><draw:text-box><text:p text:style-name="P119"><text:span text:style-name="T73">O</text:span></text:p></draw:text-box></draw:frame></draw:g></text:h>
      <text:h text:style-name="P69" text:outline-level="1"/>
      <text:h text:style-name="P73" text:outline-level="1"/>
      <text:h text:style-name="P73" text:outline-level="1"/>
      <text:h text:style-name="P73" text:outline-level="1"/>
      <text:list xml:id="list132908566174926" text:continue-numbering="true" text:style-name="Num_5f_Exo">
        <text:list-header>
          <text:p text:style-name="P43"><text:span text:style-name="_5f_BVS"/></text:p>
        </text:list-header>
      </text:list>
      <text:list xml:id="list4955022834226118242" text:style-name="L107">
        <text:list-item>
          <text:p text:style-name="P50"><text:span text:style-name="_5f_BVS"><text:span text:style-name="T70">Démontre qu</text:span></text:span><text:span text:style-name="_5f_BVS"><text:span text:style-name="T57">e</text:span></text:span><text:span text:style-name="_5f_pointillés_20_gris"><text:span text:style-name="T52"> </text:span></text:span><text:span text:style-name="_5f_pointillés_20_gris"><text:span text:style-name="T53">les triangles </text:span></text:span><text:span text:style-name="_5f_pointillés_20_gris"><text:span text:style-name="T54">EOA, EOB, EOC et EOD sont égaux.</text:span></text:span></text:p>
          <text:p text:style-name="P56"><text:span text:style-name="_5f_pointillés_20_gris"><text:span text:style-name="T36">L</text:span></text:span><text:span text:style-name="_5f_pointillés_20_gris"><text:span text:style-name="T35">es <text:s/></text:span></text:span><text:span text:style-name="_5f_pointillés_20_gris"><text:span text:style-name="T37">triangles </text:span></text:span><text:span text:style-name="_5f_pointillés_20_gris"><text:span text:style-name="T38"><text:s/></text:span></text:span><text:span text:style-name="_5f_pointillés_20_gris"><text:span text:style-name="T41">EOA, EOB, EOC et EOD o</text:span></text:span><text:span text:style-name="_5f_pointillés_20_gris"><text:span text:style-name="T42">nt tous le côté [EO] en commun et un angle droit.</text:span></text:span></text:p>
          <text:p text:style-name="P58"><text:span text:style-name="_5f_pointillés_20_gris"><text:span text:style-name="T42">Les diagonales du rectangle ont même longueur et se coupent en leur milieu donc : OA=OB=OC=OD</text:span></text:span></text:p>
          <text:p text:style-name="P56"><text:span text:style-name="_5f_pointillés_20_gris"><text:span text:style-name="T42">Donc </text:span></text:span><text:span text:style-name="_5f_pointillés_20_gris"><text:span text:style-name="T43">les triangles </text:span></text:span><text:span text:style-name="_5f_pointillés_20_gris"><text:span text:style-name="T41">EOA, EOB, EOC et EOD sont égaux.</text:span></text:span></text:p>
          <text:p text:style-name="P58"><text:span text:style-name="_5f_pointillés_20_gris"><text:span text:style-name="T41"/></text:span></text:p>
        </text:list-item>
        <text:list-item>
          <text:p text:style-name="P104"><text:span text:style-name="_5f_pointillés_20_gris"><text:span text:style-name="T54">En déduire que les triangles EAB, EAC, ECD et EBD sont </text:span></text:span><text:span text:style-name="_5f_pointillés_20_gris"><text:span text:style-name="T56">tous </text:span></text:span><text:span text:style-name="_5f_pointillés_20_gris"><text:span text:style-name="T54">isocèles.</text:span></text:span></text:p>
          <text:p text:style-name="P56"><text:span text:style-name="_5f_pointillés_20_gris"><text:span text:style-name="T42">L</text:span></text:span><text:span text:style-name="_5f_pointillés_20_gris"><text:span text:style-name="T43">es triangles </text:span></text:span><text:span text:style-name="_5f_pointillés_20_gris"><text:span text:style-name="T41">EOA, EOB, EOC et EOD sont égaux </text:span></text:span><text:span text:style-name="_5f_pointillés_20_gris"><text:span text:style-name="T42">donc : EA = EB = EC = ED.</text:span></text:span></text:p>
          <text:p text:style-name="P58"><text:span text:style-name="_5f_pointillés_20_gris"><text:span text:style-name="T42"><text:s/>L</text:span></text:span><text:span text:style-name="_5f_pointillés_20_gris"><text:span text:style-name="T41">es triangles EAB, EAC, ECD et EBD sont </text:span></text:span><text:span text:style-name="_5f_pointillés_20_gris"><text:span text:style-name="T42">donc</text:span></text:span><text:span text:style-name="_5f_pointillés_20_gris"><text:span text:style-name="T41"> isocèles.</text:span></text:span></text:p>
          <text:p text:style-name="P58"><text:span text:style-name="_5f_pointillés_20_gris"><text:span text:style-name="T41"/></text:span></text:p>
        </text:list-item>
        <text:list-item>
          <text:p text:style-name="P109"><text:span text:style-name="_5f_pointillés_20_gris"><text:span text:style-name="T55">Sont-ils </text:span></text:span><text:span text:style-name="_5f_pointillés_20_gris"><text:span text:style-name="T56">tous </text:span></text:span><text:span text:style-name="_5f_pointillés_20_gris"><text:span text:style-name="T55">égaux ?</text:span></text:span></text:p>
          <text:p text:style-name="P56"><text:span text:style-name="_5f_pointillés_20_gris"><text:span text:style-name="T42"><text:s/>Non, car les côtés du rectangle ABCD n’ont pas tous la même longueur</text:span></text:span><text:span text:style-name="_5f_pointillés_20_gris"><text:span text:style-name="T41">.</text:span></text:span></text:p>
        </text:list-item>
      </text:list>
      <text:h text:style-name="P7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e_20_1" draw:display-name="Bitmape 1" xlink:href="Pictures/10000000000000200000002000309F1C.png" xlink:type="simple" xlink:show="embed" xlink:actuate="onLoad"/>
    <draw:fill-image draw:name="Bitmape_20_2" draw:display-name="Bitmape 2" xlink:href="Pictures/10000000000004620000005882EA28CD.png" xlink:type="simple" xlink:show="embed" xlink:actuate="onLoad"/>
    <draw:fill-image draw:name="Bitmape_20_3" draw:display-name="Bitmape 3" xlink:href="Pictures/1000020100000A26000000EC06353070.png" xlink:type="simple" xlink:show="embed" xlink:actuate="onLoad"/>
    <draw:fill-image draw:name="Bitmape_20_5" draw:display-name="Bitmape 5" xlink:href="Pictures/10000000000000200000002000309F1C.png" xlink:type="simple" xlink:show="embed" xlink:actuate="onLoad"/>
    <draw:fill-image draw:name="Empty" xlink:href="Pictures/100000000000000800000008DD0ADA29.png" xlink:type="simple" xlink:show="embed" xlink:actuate="onLoad"/>
    <draw:fill-image draw:name="Lawn_20_Artificial" draw:display-name="Lawn Artificial" xlink:href="Pictures/100000000000005E0000005ECB5F19A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_5f_En-tête" style:display-name="_En-tête" style:family="paragraph">
      <style:paragraph-properties fo:margin-left="3.099cm" fo:margin-right="0cm" fo:text-align="start" style:justify-single-word="false" fo:text-indent="0cm" style:auto-text-indent="false" fo:background-color="transparent" fo:padding="0cm" fo:border="none" style:shadow="none">
        <style:background-image/>
      </style:paragraph-properties>
      <style:text-properties fo:font-variant="normal" fo:text-transform="none" fo:color="#1ca2b8"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fo:font-style="normal"/>
    </style:style>
    <style:style style:name="_5f_Pied_20_de_20_page" style:display-name="_Pied de page" style:family="paragraph" style:parent-style-name="_5f_Paragraphe_20_livret_20_" style:default-outline-level="1" style:master-page-name="">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Footer" style:family="paragraph" style:parent-style-name="Standard" style:class="extra" style:master-page-name="">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style:paragraph-properties fo:margin-left="-1cm" fo:margin-right="0cm" fo:margin-top="1.499cm" fo:margin-bottom="0.4cm" style:contextual-spacing="false" fo:text-indent="0cm" style:auto-text-indent="false" style:page-number="auto" fo:background-color="#68a224">
        <style:tab-stops/>
        <style:background-image/>
      </style:paragraph-properties>
      <style:text-properties fo:color="#ffffff" style:font-name="Bitstream Vera Sans3"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fo:font-size="9pt" fo:font-weight="normal"/>
    </style:style>
    <style:style style:name="Cours_5f_entraine-toi" style:display-name="Cours_entraine-toi" style:family="paragraph" style:parent-style-name="Standard" style:list-style-name="" style:master-page-name="">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style:paragraph-properties fo:margin-left="0cm" fo:margin-right="0cm" fo:margin-top="0.7cm" fo:margin-bottom="0.199cm" style:contextual-spacing="false" fo:text-align="justify" style:justify-single-word="false" fo:text-indent="0cm" style:auto-text-indent="false" fo:background-color="transparent">
        <style:tab-stops/>
        <style:background-image/>
      </style:paragraph-properties>
      <style:text-properties fo:color="#d34d92"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style:paragraph-properties fo:margin-left="0cm" fo:margin-right="0cm" fo:margin-top="0.101cm" fo:margin-bottom="0.199cm" style:contextual-spacing="false" fo:text-align="justify" style:justify-single-word="false" fo:text-indent="0cm" style:auto-text-indent="false" fo:background-color="transparent" fo:padding="0cm" fo:border="none">
        <style:background-image/>
      </style:paragraph-properties>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background-image/>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background-image/>
      </style:paragraph-properties>
      <style:text-properties fo:color="#7fb241"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style:paragraph-properties fo:text-align="center" style:justify-single-word="false" fo:background-color="#ffe5b2" fo:padding="0.019cm" fo:border="0.99pt solid #ff660d" style:shadow="none">
        <style:background-image/>
      </style:paragraph-properties>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background-image/>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background-image/>
      </style:paragraph-properties>
      <style:text-properties fo:color="#b2b2b2"/>
    </style:style>
    <style:style style:name="_5f_Numéros_20_exercices_20_livret" style:display-name="_Numéros exercices livret" style:family="text">
      <style:text-properties fo:color="#ffffff"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4"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3" fo:font-family="'Bitstream Vera Sans'" style:font-style-name="Gras" style:font-family-generic="swiss" style:font-pitch="variable" fo:font-size="10pt" fo:font-weight="bold" officeooo:rsid="0019262b" fo:background-color="#d3802b" style:font-size-asian="10.5pt"/>
    </style:style>
    <style:style style:name="Enonce_5f_Niv3" style:display-name="Enonce_Niv3" style:family="text" style:parent-style-name="Enonce_5f_Niv2">
      <style:text-properties fo:color="#ffffff" style:font-name="Bitstream Vera Sans3" fo:font-family="'Bitstream Vera Sans'" style:font-style-name="Gras" style:font-family-generic="swiss" style:font-pitch="variable" fo:font-size="10pt" fo:font-weight="bold" officeooo:rsid="0019262b" fo:background-color="#c74028" style:font-size-asian="10.5pt"/>
    </style:style>
    <style:style style:name="Entraine-toi" style:family="text" style:parent-style-name="Enonce_5f_Niv1">
      <style:text-properties fo:color="#98b336" style:text-outline="false" style:font-name="Britannic Bold" fo:font-family="'Britannic Bold'" style:font-style-name="Gras" style:font-family-generic="swiss" style:font-pitch="variable" fo:font-size="13pt" fo:font-style="normal" fo:font-weight="normal" officeooo:rsid="0019262b" fo:background-color="transparent" style:font-size-asian="10.5pt"/>
    </style:style>
    <style:style style:name="knumerotitreA" style:family="text">
      <style:text-properties fo:color="#0000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4"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4"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style:background-image/>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style:paragraph-properties fo:text-align="center" style:justify-single-word="false" fo:background-color="#cccccc" fo:padding="0.019cm" fo:border="0.99pt solid #000000" style:shadow="none">
        <style:background-image/>
      </style:paragraph-properties>
      <style:text-properties style:font-name="Bitstream Vera Sans5"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style:paragraph-properties fo:text-align="center" style:justify-single-word="false" fo:background-color="#cccccc" fo:padding="0.019cm" fo:border="0.99pt solid #000000" style:shadow="none">
        <style:background-image/>
      </style:paragraph-properties>
      <style:text-properties fo:font-variant="small-caps" style:font-name="Bitstream Vera Sans5"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style:paragraph-properties fo:text-align="center" style:justify-single-word="false" fo:background-color="#cccccc" fo:padding="0.019cm" fo:border="0.99pt solid #000000" style:shadow="none">
        <style:background-image/>
      </style:paragraph-properties>
      <style:text-properties style:font-name="Bitstream Vera Sans5"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_5f_En-tête">
      <style:text-properties officeooo:rsid="0045ac68" officeooo:paragraph-rsid="0045ac68"/>
    </style:style>
    <style:style style:name="MP25" style:family="paragraph">
      <style:paragraph-properties fo:text-align="center"/>
    </style:style>
    <style:style style:name="MP26" style:family="paragraph">
      <style:paragraph-properties fo:text-align="center"/>
      <style:text-properties fo:color="#ffffff" style:font-name="Bitstream Vera Sans1" fo:font-size="16pt" fo:font-weight="bold" style:font-size-asian="16pt" style:font-weight-asian="bold" style:font-size-complex="16pt" style:font-weight-complex="bold"/>
    </style:style>
    <style:style style:name="MP27" style:family="paragraph" style:parent-style-name="Footer">
      <style:text-properties officeooo:rsid="00178920" officeooo:paragraph-rsid="00178920"/>
    </style:style>
    <style:style style:name="MP28" style:family="paragraph" style:parent-style-name="Folio">
      <style:paragraph-properties fo:text-align="center" style:justify-single-word="false"/>
      <style:text-properties fo:font-size="8pt" officeooo:paragraph-rsid="001ce334" style:font-size-asian="8pt" style:font-size-complex="8pt"/>
    </style:style>
    <style:style style:name="MP2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0" style:family="paragraph" style:parent-style-name="Footer">
      <style:text-properties officeooo:paragraph-rsid="002ab73b"/>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1" fo:font-size="16pt" fo:font-weight="bold" style:font-size-asian="16pt" style:font-weight-asian="bold" style:font-size-complex="16pt" style:font-weight-complex="bold"/>
    </style:style>
    <style:style style:name="MT6" style:family="text">
      <style:text-properties officeooo:rsid="00344eec"/>
    </style:style>
    <style:style style:name="MT7" style:family="text">
      <style:text-properties officeooo:rsid="002ab73b"/>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Mfr2" style:family="graphic" style:parent-style-name="Frame">
      <style:graphic-properties fo:margin-left="0cm" fo:margin-right="0cm" style:vertical-pos="from-top" style:vertical-rel="frame" style:horizontal-pos="from-inside" style:horizontal-rel="page-end-margin" fo:background-color="transparent" style:background-transparency="100%" draw:fill="none" fo:padding="0cm" fo:border="none" style:shadow="none" draw:shadow-opacity="100%">
        <style:background-image/>
      </style:graphic-properties>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fo:background-color="transparent" style:dynamic-spacing="true">
          <style:background-image xlink:href="Pictures/10000000000004620000005882EA28CD.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style:background-image/>
        </style:header-footer-properties>
      </style:header-style>
      <style:footer-style>
        <style:header-footer-properties svg:height="1cm" fo:margin-left="0cm" fo:margin-right="0cm" fo:margin-top="0.7cm" fo:background-color="transparent" style:dynamic-spacing="false">
          <style:background-image/>
        </style:header-footer-properties>
      </style:footer-style>
    </style:page-layout>
  </office:automatic-styles>
  <office:master-styles>
    <style:master-page style:name="Standard" style:page-layout-name="Mpm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3">N4 : Fractions</text:p>
                    </table:table-cell>
                    <table:table-cell table:style-name="Tableau18.A1" office:value-type="string">
                      <text:p text:style-name="MP3"/>
                    </table:table-cell>
                  </table:table-row>
                  <table:table-row table:style-name="Tableau18.B1.1">
                    <table:table-cell table:style-name="Tableau18.A1" office:value-type="string">
                      <text:p text:style-name="MP4">Série 1 : Fractions et parts</text:p>
                    </table:table-cell>
                    <table:table-cell table:style-name="Tableau18.A1" office:value-type="string">
                      <text:p text:style-name="MP4"/>
                    </table:table-cell>
                  </table:table-row>
                </table:table>
              </table:table-cell>
            </table:table-row>
          </table:table-header-rows>
        </table:table>
        <text:p text:style-name="MP5"/>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6"><text:span text:style-name="MT1">Série 2 :</text:span> <text:span text:style-name="MT1">???</text:span></text:p>
      </style:header>
      <style:footer>
        <text:p text:style-name="MP7">Chapitre <text:span text:style-name="MT4">? : ...</text:span></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7"><text:span text:style-name="MT1">Série </text:span><text:span text:style-name="MT1">2:</text:span><text:span text:style-name="MT1"> </text:span><text:span text:style-name="MT1">Multiplier deux nombres relatifs</text:span></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style:header>
        <text:p text:style-name="MP24"><draw:path text:anchor-type="paragraph" draw:z-index="3" draw:style-name="Mgr1" svg:width="4.329cm" svg:height="2.24cm" svg:x="-1.499cm" svg:y="-1cm" svg:viewBox="0 0 4330 2241" svg:d="M0 2241l3984-288c209-15 363-168 345-342l-170-1611h-4159z"><text:p/></draw:path><draw:frame text:anchor-type="paragraph" draw:z-index="7" draw:style-name="Mgr2" draw:text-style-name="MP26" svg:width="2.703cm" svg:height="0.715cm" draw:transform="rotate (0.0872664625997165) translate (-0.172861111111111cm 0.218722222222222cm)"><draw:text-box><text:p text:style-name="MP25"><text:span text:style-name="MT5">Série 3</text:span></text:p></draw:text-box></draw:frame><draw:line text:anchor-type="paragraph" draw:z-index="23" draw:style-name="Mgr3" draw:text-style-name="MP25" svg:x1="9.135cm" svg:y1="0.36cm" svg:x2="21.101cm" svg:y2="0.36cm"><text:p/></draw:line>Triangles égaux</text:p>
      </style:header>
      <style:footer>
        <text:p text:style-name="MP27"><draw:frame draw:style-name="Mfr1" draw:name="Cadre1" text:anchor-type="paragraph" svg:y="-0.06cm" draw:z-index="11"><draw:text-box fo:min-height="0.499cm" fo:min-width="3cm"><draw:frame draw:style-name="Mfr2" draw:name="Cadre2" text:anchor-type="frame" svg:x="0.45cm" svg:y="0.079cm" svg:width="0.817cm" draw:z-index="15"><draw:text-box fo:min-height="0.355cm"><text:p text:style-name="MP28"><draw:g text:anchor-type="paragraph" draw:z-index="19" draw:style-name="Mgr4"><draw:path draw:style-name="Mgr5" draw:text-style-name="MP29" svg:width="0.855cm" svg:height="1.172cm" svg:x="-0.03cm" svg:y="-0.194cm" svg:viewBox="0 0 856 1173" svg:d="M856 1173h-856v-991c0-100 79-182 175-182h505c97 0 176 82 176 182z"><text:p/></draw:path></draw:g><text:page-number text:select-page="current">89</text:page-number></text:p></draw:text-box></draw:frame><text:p text:style-name="MP30"><text:span text:style-name="MT6">Transformations et parallélogramme</text:span> • <text:span text:style-name="MT7">D2</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0:47:52.066000000</meta:creation-date>
    <meta:editing-duration>PT7H56M59S</meta:editing-duration>
    <meta:editing-cycles>11</meta:editing-cycles>
    <meta:generator>LibreOffice/4.2.8.2$Windows_x86 LibreOffice_project/48d50dbfc06349262c9d50868e5c1f630a573ebd</meta:generator>
    <dc:subject>diviser</dc:subject>
    <dc:title>A3_3 série 1 </dc:title>
    <dc:date>2017-02-02T00:07:48.995000000</dc:date>
    <meta:document-statistic meta:table-count="1" meta:image-count="0" meta:object-count="50" meta:page-count="5" meta:paragraph-count="145" meta:word-count="1296" meta:character-count="6816" meta:non-whitespace-character-count="5154"/>
  </office:meta>
</office:document-meta>
</file>

<file path=Object 1/content.xml><?xml version="1.0" encoding="utf-8"?>
<math xmlns="http://www.w3.org/1998/Math/MathML" display="block">
  <semantics>
    <mover accent="true">
      <mtext>SRU</mtext>
      <mo stretchy="true">^</mo>
    </mover>
    <annotation encoding="StarMath 5.0">widehat "SRU"</annotation>
  </semantics>
</math>
</file>

<file path=Object 10/content.xml><?xml version="1.0" encoding="utf-8"?>
<math xmlns="http://www.w3.org/1998/Math/MathML" display="block">
  <semantics>
    <mstyle mathsize="10pt">
      <mover accent="true">
        <mtext>NOS</mtext>
        <mo stretchy="true">^</mo>
      </mover>
    </mstyle>
    <annotation encoding="StarMath 5.0">size 10 widehat "NOS" </annotation>
  </semantics>
</math>
</file>

<file path=Object 11/content.xml><?xml version="1.0" encoding="utf-8"?>
<math xmlns="http://www.w3.org/1998/Math/MathML" display="block">
  <semantics>
    <mstyle mathsize="10pt">
      <mover accent="true">
        <mtext>MBC</mtext>
        <mo stretchy="true">^</mo>
      </mover>
    </mstyle>
    <annotation encoding="StarMath 5.0">size 10 widehat"MBC"</annotation>
  </semantics>
</math>
</file>

<file path=Object 12/content.xml><?xml version="1.0" encoding="utf-8"?>
<math xmlns="http://www.w3.org/1998/Math/MathML" display="block">
  <semantics>
    <mstyle mathsize="10pt">
      <mover accent="true">
        <mtext>MCB</mtext>
        <mo stretchy="true">^</mo>
      </mover>
    </mstyle>
    <annotation encoding="StarMath 5.0">size 10 widehat"MCB"</annotation>
  </semantics>
</math>
</file>

<file path=Object 13/content.xml><?xml version="1.0" encoding="utf-8"?>
<math xmlns="http://www.w3.org/1998/Math/MathML" display="block">
  <semantics>
    <mstyle mathsize="10pt">
      <mover accent="true">
        <mtext>MBC</mtext>
        <mo stretchy="true">^</mo>
      </mover>
    </mstyle>
    <annotation encoding="StarMath 5.0">size 10 widehat"MBC"</annotation>
  </semantics>
</math>
</file>

<file path=Object 2/content.xml><?xml version="1.0" encoding="utf-8"?>
<math xmlns="http://www.w3.org/1998/Math/MathML" display="block">
  <semantics>
    <mstyle mathsize="10pt">
      <mover accent="true">
        <mtext>DEF</mtext>
        <mo stretchy="true">^</mo>
      </mover>
    </mstyle>
    <annotation encoding="StarMath 5.0">size 10 widehat "DEF" </annotation>
  </semantics>
</math>
</file>

<file path=Object 4/content.xml><?xml version="1.0" encoding="utf-8"?>
<math xmlns="http://www.w3.org/1998/Math/MathML" display="block">
  <semantics>
    <mstyle mathsize="10pt">
      <mover accent="true">
        <mtext>ABC</mtext>
        <mo stretchy="true">^</mo>
      </mover>
    </mstyle>
    <annotation encoding="StarMath 5.0">size  10 widehat "ABC"</annotation>
  </semantics>
</math>
</file>

<file path=Object 45/content.xml><?xml version="1.0" encoding="utf-8"?>
<math xmlns="http://www.w3.org/1998/Math/MathML" display="block">
  <semantics>
    <mstyle mathsize="10pt">
      <mover accent="true">
        <mtext>MCB</mtext>
        <mo stretchy="true">^</mo>
      </mover>
    </mstyle>
    <annotation encoding="StarMath 5.0">size 10 widehat"MCB"</annotation>
  </semantics>
</math>
</file>

<file path=Object 46/content.xml><?xml version="1.0" encoding="utf-8"?>
<math xmlns="http://www.w3.org/1998/Math/MathML" display="block">
  <semantics>
    <mstyle mathsize="10pt">
      <mover accent="true">
        <mtext>MAC</mtext>
        <mo stretchy="true">^</mo>
      </mover>
    </mstyle>
    <annotation encoding="StarMath 5.0">size 10 widehat"MAC"</annotation>
  </semantics>
</math>
</file>

<file path=Object 47/content.xml><?xml version="1.0" encoding="utf-8"?>
<math xmlns="http://www.w3.org/1998/Math/MathML" display="block">
  <semantics>
    <mstyle mathsize="10pt">
      <mover accent="true">
        <mtext>NCB</mtext>
        <mo stretchy="true">^</mo>
      </mover>
    </mstyle>
    <annotation encoding="StarMath 5.0">size 10 widehat"NCB"</annotation>
  </semantics>
</math>
</file>

<file path=Object 48/content.xml><?xml version="1.0" encoding="utf-8"?>
<math xmlns="http://www.w3.org/1998/Math/MathML" display="block">
  <semantics>
    <mstyle mathsize="10pt">
      <mover accent="true">
        <mtext>MAC</mtext>
        <mo stretchy="true">^</mo>
      </mover>
    </mstyle>
    <annotation encoding="StarMath 5.0">size 10 widehat"MAC"</annotation>
  </semantics>
</math>
</file>

<file path=Object 49/content.xml><?xml version="1.0" encoding="utf-8"?>
<math xmlns="http://www.w3.org/1998/Math/MathML" display="block">
  <semantics>
    <mstyle mathsize="10pt">
      <mover accent="true">
        <mtext>BAC</mtext>
        <mo stretchy="true">^</mo>
      </mover>
    </mstyle>
    <annotation encoding="StarMath 5.0">size 10 widehat"BAC"</annotation>
  </semantics>
</math>
</file>

<file path=Object 5/content.xml><?xml version="1.0" encoding="utf-8"?>
<math xmlns="http://www.w3.org/1998/Math/MathML" display="block">
  <semantics>
    <mstyle mathsize="10pt">
      <mover accent="true">
        <mtext>EDF</mtext>
        <mo stretchy="true">^</mo>
      </mover>
    </mstyle>
    <annotation encoding="StarMath 5.0">size 10 widehat "EDF"</annotation>
  </semantics>
</math>
</file>

<file path=Object 50/content.xml><?xml version="1.0" encoding="utf-8"?>
<math xmlns="http://www.w3.org/1998/Math/MathML" display="block">
  <semantics>
    <mstyle mathsize="10pt">
      <mover accent="true">
        <mtext>BAC</mtext>
        <mo stretchy="true">^</mo>
      </mover>
    </mstyle>
    <annotation encoding="StarMath 5.0">size 10 widehat"BAC"</annotation>
  </semantics>
</math>
</file>

<file path=Object 51/content.xml><?xml version="1.0" encoding="utf-8"?>
<math xmlns="http://www.w3.org/1998/Math/MathML" display="block">
  <semantics>
    <mstyle mathsize="10pt">
      <mover accent="true">
        <mtext>MBC</mtext>
        <mo stretchy="true">^</mo>
      </mover>
    </mstyle>
    <annotation encoding="StarMath 5.0">size 10 widehat"MBC"</annotation>
  </semantics>
</math>
</file>

<file path=Object 52/content.xml><?xml version="1.0" encoding="utf-8"?>
<math xmlns="http://www.w3.org/1998/Math/MathML" display="block">
  <semantics>
    <mstyle mathsize="10pt">
      <mover accent="true">
        <mtext>MAC</mtext>
        <mo stretchy="true">^</mo>
      </mover>
    </mstyle>
    <annotation encoding="StarMath 5.0">size 10 widehat"MAC"</annotation>
  </semantics>
</math>
</file>

<file path=Object 53/content.xml><?xml version="1.0" encoding="utf-8"?>
<math xmlns="http://www.w3.org/1998/Math/MathML" display="block">
  <semantics>
    <mstyle mathsize="10pt">
      <mover accent="true">
        <mtext>MBC</mtext>
        <mo stretchy="true">^</mo>
      </mover>
    </mstyle>
    <annotation encoding="StarMath 5.0">size 10 widehat"MBC"</annotation>
  </semantics>
</math>
</file>

<file path=Object 54/content.xml><?xml version="1.0" encoding="utf-8"?>
<math xmlns="http://www.w3.org/1998/Math/MathML" display="block">
  <semantics>
    <mstyle mathsize="10pt">
      <mover accent="true">
        <mtext>NCB</mtext>
        <mo stretchy="true">^</mo>
      </mover>
    </mstyle>
    <annotation encoding="StarMath 5.0">size 10 widehat"NCB"</annotation>
  </semantics>
</math>
</file>

<file path=Object 55/content.xml><?xml version="1.0" encoding="utf-8"?>
<math xmlns="http://www.w3.org/1998/Math/MathML" display="block">
  <semantics>
    <mstyle mathsize="10pt">
      <mover accent="true">
        <mtext>MCB</mtext>
        <mo stretchy="true">^</mo>
      </mover>
    </mstyle>
    <annotation encoding="StarMath 5.0">size 10 widehat"MCB"</annotation>
  </semantics>
</math>
</file>

<file path=Object 56/content.xml><?xml version="1.0" encoding="utf-8"?>
<math xmlns="http://www.w3.org/1998/Math/MathML" display="block">
  <semantics>
    <mstyle mathsize="10pt">
      <mover accent="true">
        <mtext>MBC</mtext>
        <mo stretchy="true">^</mo>
      </mover>
    </mstyle>
    <annotation encoding="StarMath 5.0">size 10 widehat"MBC"</annotation>
  </semantics>
</math>
</file>

<file path=Object 57/content.xml><?xml version="1.0" encoding="utf-8"?>
<math xmlns="http://www.w3.org/1998/Math/MathML" display="block">
  <semantics>
    <mstyle mathsize="10pt">
      <mover accent="true">
        <mtext>MCB</mtext>
        <mo stretchy="true">^</mo>
      </mover>
    </mstyle>
    <annotation encoding="StarMath 5.0">size 10 widehat"MCB"</annotation>
  </semantics>
</math>
</file>

<file path=Object 58/content.xml><?xml version="1.0" encoding="utf-8"?>
<math xmlns="http://www.w3.org/1998/Math/MathML" display="block">
  <semantics>
    <mstyle mathsize="10pt">
      <mover accent="true">
        <mtext>MAC</mtext>
        <mo stretchy="true">^</mo>
      </mover>
    </mstyle>
    <annotation encoding="StarMath 5.0">size 10 widehat"MAC"</annotation>
  </semantics>
</math>
</file>

<file path=Object 59/content.xml><?xml version="1.0" encoding="utf-8"?>
<math xmlns="http://www.w3.org/1998/Math/MathML" display="block">
  <semantics>
    <mstyle mathsize="10pt">
      <mover accent="true">
        <mtext>NCB</mtext>
        <mo stretchy="true">^</mo>
      </mover>
    </mstyle>
    <annotation encoding="StarMath 5.0">size 10 widehat"NCB"</annotation>
  </semantics>
</math>
</file>

<file path=Object 6/content.xml><?xml version="1.0" encoding="utf-8"?>
<math xmlns="http://www.w3.org/1998/Math/MathML" display="block">
  <semantics>
    <mover accent="true">
      <mtext>SRU</mtext>
      <mo stretchy="true">^</mo>
    </mover>
    <annotation encoding="StarMath 5.0">widehat "SRU"</annotation>
  </semantics>
</math>
</file>

<file path=Object 60/content.xml><?xml version="1.0" encoding="utf-8"?>
<math xmlns="http://www.w3.org/1998/Math/MathML" display="block">
  <semantics>
    <mstyle mathsize="10pt">
      <mover accent="true">
        <mtext>MAC</mtext>
        <mo stretchy="true">^</mo>
      </mover>
    </mstyle>
    <annotation encoding="StarMath 5.0">size 10 widehat"MAC"</annotation>
  </semantics>
</math>
</file>

<file path=Object 61/content.xml><?xml version="1.0" encoding="utf-8"?>
<math xmlns="http://www.w3.org/1998/Math/MathML" display="block">
  <semantics>
    <mstyle mathsize="10pt">
      <mover accent="true">
        <mtext>NCB</mtext>
        <mo stretchy="true">^</mo>
      </mover>
    </mstyle>
    <annotation encoding="StarMath 5.0">size 10 widehat"NCB"</annotation>
  </semantics>
</math>
</file>

<file path=Object 62/content.xml><?xml version="1.0" encoding="utf-8"?>
<math xmlns="http://www.w3.org/1998/Math/MathML" display="block">
  <semantics>
    <mstyle mathsize="10pt">
      <mover accent="true">
        <mtext>CMA</mtext>
        <mo stretchy="true">^</mo>
      </mover>
    </mstyle>
    <annotation encoding="StarMath 5.0">size 10 widehat"CMA"</annotation>
  </semantics>
</math>
</file>

<file path=Object 63/content.xml><?xml version="1.0" encoding="utf-8"?>
<math xmlns="http://www.w3.org/1998/Math/MathML" display="block">
  <semantics>
    <mstyle mathsize="10pt">
      <mover accent="true">
        <mtext>CNB</mtext>
        <mo stretchy="true">^</mo>
      </mover>
    </mstyle>
    <annotation encoding="StarMath 5.0">size 10 widehat"CNB"</annotation>
  </semantics>
</math>
</file>

<file path=Object 64/content.xml><?xml version="1.0" encoding="utf-8"?>
<math xmlns="http://www.w3.org/1998/Math/MathML" display="block">
  <semantics>
    <mover accent="true">
      <mtext>BCM</mtext>
      <mo stretchy="true">^</mo>
    </mover>
    <annotation encoding="StarMath 5.0"> widehat {"BCM"}</annotation>
  </semantics>
</math>
</file>

<file path=Object 65/content.xml><?xml version="1.0" encoding="utf-8"?>
<math xmlns="http://www.w3.org/1998/Math/MathML" display="block">
  <semantics>
    <mover accent="true">
      <mtext>ABP</mtext>
      <mo stretchy="true">^</mo>
    </mover>
    <annotation encoding="StarMath 5.0"> widehat {"ABP"}</annotation>
  </semantics>
</math>
</file>

<file path=Object 66/content.xml><?xml version="1.0" encoding="utf-8"?>
<math xmlns="http://www.w3.org/1998/Math/MathML" display="block">
  <semantics>
    <mstyle mathsize="10pt">
      <mover accent="true">
        <mtext>CMB</mtext>
        <mo stretchy="true">^</mo>
      </mover>
    </mstyle>
    <annotation encoding="StarMath 5.0">size 10 widehat"CMB"</annotation>
  </semantics>
</math>
</file>

<file path=Object 67/content.xml><?xml version="1.0" encoding="utf-8"?>
<math xmlns="http://www.w3.org/1998/Math/MathML" display="block">
  <semantics>
    <mover accent="true">
      <mtext>BCM</mtext>
      <mo stretchy="true">^</mo>
    </mover>
    <annotation encoding="StarMath 5.0"> widehat {"BCM"}</annotation>
  </semantics>
</math>
</file>

<file path=Object 68/content.xml><?xml version="1.0" encoding="utf-8"?>
<math xmlns="http://www.w3.org/1998/Math/MathML" display="block">
  <semantics>
    <mover accent="true">
      <mtext>ABP</mtext>
      <mo stretchy="true">^</mo>
    </mover>
    <annotation encoding="StarMath 5.0"> widehat {"ABP"}</annotation>
  </semantics>
</math>
</file>

<file path=Object 69/content.xml><?xml version="1.0" encoding="utf-8"?>
<math xmlns="http://www.w3.org/1998/Math/MathML" display="block">
  <semantics>
    <mover accent="true">
      <mtext>BCM</mtext>
      <mo stretchy="true">^</mo>
    </mover>
    <annotation encoding="StarMath 5.0"> widehat {"BCM"}</annotation>
  </semantics>
</math>
</file>

<file path=Object 7/content.xml><?xml version="1.0" encoding="utf-8"?>
<math xmlns="http://www.w3.org/1998/Math/MathML" display="block">
  <semantics>
    <mstyle mathsize="10pt">
      <mover accent="true">
        <mtext>RMO</mtext>
        <mo stretchy="true">^</mo>
      </mover>
    </mstyle>
    <annotation encoding="StarMath 5.0">size 10 widehat "RMO" </annotation>
  </semantics>
</math>
</file>

<file path=Object 70/content.xml><?xml version="1.0" encoding="utf-8"?>
<math xmlns="http://www.w3.org/1998/Math/MathML" display="block">
  <semantics>
    <mover accent="true">
      <mtext>ABP</mtext>
      <mo stretchy="true">^</mo>
    </mover>
    <annotation encoding="StarMath 5.0"> widehat {"ABP"}</annotation>
  </semantics>
</math>
</file>

<file path=Object 71/content.xml><?xml version="1.0" encoding="utf-8"?>
<math xmlns="http://www.w3.org/1998/Math/MathML" display="block">
  <semantics>
    <mover accent="true">
      <mtext>PAB</mtext>
      <mo stretchy="true">^</mo>
    </mover>
    <annotation encoding="StarMath 5.0"> widehat {"PAB"}</annotation>
  </semantics>
</math>
</file>

<file path=Object 72/content.xml><?xml version="1.0" encoding="utf-8"?>
<math xmlns="http://www.w3.org/1998/Math/MathML" display="block">
  <semantics>
    <mover accent="true">
      <mtext>MBC</mtext>
      <mo stretchy="true">^</mo>
    </mover>
    <annotation encoding="StarMath 5.0"> widehat {"MBC"}</annotation>
  </semantics>
</math>
</file>

<file path=Object 73/content.xml><?xml version="1.0" encoding="utf-8"?>
<math xmlns="http://www.w3.org/1998/Math/MathML" display="block">
  <semantics>
    <mover accent="true">
      <mtext>PAO</mtext>
      <mo stretchy="true">^</mo>
    </mover>
    <annotation encoding="StarMath 5.0"> widehat {"PAO"}</annotation>
  </semantics>
</math>
</file>

<file path=Object 74/content.xml><?xml version="1.0" encoding="utf-8"?>
<math xmlns="http://www.w3.org/1998/Math/MathML" display="block">
  <semantics>
    <mover accent="true">
      <mtext>MBO</mtext>
      <mo stretchy="true">^</mo>
    </mover>
    <annotation encoding="StarMath 5.0"> widehat {"MBO"}</annotation>
  </semantics>
</math>
</file>

<file path=Object 75/content.xml><?xml version="1.0" encoding="utf-8"?>
<math xmlns="http://www.w3.org/1998/Math/MathML" display="block">
  <semantics>
    <mover accent="true">
      <mtext>POM</mtext>
      <mo stretchy="true">^</mo>
    </mover>
    <annotation encoding="StarMath 5.0"> widehat {"POM"}</annotation>
  </semantics>
</math>
</file>

<file path=Object 76/content.xml><?xml version="1.0" encoding="utf-8"?>
<math xmlns="http://www.w3.org/1998/Math/MathML" display="block">
  <semantics>
    <mover accent="true">
      <mtext>POA</mtext>
      <mo stretchy="true">^</mo>
    </mover>
    <annotation encoding="StarMath 5.0"> widehat {"POA"}</annotation>
  </semantics>
</math>
</file>

<file path=Object 77/content.xml><?xml version="1.0" encoding="utf-8"?>
<math xmlns="http://www.w3.org/1998/Math/MathML" display="block">
  <semantics>
    <mover accent="true">
      <mtext>AOM</mtext>
      <mo stretchy="true">^</mo>
    </mover>
    <annotation encoding="StarMath 5.0"> widehat {"AOM"}</annotation>
  </semantics>
</math>
</file>

<file path=Object 8/content.xml><?xml version="1.0" encoding="utf-8"?>
<math xmlns="http://www.w3.org/1998/Math/MathML" display="block">
  <semantics>
    <mstyle mathsize="10pt">
      <mover accent="true">
        <mtext>MNS</mtext>
        <mo stretchy="true">^</mo>
      </mover>
    </mstyle>
    <annotation encoding="StarMath 5.0">size 10 widehat "MNS" </annotation>
  </semantics>
</math>
</file>

<file path=Object 80/content.xml><?xml version="1.0" encoding="utf-8"?>
<math xmlns="http://www.w3.org/1998/Math/MathML" display="block">
  <semantics>
    <mover accent="true">
      <mtext>POA</mtext>
      <mo stretchy="true">^</mo>
    </mover>
    <annotation encoding="StarMath 5.0"> widehat {"POA"}</annotation>
  </semantics>
</math>
</file>

<file path=Object 81/content.xml><?xml version="1.0" encoding="utf-8"?>
<math xmlns="http://www.w3.org/1998/Math/MathML" display="block">
  <semantics>
    <mover accent="true">
      <mtext>MOB</mtext>
      <mo stretchy="true">^</mo>
    </mover>
    <annotation encoding="StarMath 5.0"> widehat {"MOB"}</annotation>
  </semantics>
</math>
</file>

<file path=Object 82/content.xml><?xml version="1.0" encoding="utf-8"?>
<math xmlns="http://www.w3.org/1998/Math/MathML" display="block">
  <semantics>
    <mover accent="true">
      <mtext>POM</mtext>
      <mo stretchy="true">^</mo>
    </mover>
    <annotation encoding="StarMath 5.0"> widehat {"POM"}</annotation>
  </semantics>
</math>
</file>

<file path=Object 83/content.xml><?xml version="1.0" encoding="utf-8"?>
<math xmlns="http://www.w3.org/1998/Math/MathML" display="block">
  <semantics>
    <mover accent="true">
      <mtext>MOB</mtext>
      <mo stretchy="true">^</mo>
    </mover>
    <annotation encoding="StarMath 5.0"> widehat {"MOB"}</annotation>
  </semantics>
</math>
</file>

<file path=Object 84/content.xml><?xml version="1.0" encoding="utf-8"?>
<math xmlns="http://www.w3.org/1998/Math/MathML" display="block">
  <semantics>
    <mover accent="true">
      <mtext>AOM</mtext>
      <mo stretchy="true">^</mo>
    </mover>
    <annotation encoding="StarMath 5.0"> widehat {"AOM"}</annotation>
  </semantics>
</math>
</file>

<file path=Object 9/content.xml><?xml version="1.0" encoding="utf-8"?>
<math xmlns="http://www.w3.org/1998/Math/MathML" display="block">
  <semantics>
    <mstyle mathsize="10pt">
      <mover accent="true">
        <mtext>ROM</mtext>
        <mo stretchy="true">^</mo>
      </mover>
    </mstyle>
    <annotation encoding="StarMath 5.0">size 10 widehat "ROM" </annotation>
  </semantics>
</math>
</file>